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tyle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Times New Roman" fo:font-style="normal"/>
    </style:style>
    <style:style style:name="P13" style:family="paragraph" style:parent-style-name="Standard">
      <style:text-properties style:text-position="0% 100%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Times New Roman" fo:font-style="normal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tyle="normal"/>
    </style:style>
    <style:style style:name="T2" style:family="text">
      <style:text-properties style:font-name="OpenSymbol1"/>
    </style:style>
    <style:style style:name="T3" style:family="text">
      <style:text-properties style:font-name="OpenSymbol1" fo:font-style="normal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loext:decorative="false"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loext:decorative="false"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oir Maison n°6. </text:p>
      <text:p text:style-name="P2"/>
      <text:p text:style-name="P1">Partie A : Un résultat bien utile !</text:p>
      <text:p text:style-name="P1"/>
      <text:p text:style-name="P3">Définition : Deux suites <draw:frame draw:style-name="fr1" draw:name="Objet1" text:anchor-type="as-char" svg:y="-0.377cm" svg:width="0.894cm" svg:height="0.53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et <draw:frame draw:style-name="fr1" draw:name="Objet2" text:anchor-type="as-char" svg:y="-0.377cm" svg:width="0.88cm" svg:height="0.53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 sont dites adjacentes si :</text:p>
      <text:list xml:id="list809237951865864281" text:style-name="L1">
        <text:list-item>
          <text:p text:style-name="P6">la suite <draw:frame draw:style-name="fr1" draw:name="Objet3" text:anchor-type="as-char" svg:y="-0.377cm" svg:width="0.894cm" svg:height="0.53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 est croissante,</text:p>
        </text:list-item>
        <text:list-item>
          <text:p text:style-name="P6">la suite <draw:frame draw:style-name="fr1" draw:name="Objet4" text:anchor-type="as-char" svg:y="-0.377cm" svg:width="0.88cm" svg:height="0.53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 est décroissante,</text:p>
        </text:list-item>
        <text:list-item>
          <text:p text:style-name="P6"><draw:frame draw:style-name="fr1" draw:name="Objet5" text:anchor-type="as-char" svg:y="-0.377cm" svg:width="2.131cm" svg:height="0.76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 = 0. </text:p>
        </text:list-item>
      </text:list>
      <text:p text:style-name="P1"/>
      <text:list xml:id="list7488372487453584297" text:style-name="L2">
        <text:list-item>
          <text:p text:style-name="P7">On considère deux suites adjacentes <draw:frame draw:style-name="fr1" draw:name="Objet6" text:anchor-type="as-char" svg:y="-0.377cm" svg:width="0.894cm" svg:height="0.53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1" draw:name="Objet7" text:anchor-type="as-char" svg:y="-0.377cm" svg:width="0.88cm" svg:height="0.53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 définies sur <text:span text:style-name="T2">ℕ</text:span><text:span text:style-name="T1">.</text:span></text:p>
          <text:p text:style-name="P7">Soit la suite <draw:frame draw:style-name="fr1" draw:name="Objet8" text:anchor-type="as-char" svg:y="-0.377cm" svg:width="0.811cm" svg:height="0.533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 définie sur <text:span text:style-name="T2">ℕ</text:span><text:span text:style-name="T1"> par </text:span><text:span text:style-name="T1"><draw:frame draw:style-name="fr1" draw:name="Objet9" text:anchor-type="as-char" svg:y="-0.377cm" svg:width="1.903cm" svg:height="0.533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">.</text:span></text:p>
          <text:p text:style-name="P7"><text:span text:style-name="T1">Montrer que la suite </text:span><text:span text:style-name="T1"><draw:frame draw:style-name="fr1" draw:name="Objet10" text:anchor-type="as-char" svg:y="-0.377cm" svg:width="0.811cm" svg:height="0.533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"> est décroissante. </text:span></text:p>
          <text:p text:style-name="P7"><text:span text:style-name="T1">Soit </text:span><text:span text:style-name="T1"><draw:frame draw:style-name="fr1" draw:name="Objet39" text:anchor-type="as-char" svg:y="-0.377cm" svg:width="0.43cm" svg:height="0.469cm" draw:z-index="12"><draw:object xlink:href="./Object 39" xlink:type="simple" xlink:show="embed" xlink:actuate="onLoad"/><draw:image xlink:href="./ObjectReplacements/Object 39" xlink:type="simple" xlink:show="embed" xlink:actuate="onLoad"/><svg:desc>n</svg:desc></draw:frame></text:span><text:span text:style-name="T1"> </text:span><text:span text:style-name="T3">∈</text:span><text:span text:style-name="T1"> </text:span><text:span text:style-name="T3">ℕ</text:span><text:span text:style-name="T1">. </text:span></text:p>
          <text:p text:style-name="P11"><draw:frame draw:style-name="fr1" draw:name="Objet40" text:anchor-type="as-char" svg:y="-0.377cm" svg:width="9.303cm" svg:height="0.533cm" draw:z-index="13"><draw:object xlink:href="./Object 40" xlink:type="simple" xlink:show="embed" xlink:actuate="onLoad"/><draw:image xlink:href="./ObjectReplacements/Object 40" xlink:type="simple" xlink:show="embed" xlink:actuate="onLoad"/><svg:desc>t_{n+1}-t_{n}=(v_{n+1}-u_{n+1})-(v_n-u_n)=v_{n+1}-v_{n}-(u_{n+1}-u_n)</svg:desc></draw:frame></text:p>
          <text:p text:style-name="P7"><text:span text:style-name="T1">La suite </text:span><text:span text:style-name="T1"><draw:frame draw:style-name="fr1" draw:name="Objet41" text:anchor-type="as-char" svg:y="-0.377cm" svg:width="0.894cm" svg:height="0.533cm" draw:z-index="40"><draw:object xlink:href="./Object 41" xlink:type="simple" xlink:show="embed" xlink:actuate="onLoad"/><draw:image xlink:href="./ObjectReplacements/Object 41" xlink:type="simple" xlink:show="embed" xlink:actuate="onLoad"/><svg:desc>(u_n)</svg:desc></draw:frame></text:span><text:span text:style-name="T1"> est croissante, donc </text:span><text:span text:style-name="T1"><draw:frame draw:style-name="fr1" draw:name="Objet42" text:anchor-type="as-char" svg:y="-0.377cm" svg:width="2.168cm" svg:height="0.552cm" draw:z-index="41"><draw:object xlink:href="./Object 42" xlink:type="simple" xlink:show="embed" xlink:actuate="onLoad"/><draw:image xlink:href="./ObjectReplacements/Object 42" xlink:type="simple" xlink:show="embed" xlink:actuate="onLoad"/><svg:desc>u_{n+1}-u_n&gt;=0</svg:desc></draw:frame></text:span><text:span text:style-name="T1">. Par conséquent, </text:span><text:span text:style-name="T1"><draw:frame draw:style-name="fr1" draw:name="Objet43" text:anchor-type="as-char" svg:y="-0.377cm" svg:width="2.792cm" svg:height="0.533cm" draw:z-index="42"><draw:object xlink:href="./Object 43" xlink:type="simple" xlink:show="embed" xlink:actuate="onLoad"/><draw:image xlink:href="./ObjectReplacements/Object 43" xlink:type="simple" xlink:show="embed" xlink:actuate="onLoad"/><svg:desc>-(u_{n+1}-u_n)&lt;=0</svg:desc></draw:frame></text:span><text:span text:style-name="T1">. </text:span></text:p>
          <text:p text:style-name="P7"><text:span text:style-name="T1">La suite </text:span><text:span text:style-name="T1"><draw:frame draw:style-name="fr1" draw:name="Objet44" text:anchor-type="as-char" svg:y="-0.377cm" svg:width="0.88cm" svg:height="0.533cm" draw:z-index="43"><draw:object xlink:href="./Object 44" xlink:type="simple" xlink:show="embed" xlink:actuate="onLoad"/><draw:image xlink:href="./ObjectReplacements/Object 44" xlink:type="simple" xlink:show="embed" xlink:actuate="onLoad"/><svg:desc>(v_n)</svg:desc></draw:frame></text:span><text:span text:style-name="T1"> est décroissante, donc </text:span><text:span text:style-name="T1"><draw:frame draw:style-name="fr1" draw:name="Objet45" text:anchor-type="as-char" svg:y="-0.377cm" svg:width="2.14cm" svg:height="0.533cm" draw:z-index="44"><draw:object xlink:href="./Object 45" xlink:type="simple" xlink:show="embed" xlink:actuate="onLoad"/><draw:image xlink:href="./ObjectReplacements/Object 45" xlink:type="simple" xlink:show="embed" xlink:actuate="onLoad"/><svg:desc>v_{n+1}-v_n&lt;=0</svg:desc></draw:frame></text:span><text:span text:style-name="T1">. </text:span></text:p>
          <text:p text:style-name="P7"><text:span text:style-name="T1">Par somme de deux nombres négatifs, on obtient que </text:span><text:span text:style-name="T1"><draw:frame draw:style-name="fr1" draw:name="Objet46" text:anchor-type="as-char" svg:y="-0.377cm" svg:width="2cm" svg:height="0.533cm" draw:z-index="45"><draw:object xlink:href="./Object 46" xlink:type="simple" xlink:show="embed" xlink:actuate="onLoad"/><draw:image xlink:href="./ObjectReplacements/Object 46" xlink:type="simple" xlink:show="embed" xlink:actuate="onLoad"/><svg:desc>t_{n+1}-t_n&lt;=0</svg:desc></draw:frame></text:span><text:span text:style-name="T1"> et donc que la suite </text:span><text:span text:style-name="T1"><draw:frame draw:style-name="fr1" draw:name="Objet47" text:anchor-type="as-char" svg:y="-0.377cm" svg:width="0.811cm" svg:height="0.533cm" draw:z-index="46"><draw:object xlink:href="./Object 47" xlink:type="simple" xlink:show="embed" xlink:actuate="onLoad"/><draw:image xlink:href="./ObjectReplacements/Object 47" xlink:type="simple" xlink:show="embed" xlink:actuate="onLoad"/><svg:desc>(t_n)</svg:desc></draw:frame></text:span><text:span text:style-name="T1"> est décroissante.</text:span></text:p>
        </text:list-item>
      </text:list>
      <text:list xml:id="list820054984703039788" text:style-name="L3">
        <text:list-item>
          <text:p text:style-name="P8"><text:span text:style-name="T1">En déduire que, pour tout entier naturel </text:span><text:span text:style-name="T1"><draw:frame draw:style-name="fr1" draw:name="Objet11" text:anchor-type="as-char" svg:y="-0.377cm" svg:width="0.43cm" svg:height="0.469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">, </text:span><text:span text:style-name="T1"><draw:frame draw:style-name="fr1" draw:name="Objet12" text:anchor-type="as-char" svg:y="-0.377cm" svg:width="1.261cm" svg:height="0.552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.</text:span></text:p>
          <text:p text:style-name="P8"><text:span text:style-name="T1">On sait que la suite </text:span><text:span text:style-name="T1"><draw:frame draw:style-name="fr1" draw:name="Objet48" text:anchor-type="as-char" svg:y="-0.377cm" svg:width="0.811cm" svg:height="0.533cm" draw:z-index="47"><draw:object xlink:href="./Object 48" xlink:type="simple" xlink:show="embed" xlink:actuate="onLoad"/><draw:image xlink:href="./ObjectReplacements/Object 48" xlink:type="simple" xlink:show="embed" xlink:actuate="onLoad"/><svg:desc>(t_n)</svg:desc></draw:frame></text:span><text:span text:style-name="T1"> est décroissante et que </text:span><text:span text:style-name="T1"><draw:frame draw:style-name="fr1" draw:name="Objet49" text:anchor-type="as-char" svg:y="-0.377cm" svg:width="1.36cm" svg:height="0.769cm" draw:z-index="48"><draw:object xlink:href="./Object 49" xlink:type="simple" xlink:show="embed" xlink:actuate="onLoad"/><draw:image xlink:href="./ObjectReplacements/Object 49" xlink:type="simple" xlink:show="embed" xlink:actuate="onLoad"/><svg:desc>(t_n)</svg:desc></draw:frame></text:span><text:span text:style-name="T1"> = 0. Par conséquent, </text:span><text:span text:style-name="T1"><draw:frame draw:style-name="fr1" draw:name="Objet50" text:anchor-type="as-char" svg:y="-0.377cm" svg:width="1.042cm" svg:height="0.552cm" draw:z-index="49"><draw:object xlink:href="./Object 50" xlink:type="simple" xlink:show="embed" xlink:actuate="onLoad"/><draw:image xlink:href="./ObjectReplacements/Object 50" xlink:type="simple" xlink:show="embed" xlink:actuate="onLoad"/><svg:desc>t_n&gt;=0</svg:desc></draw:frame></text:span><text:span text:style-name="T1"> pour tout </text:span><text:span text:style-name="T1"><draw:frame draw:style-name="fr1" draw:name="Objet51" text:anchor-type="as-char" svg:y="-0.377cm" svg:width="0.43cm" svg:height="0.469cm" draw:z-index="50"><draw:object xlink:href="./Object 51" xlink:type="simple" xlink:show="embed" xlink:actuate="onLoad"/><draw:image xlink:href="./ObjectReplacements/Object 51" xlink:type="simple" xlink:show="embed" xlink:actuate="onLoad"/><svg:desc>n</svg:desc></draw:frame></text:span><text:span text:style-name="T1"> </text:span><text:span text:style-name="T3">∈</text:span><text:span text:style-name="T1"> </text:span><text:span text:style-name="T3">ℕ</text:span><text:span text:style-name="T1">. </text:span></text:p>
          <text:p text:style-name="P8"><text:span text:style-name="T1">Nous obtenons donc, que pour tout </text:span><text:span text:style-name="T1"><draw:frame draw:style-name="fr1" draw:name="Objet52" text:anchor-type="as-char" svg:y="-0.377cm" svg:width="0.43cm" svg:height="0.469cm" draw:z-index="51"><draw:object xlink:href="./Object 53" xlink:type="simple" xlink:show="embed" xlink:actuate="onLoad"/><draw:image xlink:href="./ObjectReplacements/Object 53" xlink:type="simple" xlink:show="embed" xlink:actuate="onLoad"/><svg:desc>n</svg:desc></draw:frame></text:span><text:span text:style-name="T1"> </text:span><text:span text:style-name="T3">∈</text:span><text:span text:style-name="T1"> </text:span><text:span text:style-name="T3">ℕ</text:span><text:span text:style-name="T1">, </text:span><text:span text:style-name="T1"><draw:frame draw:style-name="fr1" draw:name="Objet53" text:anchor-type="as-char" svg:y="-0.377cm" svg:width="1.261cm" svg:height="0.552cm" draw:z-index="52"><draw:object xlink:href="./Object 54" xlink:type="simple" xlink:show="embed" xlink:actuate="onLoad"/><draw:image xlink:href="./ObjectReplacements/Object 54" xlink:type="simple" xlink:show="embed" xlink:actuate="onLoad"/><svg:desc>u_n</svg:desc></draw:frame></text:span><text:span text:style-name="T1">.</text:span></text:p>
        </text:list-item>
        <text:list-item>
          <text:p text:style-name="P8"><text:span text:style-name="T1">Démontrer que les suites </text:span><text:span text:style-name="T1"><draw:frame draw:style-name="fr1" draw:name="Objet13" text:anchor-type="as-char" svg:y="-0.377cm" svg:width="0.894cm" svg:height="0.533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"> et </text:span><text:span text:style-name="T1"><draw:frame draw:style-name="fr1" draw:name="Objet14" text:anchor-type="as-char" svg:y="-0.377cm" svg:width="0.88cm" svg:height="0.533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"> sont convergentes et justifier qu'elles ont la même limite. </text:span></text:p>
          <text:p text:style-name="P8"><text:span text:style-name="T1">La suite </text:span><text:span text:style-name="T1"><draw:frame draw:style-name="fr1" draw:name="Objet54" text:anchor-type="as-char" svg:y="-0.377cm" svg:width="0.894cm" svg:height="0.533cm" draw:z-index="53"><draw:object xlink:href="./Object 56" xlink:type="simple" xlink:show="embed" xlink:actuate="onLoad"/><draw:image xlink:href="./ObjectReplacements/Object 56" xlink:type="simple" xlink:show="embed" xlink:actuate="onLoad"/><svg:desc>(u_n)</svg:desc></draw:frame></text:span><text:span text:style-name="T1"> est croissante, par conséquent, </text:span><text:span text:style-name="T1"><draw:frame draw:style-name="fr1" draw:name="Objet55" text:anchor-type="as-char" svg:y="-0.377cm" svg:width="1.27cm" svg:height="0.552cm" draw:z-index="54"><draw:object xlink:href="./Object 57" xlink:type="simple" xlink:show="embed" xlink:actuate="onLoad"/><draw:image xlink:href="./ObjectReplacements/Object 57" xlink:type="simple" xlink:show="embed" xlink:actuate="onLoad"/><svg:desc>u_0</svg:desc></draw:frame></text:span><text:span text:style-name="T1"> pour tout n. </text:span></text:p>
          <text:p text:style-name="P8"><text:span text:style-name="T1">De plus, pour tout n, </text:span><text:span text:style-name="T1"><draw:frame draw:style-name="fr1" draw:name="Objet56" text:anchor-type="as-char" svg:y="-0.377cm" svg:width="1.261cm" svg:height="0.552cm" draw:z-index="55"><draw:object xlink:href="./Object 58" xlink:type="simple" xlink:show="embed" xlink:actuate="onLoad"/><draw:image xlink:href="./ObjectReplacements/Object 58" xlink:type="simple" xlink:show="embed" xlink:actuate="onLoad"/><svg:desc>u_n</svg:desc></draw:frame></text:span><text:span text:style-name="T1">. Par transitivité, nous obtenons donc que pour tout </text:span><text:span text:style-name="T1"><draw:frame draw:style-name="fr1" draw:name="Objet57" text:anchor-type="as-char" svg:y="-0.377cm" svg:width="0.43cm" svg:height="0.469cm" draw:z-index="56"><draw:object xlink:href="./Object 59" xlink:type="simple" xlink:show="embed" xlink:actuate="onLoad"/><draw:image xlink:href="./ObjectReplacements/Object 59" xlink:type="simple" xlink:show="embed" xlink:actuate="onLoad"/><svg:desc>n</svg:desc></draw:frame></text:span><text:span text:style-name="T1">, </text:span><text:span text:style-name="T1"><draw:frame draw:style-name="fr1" draw:name="Objet58" text:anchor-type="as-char" svg:y="-0.377cm" svg:width="1.256cm" svg:height="0.552cm" draw:z-index="57"><draw:object xlink:href="./Object 60" xlink:type="simple" xlink:show="embed" xlink:actuate="onLoad"/><draw:image xlink:href="./ObjectReplacements/Object 60" xlink:type="simple" xlink:show="embed" xlink:actuate="onLoad"/><svg:desc>u_0</svg:desc></draw:frame></text:span><text:span text:style-name="T1">. </text:span></text:p>
          <text:p text:style-name="P8"><text:span text:style-name="T1">La suite </text:span><text:span text:style-name="T1"><draw:frame draw:style-name="fr1" draw:name="Objet59" text:anchor-type="as-char" svg:y="-0.377cm" svg:width="0.88cm" svg:height="0.533cm" draw:z-index="58"><draw:object xlink:href="./Object 61" xlink:type="simple" xlink:show="embed" xlink:actuate="onLoad"/><draw:image xlink:href="./ObjectReplacements/Object 61" xlink:type="simple" xlink:show="embed" xlink:actuate="onLoad"/><svg:desc>(v_n)</svg:desc></draw:frame></text:span><text:span text:style-name="T1"> est, de ce fait, décroissante et minorée, elle est donc convergente. Nous noterons </text:span><text:span text:style-name="T1"><draw:frame draw:style-name="fr1" draw:name="Objet66" text:anchor-type="as-char" svg:y="-0.377cm" svg:width="0.355cm" svg:height="0.469cm" draw:z-index="59"><draw:object xlink:href="./Object 68" xlink:type="simple" xlink:show="embed" xlink:actuate="onLoad"/><draw:image xlink:href="./ObjectReplacements/Object 68" xlink:type="simple" xlink:show="embed" xlink:actuate="onLoad"/><svg:desc>l</svg:desc></draw:frame></text:span><text:span text:style-name="T1"> sa limite. </text:span></text:p>
          <text:p text:style-name="P8"><text:span text:style-name="T1">De même, La suite </text:span><text:span text:style-name="T1"><draw:frame draw:style-name="fr1" draw:name="Objet60" text:anchor-type="as-char" svg:y="-0.377cm" svg:width="0.88cm" svg:height="0.533cm" draw:z-index="60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"> est décroissante, par conséquent, </text:span><text:span text:style-name="T1"><draw:frame draw:style-name="fr1" draw:name="Objet61" text:anchor-type="as-char" svg:y="-0.377cm" svg:width="1.242cm" svg:height="0.552cm" draw:z-index="6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"> pour tout n. </text:span></text:p>
          <text:p text:style-name="P8"><text:span text:style-name="T1">De plus, pour tout n, </text:span><text:span text:style-name="T1"><draw:frame draw:style-name="fr1" draw:name="Objet63" text:anchor-type="as-char" svg:y="-0.377cm" svg:width="1.261cm" svg:height="0.552cm" draw:z-index="6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">. Par transitivité, nous obtenons donc que pour tout </text:span><text:span text:style-name="T1"><draw:frame draw:style-name="fr1" draw:name="Objet64" text:anchor-type="as-char" svg:y="-0.377cm" svg:width="0.43cm" svg:height="0.469cm" draw:z-index="6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">, </text:span><text:span text:style-name="T1"><draw:frame draw:style-name="fr1" draw:name="Objet65" text:anchor-type="as-char" svg:y="-0.377cm" svg:width="1.256cm" svg:height="0.552cm" draw:z-index="64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">. </text:span></text:p>
          <text:p text:style-name="P8"><text:span text:style-name="T1">La suite </text:span><text:span text:style-name="T1"><draw:frame draw:style-name="fr1" draw:name="Objet62" text:anchor-type="as-char" svg:y="-0.377cm" svg:width="0.894cm" svg:height="0.533cm" draw:z-index="65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"> est, de ce fait, croissante et majorée, elle est donc convergente. Nous noterons l', sa limite.</text:span></text:p>
          <text:p text:style-name="P8"><text:span text:style-name="T1">Nous savons que </text:span><text:span text:style-name="T1"><draw:frame draw:style-name="fr1" draw:name="Objet67" text:anchor-type="as-char" svg:y="-0.377cm" svg:width="2.131cm" svg:height="0.769cm" draw:z-index="6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"> = 0. </text:span></text:p>
          <text:p text:style-name="P8"><text:span text:style-name="T1">Par conséquent </text:span><text:span text:style-name="T1"><draw:frame draw:style-name="fr1" draw:name="Objet68" text:anchor-type="as-char" svg:y="-0.377cm" svg:width="1.542cm" svg:height="0.469cm" draw:z-index="67"><draw:object xlink:href="./Object 70" xlink:type="simple" xlink:show="embed" xlink:actuate="onLoad"/><draw:image xlink:href="./ObjectReplacements/Object 70" xlink:type="simple" xlink:show="embed" xlink:actuate="onLoad"/><svg:desc>l-l'=0</svg:desc></draw:frame></text:span><text:span text:style-name="T1">. Donc </text:span><text:span text:style-name="T1"><draw:frame draw:style-name="fr1" draw:name="Objet69" text:anchor-type="as-char" svg:y="-0.377cm" svg:width="0.99cm" svg:height="0.469cm" draw:z-index="68"><draw:object xlink:href="./Object 71" xlink:type="simple" xlink:show="embed" xlink:actuate="onLoad"/><draw:image xlink:href="./ObjectReplacements/Object 71" xlink:type="simple" xlink:show="embed" xlink:actuate="onLoad"/><svg:desc>l=l'</svg:desc></draw:frame></text:span><text:span text:style-name="T1">.</text:span></text:p>
          <text:p text:style-name="P8"><text:span text:style-name="T1">Nous pouvons conclure que les suites </text:span><text:span text:style-name="T1"><draw:frame draw:style-name="fr1" draw:name="Objet70" text:anchor-type="as-char" svg:y="-0.377cm" svg:width="0.894cm" svg:height="0.533cm" draw:z-index="69"><draw:object xlink:href="./Object 72" xlink:type="simple" xlink:show="embed" xlink:actuate="onLoad"/><draw:image xlink:href="./ObjectReplacements/Object 72" xlink:type="simple" xlink:show="embed" xlink:actuate="onLoad"/><svg:desc>(u_n)</svg:desc></draw:frame></text:span><text:span text:style-name="T1"> et </text:span><text:span text:style-name="T1"><draw:frame draw:style-name="fr1" draw:name="Objet71" text:anchor-type="as-char" svg:y="-0.377cm" svg:width="0.88cm" svg:height="0.533cm" draw:z-index="70"><draw:object xlink:href="./Object 73" xlink:type="simple" xlink:show="embed" xlink:actuate="onLoad"/><draw:image xlink:href="./ObjectReplacements/Object 73" xlink:type="simple" xlink:show="embed" xlink:actuate="onLoad"/><svg:desc>(v_n)</svg:desc></draw:frame></text:span><text:span text:style-name="T1"> sont convergentes et admettent la même limite. </text:span></text:p>
        </text:list-item>
      </text:list>
      <text:p text:style-name="P4"/>
      <text:p text:style-name="P3"><text:span text:style-name="T1">Théorème : Soient </text:span><text:span text:style-name="T1"><draw:frame draw:style-name="fr1" draw:name="Objet15" text:anchor-type="as-char" svg:y="-0.377cm" svg:width="0.894cm" svg:height="0.533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"> et </text:span><text:span text:style-name="T1"><draw:frame draw:style-name="fr1" draw:name="Objet16" text:anchor-type="as-char" svg:y="-0.377cm" svg:width="0.88cm" svg:height="0.533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"> deux suites adjacentes. </text:span></text:p>
      <text:p text:style-name="P3"><text:span text:style-name="T1">Les suites </text:span><text:span text:style-name="T1"><draw:frame draw:style-name="fr1" draw:name="Objet17" text:anchor-type="as-char" svg:y="-0.377cm" svg:width="0.894cm" svg:height="0.533cm" draw:z-index="2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"> et </text:span><text:span text:style-name="T1"><draw:frame draw:style-name="fr1" draw:name="Objet18" text:anchor-type="as-char" svg:y="-0.377cm" svg:width="0.88cm" svg:height="0.533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"> sont convergentes et admettent la même limite. </text:span></text:p>
      <text:p text:style-name="P5"/>
      <text:p text:style-name="P4">Partie B : Mise en application. </text:p>
      <text:list xml:id="list4947817326412420161" text:style-name="L4">
        <text:list-item>
          <text:p text:style-name="P9"><text:span text:style-name="T1">Les suites </text:span><text:span text:style-name="T1"><draw:frame draw:style-name="fr1" draw:name="Objet19" text:anchor-type="as-char" svg:y="-0.377cm" svg:width="0.894cm" svg:height="0.533cm" draw:z-index="22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"> et </text:span><text:span text:style-name="T1"><draw:frame draw:style-name="fr1" draw:name="Objet20" text:anchor-type="as-char" svg:y="-0.377cm" svg:width="0.88cm" svg:height="0.533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"> sont définies pour tout entier naturel </text:span><text:span text:style-name="T1"><draw:frame draw:style-name="fr1" draw:name="Objet21" text:anchor-type="as-char" svg:y="-0.377cm" svg:width="0.43cm" svg:height="0.469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"> par :</text:span></text:p>
          <text:p text:style-name="P12"><draw:frame draw:style-name="fr1" draw:name="Objet22" text:anchor-type="as-char" svg:y="-0.621cm" svg:width="4.094cm" svg:height="1.06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text:p text:style-name="P9"><text:span text:style-name="T1"><draw:frame draw:style-name="fr1" draw:name="Objet23" text:anchor-type="as-char" svg:y="-0.621cm" svg:width="1.953cm" svg:height="1cm" draw:z-index="2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">. </text:span></text:p>
          <text:p text:style-name="P9"><text:soft-page-break/><text:span text:style-name="T1">Montrer que les suites </text:span><text:span text:style-name="T1"><draw:frame draw:style-name="fr1" draw:name="Objet24" text:anchor-type="as-char" svg:y="-0.377cm" svg:width="0.894cm" svg:height="0.533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"> et </text:span><text:span text:style-name="T1"><draw:frame draw:style-name="fr1" draw:name="Objet25" text:anchor-type="as-char" svg:y="-0.377cm" svg:width="0.88cm" svg:height="0.533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"> sont convergentes et admettent la même limite. </text:span></text:p>
        </text:list-item>
      </text:list>
      <text:p text:style-name="P1"><text:span text:style-name="T1"><text:tab/>Montrons que la suite </text:span><text:span text:style-name="T1"><draw:frame draw:style-name="fr1" draw:name="Objet72" text:anchor-type="as-char" svg:y="-0.377cm" svg:width="0.894cm" svg:height="0.533cm" draw:z-index="71"><draw:object xlink:href="./Object 74" xlink:type="simple" xlink:show="embed" xlink:actuate="onLoad"/><draw:image xlink:href="./ObjectReplacements/Object 74" xlink:type="simple" xlink:show="embed" xlink:actuate="onLoad"/><svg:desc>(u_n)</svg:desc></draw:frame></text:span><text:span text:style-name="T1"> est croissante. </text:span></text:p>
      <text:p text:style-name="P1"><text:span text:style-name="T1"><text:tab/>Soit </text:span><text:span text:style-name="T1"><draw:frame draw:style-name="fr1" draw:name="Objet73" text:anchor-type="as-char" svg:y="-0.377cm" svg:width="0.43cm" svg:height="0.469cm" draw:z-index="72"><draw:object xlink:href="./Object 75" xlink:type="simple" xlink:show="embed" xlink:actuate="onLoad"/><draw:image xlink:href="./ObjectReplacements/Object 75" xlink:type="simple" xlink:show="embed" xlink:actuate="onLoad"/><svg:desc>n</svg:desc></draw:frame></text:span><text:span text:style-name="T1"> </text:span><text:span text:style-name="T3">∈</text:span><text:span text:style-name="T1"> </text:span><text:span text:style-name="T3">ℕ</text:span><text:span text:style-name="T1">, </text:span><text:span text:style-name="T1"><draw:frame draw:style-name="fr1" draw:name="Objet74" text:anchor-type="as-char" svg:y="-0.674cm" svg:width="11.102cm" svg:height="1.203cm" draw:z-index="73"><draw:object xlink:href="./Object 76" xlink:type="simple" xlink:show="embed" xlink:actuate="onLoad"/><draw:image xlink:href="./ObjectReplacements/Object 76" xlink:type="simple" xlink:show="embed" xlink:actuate="onLoad"/><svg:desc>u_{n+1}-u_{n}=(1+1/2^2+..+1/n^2+1/{(n+1)^2})-(1+1/2^2+..+1/n^2)={1}/{(n+1)^2}</svg:desc></draw:frame></text:span></text:p>
      <text:p text:style-name="P1"><text:span text:style-name="T1"><text:tab/>Par conséquent, </text:span><text:span text:style-name="T1"><draw:frame draw:style-name="fr1" draw:name="Objet75" text:anchor-type="as-char" svg:y="-0.377cm" svg:width="2.168cm" svg:height="0.552cm" draw:z-index="74"><draw:object xlink:href="./Object 77" xlink:type="simple" xlink:show="embed" xlink:actuate="onLoad"/><draw:image xlink:href="./ObjectReplacements/Object 77" xlink:type="simple" xlink:show="embed" xlink:actuate="onLoad"/><svg:desc>u_{n+1}-u_{n}&gt;=0</svg:desc></draw:frame></text:span><text:span text:style-name="T1">, donc la suite </text:span><text:span text:style-name="T1"><draw:frame draw:style-name="fr1" draw:name="Objet76" text:anchor-type="as-char" svg:y="-0.377cm" svg:width="0.894cm" svg:height="0.533cm" draw:z-index="75"><draw:object xlink:href="./Object 78" xlink:type="simple" xlink:show="embed" xlink:actuate="onLoad"/><draw:image xlink:href="./ObjectReplacements/Object 78" xlink:type="simple" xlink:show="embed" xlink:actuate="onLoad"/><svg:desc>(u_n)</svg:desc></draw:frame></text:span><text:span text:style-name="T1"> est croissante. </text:span></text:p>
      <text:p text:style-name="P1"><text:span text:style-name="T1"><text:tab/>Montrons que la suite </text:span><text:span text:style-name="T1"><draw:frame draw:style-name="fr1" draw:name="Objet77" text:anchor-type="as-char" svg:y="-0.377cm" svg:width="0.88cm" svg:height="0.533cm" draw:z-index="76"><draw:object xlink:href="./Object 79" xlink:type="simple" xlink:show="embed" xlink:actuate="onLoad"/><draw:image xlink:href="./ObjectReplacements/Object 79" xlink:type="simple" xlink:show="embed" xlink:actuate="onLoad"/><svg:desc>(v_n)</svg:desc></draw:frame></text:span><text:span text:style-name="T1"> est décroissante. </text:span></text:p>
      <text:p text:style-name="P1"><text:span text:style-name="T1"><text:tab/>Soit </text:span><text:span text:style-name="T1"><draw:frame draw:style-name="fr1" draw:name="Objet78" text:anchor-type="as-char" svg:y="-0.377cm" svg:width="0.43cm" svg:height="0.469cm" draw:z-index="77"><draw:object xlink:href="./Object 80" xlink:type="simple" xlink:show="embed" xlink:actuate="onLoad"/><draw:image xlink:href="./ObjectReplacements/Object 80" xlink:type="simple" xlink:show="embed" xlink:actuate="onLoad"/><svg:desc>n</svg:desc></draw:frame></text:span><text:span text:style-name="T1"> </text:span><text:span text:style-name="T3">∈ℕ</text:span><text:span text:style-name="T1">, </text:span><text:span text:style-name="T1"><draw:frame draw:style-name="fr1" draw:name="Objet79" text:anchor-type="as-char" svg:y="-0.621cm" svg:width="8.767cm" svg:height="1.076cm" draw:z-index="78"><draw:object xlink:href="./Object 81" xlink:type="simple" xlink:show="embed" xlink:actuate="onLoad"/><draw:image xlink:href="./ObjectReplacements/Object 81" xlink:type="simple" xlink:show="embed" xlink:actuate="onLoad"/><svg:desc>v_{n+1}-v_{n}=u_{n+1}+1/{n+1}-u_n-1/n={1}over{(n+1)^2}+1/{n+1}-1/{n}</svg:desc></draw:frame></text:span><text:span text:style-name="T1"> = </text:span><text:span text:style-name="T1"><draw:frame draw:style-name="fr1" draw:name="Objet80" text:anchor-type="as-char" svg:y="-0.697cm" svg:width="3.782cm" svg:height="1.152cm" draw:z-index="79"><draw:object xlink:href="./Object 82" xlink:type="simple" xlink:show="embed" xlink:actuate="onLoad"/><draw:image xlink:href="./ObjectReplacements/Object 82" xlink:type="simple" xlink:show="embed" xlink:actuate="onLoad"/><svg:desc>{n+n(n+1)-(n+1)^2}over{(n+1)^2n}</svg:desc></draw:frame></text:span></text:p>
      <text:p text:style-name="P1"><text:span text:style-name="T1"><text:tab/>Donc, </text:span><text:span text:style-name="T1"><draw:frame draw:style-name="fr1" draw:name="Objet81" text:anchor-type="as-char" svg:y="-0.621cm" svg:width="3.519cm" svg:height="1.076cm" draw:z-index="80"><draw:object xlink:href="./Object 83" xlink:type="simple" xlink:show="embed" xlink:actuate="onLoad"/><draw:image xlink:href="./ObjectReplacements/Object 83" xlink:type="simple" xlink:show="embed" xlink:actuate="onLoad"/><svg:desc>v_{n+1}-v_n={-1}over{(n+1)^2n}</svg:desc></draw:frame></text:span><text:span text:style-name="T1">. </text:span></text:p>
      <text:p text:style-name="P1"><text:span text:style-name="T1"><text:tab/>Par conséquent, </text:span><text:span text:style-name="T1"><draw:frame draw:style-name="fr1" draw:name="Objet82" text:anchor-type="as-char" svg:y="-0.377cm" svg:width="2.14cm" svg:height="0.533cm" draw:z-index="81"><draw:object xlink:href="./Object 84" xlink:type="simple" xlink:show="embed" xlink:actuate="onLoad"/><draw:image xlink:href="./ObjectReplacements/Object 84" xlink:type="simple" xlink:show="embed" xlink:actuate="onLoad"/><svg:desc>v_{n+1}-v_n&lt;=0</svg:desc></draw:frame></text:span><text:span text:style-name="T1">, donc la suite </text:span><text:span text:style-name="T1"><draw:frame draw:style-name="fr1" draw:name="Objet83" text:anchor-type="as-char" svg:y="-0.377cm" svg:width="0.88cm" svg:height="0.533cm" draw:z-index="82"><draw:object xlink:href="./Object 85" xlink:type="simple" xlink:show="embed" xlink:actuate="onLoad"/><draw:image xlink:href="./ObjectReplacements/Object 85" xlink:type="simple" xlink:show="embed" xlink:actuate="onLoad"/><svg:desc>(v_n)</svg:desc></draw:frame></text:span><text:span text:style-name="T1"> est décroissante. </text:span></text:p>
      <text:p text:style-name="P1"><text:span text:style-name="T1"><text:tab/>Pour tout n, </text:span><text:span text:style-name="T1"><draw:frame draw:style-name="fr1" draw:name="Objet84" text:anchor-type="as-char" svg:y="-0.621cm" svg:width="1.93cm" svg:height="1cm" draw:z-index="83"><draw:object xlink:href="./Object 86" xlink:type="simple" xlink:show="embed" xlink:actuate="onLoad"/><draw:image xlink:href="./ObjectReplacements/Object 86" xlink:type="simple" xlink:show="embed" xlink:actuate="onLoad"/><svg:desc>v_n-u_n=1/n</svg:desc></draw:frame></text:span><text:span text:style-name="T1">. </text:span></text:p>
      <text:p text:style-name="P1"><text:span text:style-name="T1"><text:tab/>Ainsi, </text:span><text:span text:style-name="T1"><draw:frame draw:style-name="fr1" draw:name="Objet85" text:anchor-type="as-char" svg:y="-0.621cm" svg:width="4.246cm" svg:height="1.02cm" draw:z-index="84"><draw:object xlink:href="./Object 87" xlink:type="simple" xlink:show="embed" xlink:actuate="onLoad"/><draw:image xlink:href="./ObjectReplacements/Object 87" xlink:type="simple" xlink:show="embed" xlink:actuate="onLoad"/><svg:desc>v_n-u_n=1/n</svg:desc></draw:frame></text:span><text:span text:style-name="T1">. </text:span></text:p>
      <text:p text:style-name="P1"><text:span text:style-name="T1"><text:tab/>Nous pouvons donc en déduire que les suites </text:span><text:span text:style-name="T1"><draw:frame draw:style-name="fr1" draw:name="Objet86" text:anchor-type="as-char" svg:y="-0.377cm" svg:width="0.894cm" svg:height="0.533cm" draw:z-index="85"><draw:object xlink:href="./Object 88" xlink:type="simple" xlink:show="embed" xlink:actuate="onLoad"/><draw:image xlink:href="./ObjectReplacements/Object 88" xlink:type="simple" xlink:show="embed" xlink:actuate="onLoad"/><svg:desc>(u_n)</svg:desc></draw:frame></text:span><text:span text:style-name="T1"> et </text:span><text:span text:style-name="T1"><draw:frame draw:style-name="fr1" draw:name="Objet87" text:anchor-type="as-char" svg:y="-0.377cm" svg:width="0.88cm" svg:height="0.533cm" draw:z-index="86"><draw:object xlink:href="./Object 89" xlink:type="simple" xlink:show="embed" xlink:actuate="onLoad"/><draw:image xlink:href="./ObjectReplacements/Object 89" xlink:type="simple" xlink:show="embed" xlink:actuate="onLoad"/><svg:desc>(v_n)</svg:desc></draw:frame></text:span><text:span text:style-name="T1"> sont adjacentes et ainsi qu'elles <text:tab/>convergent et admettent la même limite. </text:span></text:p>
      <text:p text:style-name="P4"/>
      <text:list xml:id="list28802267" text:continue-numbering="true" text:style-name="L4">
        <text:list-item>
          <text:p text:style-name="P9"><text:span text:style-name="T1">Soient </text:span><text:span text:style-name="T1"><draw:frame draw:style-name="fr1" draw:name="Objet26" text:anchor-type="as-char" svg:y="-0.377cm" svg:width="0.894cm" svg:height="0.533cm" draw:z-index="29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"> et </text:span><text:span text:style-name="T1"><draw:frame draw:style-name="fr1" draw:name="Objet27" text:anchor-type="as-char" svg:y="-0.377cm" svg:width="0.88cm" svg:height="0.533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"> deux suites définies par </text:span><text:span text:style-name="T1"><draw:frame draw:style-name="fr1" draw:name="Objet28" text:anchor-type="as-char" svg:y="-0.377cm" svg:width="1.441cm" svg:height="0.533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"> et </text:span><text:span text:style-name="T1"><draw:frame draw:style-name="fr1" draw:name="Objet29" text:anchor-type="as-char" svg:y="-0.377cm" svg:width="1.134cm" svg:height="0.533cm" draw:z-index="32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">, et pour tout entier naturel </text:span><text:span text:style-name="T1"><draw:frame draw:style-name="fr1" draw:name="Objet30" text:anchor-type="as-char" svg:y="-0.377cm" svg:width="0.43cm" svg:height="0.469cm" draw:z-index="3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"> : </text:span></text:p>
          <text:p text:style-name="P9"><text:span text:style-name="T1"><draw:frame draw:style-name="fr1" draw:name="Objet31" text:anchor-type="as-char" svg:y="-0.684cm" svg:width="2.434cm" svg:height="1.064cm" draw:z-index="3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"> et </text:span><text:span text:style-name="T1"><draw:frame draw:style-name="fr1" draw:name="Objet32" text:anchor-type="as-char" svg:y="-0.684cm" svg:width="2.695cm" svg:height="1.064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">. </text:span></text:p>
          <text:p text:style-name="P9"><text:span text:style-name="T1">a. Démontrer par récurrence que, pour tout entier naturel </text:span><text:span text:style-name="T1"><draw:frame draw:style-name="fr1" draw:name="Objet33" text:anchor-type="as-char" svg:y="-0.377cm" svg:width="0.43cm" svg:height="0.469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">, </text:span><text:span text:style-name="T1"><draw:frame draw:style-name="fr1" draw:name="Objet34" text:anchor-type="as-char" svg:y="-0.377cm" svg:width="1.286cm" svg:height="0.533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">. </text:span></text:p>
          <text:p text:style-name="P12">Initialisation :</text:p>
        </text:list-item>
      </text:list>
      <text:p text:style-name="P1"><text:span text:style-name="T1"><text:tab/> </text:span><text:span text:style-name="T1"><draw:frame draw:style-name="fr1" draw:name="Objet88" text:anchor-type="as-char" svg:y="-0.377cm" svg:width="1.441cm" svg:height="0.533cm" draw:z-index="87"><draw:object xlink:href="./Object 52" xlink:type="simple" xlink:show="embed" xlink:actuate="onLoad"/><draw:image xlink:href="./ObjectReplacements/Object 52" xlink:type="simple" xlink:show="embed" xlink:actuate="onLoad"/><svg:desc>u_0=-1</svg:desc></draw:frame></text:span><text:span text:style-name="T1">et </text:span><text:span text:style-name="T1"><draw:frame draw:style-name="fr1" draw:name="Objet89" text:anchor-type="as-char" svg:y="-0.377cm" svg:width="1.134cm" svg:height="0.533cm" draw:z-index="88"><draw:object xlink:href="./Object 55" xlink:type="simple" xlink:show="embed" xlink:actuate="onLoad"/><draw:image xlink:href="./ObjectReplacements/Object 55" xlink:type="simple" xlink:show="embed" xlink:actuate="onLoad"/><svg:desc>v_0=2</svg:desc></draw:frame></text:span><text:span text:style-name="T1">, par conséquent </text:span><text:span text:style-name="T1"><draw:frame draw:style-name="fr1" draw:name="Objet90" text:anchor-type="as-char" svg:y="-0.377cm" svg:width="1.275cm" svg:height="0.533cm" draw:z-index="89"><draw:object xlink:href="./Object 90" xlink:type="simple" xlink:show="embed" xlink:actuate="onLoad"/><draw:image xlink:href="./ObjectReplacements/Object 90" xlink:type="simple" xlink:show="embed" xlink:actuate="onLoad"/><svg:desc>u_0&lt;v_0</svg:desc></draw:frame></text:span><text:span text:style-name="T1"> et donc l'initialisation est vraie. </text:span></text:p>
      <text:p text:style-name="P4"><text:tab/>Hérédité :</text:p>
      <text:p text:style-name="P1"><text:span text:style-name="T1"><text:tab/>Soit un entier k, supposons que </text:span><text:span text:style-name="T1"><draw:frame draw:style-name="fr1" draw:name="Objet91" text:anchor-type="as-char" svg:y="-0.377cm" svg:width="1.302cm" svg:height="0.533cm" draw:z-index="90"><draw:object xlink:href="./Object 91" xlink:type="simple" xlink:show="embed" xlink:actuate="onLoad"/><draw:image xlink:href="./ObjectReplacements/Object 91" xlink:type="simple" xlink:show="embed" xlink:actuate="onLoad"/><svg:desc>u_k&lt;v_k</svg:desc></draw:frame></text:span><text:span text:style-name="T1"> et montrons qu'alors </text:span><text:span text:style-name="T1"><draw:frame draw:style-name="fr1" draw:name="Objet92" text:anchor-type="as-char" svg:y="-0.377cm" svg:width="1.979cm" svg:height="0.533cm" draw:z-index="91"><draw:object xlink:href="./Object 92" xlink:type="simple" xlink:show="embed" xlink:actuate="onLoad"/><draw:image xlink:href="./ObjectReplacements/Object 92" xlink:type="simple" xlink:show="embed" xlink:actuate="onLoad"/><svg:desc>u_{k+1}&lt;v_{k+1}</svg:desc></draw:frame></text:span><text:span text:style-name="T1">. </text:span></text:p>
      <text:p text:style-name="P1"><text:span text:style-name="T1"><text:tab/></text:span><text:span text:style-name="T1"><draw:frame draw:style-name="fr1" draw:name="Objet93" text:anchor-type="as-char" svg:y="-0.684cm" svg:width="14.226cm" svg:height="1.064cm" draw:z-index="92"><draw:object xlink:href="./Object 93" xlink:type="simple" xlink:show="embed" xlink:actuate="onLoad"/><draw:image xlink:href="./ObjectReplacements/Object 93" xlink:type="simple" xlink:show="embed" xlink:actuate="onLoad"/><svg:desc>v_{k+1}-u{k+1}={u_k+4v_k}over{5}-{u_k+v_k}over{2}={2u_k+8v_k-5u_k-5v_k}over{10}={-3u_k+3v_k}over{10}=-3/10*(v_k-u_k)</svg:desc></draw:frame></text:span></text:p>
      <text:p text:style-name="P1"><text:span text:style-name="T1"><text:tab/>Nous savons que </text:span><text:span text:style-name="T1"><draw:frame draw:style-name="fr1" draw:name="Objet94" text:anchor-type="as-char" svg:y="-0.377cm" svg:width="1.854cm" svg:height="0.533cm" draw:z-index="93"><draw:object xlink:href="./Object 94" xlink:type="simple" xlink:show="embed" xlink:actuate="onLoad"/><draw:image xlink:href="./ObjectReplacements/Object 94" xlink:type="simple" xlink:show="embed" xlink:actuate="onLoad"/><svg:desc>v_k-u_k&gt;0</svg:desc></draw:frame></text:span><text:span text:style-name="T1">, par conséquent, </text:span><text:span text:style-name="T1"><draw:frame draw:style-name="fr1" draw:name="Objet95" text:anchor-type="as-char" svg:y="-0.377cm" svg:width="2.531cm" svg:height="0.533cm" draw:z-index="94"><draw:object xlink:href="./Object 95" xlink:type="simple" xlink:show="embed" xlink:actuate="onLoad"/><draw:image xlink:href="./ObjectReplacements/Object 95" xlink:type="simple" xlink:show="embed" xlink:actuate="onLoad"/><svg:desc>v_{k+1}-u_{k+1}&gt;0</svg:desc></draw:frame></text:span><text:span text:style-name="T1"> et donc </text:span><text:span text:style-name="T1"><draw:frame draw:style-name="fr1" draw:name="Objet96" text:anchor-type="as-char" svg:y="-0.377cm" svg:width="1.979cm" svg:height="0.533cm" draw:z-index="95"><draw:object xlink:href="./Object 97" xlink:type="simple" xlink:show="embed" xlink:actuate="onLoad"/><draw:image xlink:href="./ObjectReplacements/Object 97" xlink:type="simple" xlink:show="embed" xlink:actuate="onLoad"/><svg:desc>v_{k+1}&gt;u_{k+1}</svg:desc></draw:frame></text:span><text:span text:style-name="T1">. </text:span></text:p>
      <text:p text:style-name="P4"><text:tab/>L'hérédité est vérifiée. </text:p>
      <text:p text:style-name="P1"><text:span text:style-name="T1"><text:tab/>Ainsi, </text:span><text:span text:style-name="T1"><draw:frame draw:style-name="fr1" draw:name="Objet97" text:anchor-type="as-char" svg:y="-0.377cm" svg:width="1.286cm" svg:height="0.533cm" draw:z-index="96"><draw:object xlink:href="./Object 98" xlink:type="simple" xlink:show="embed" xlink:actuate="onLoad"/><draw:image xlink:href="./ObjectReplacements/Object 98" xlink:type="simple" xlink:show="embed" xlink:actuate="onLoad"/><svg:desc>v_n&gt;u_n</svg:desc></draw:frame></text:span><text:span text:style-name="T1"> pour tout </text:span><text:span text:style-name="T1"><draw:frame draw:style-name="fr1" draw:name="Objet98" text:anchor-type="as-char" svg:y="-0.377cm" svg:width="0.43cm" svg:height="0.469cm" draw:z-index="97"><draw:object xlink:href="./Object 99" xlink:type="simple" xlink:show="embed" xlink:actuate="onLoad"/><draw:image xlink:href="./ObjectReplacements/Object 99" xlink:type="simple" xlink:show="embed" xlink:actuate="onLoad"/><svg:desc>n</svg:desc></draw:frame></text:span><text:span text:style-name="T1"> </text:span><text:span text:style-name="T3">∈</text:span><text:span text:style-name="T1"> </text:span><text:span text:style-name="T3">ℕ</text:span><text:span text:style-name="T1">.</text:span></text:p>
      <text:list xml:id="list28795209" text:continue-numbering="true" text:style-name="L4">
        <text:list-header>
          <text:p text:style-name="P9"><text:span text:style-name="T1">b. Démontrer que les suites </text:span><text:span text:style-name="T1"><draw:frame draw:style-name="fr1" draw:name="Objet35" text:anchor-type="as-char" svg:y="-0.377cm" svg:width="0.894cm" svg:height="0.533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"> et </text:span><text:span text:style-name="T1"><draw:frame draw:style-name="fr1" draw:name="Objet36" text:anchor-type="as-char" svg:y="-0.377cm" svg:width="0.88cm" svg:height="0.533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"> sont adjacentes. </text:span></text:p>
          <text:p text:style-name="P9"><text:span text:style-name="T1">Montrons que </text:span><text:span text:style-name="T1"><draw:frame draw:style-name="fr1" draw:name="Objet99" text:anchor-type="as-char" svg:y="-0.377cm" svg:width="0.894cm" svg:height="0.533cm" draw:z-index="98"><draw:object xlink:href="./Object 100" xlink:type="simple" xlink:show="embed" xlink:actuate="onLoad"/><draw:image xlink:href="./ObjectReplacements/Object 100" xlink:type="simple" xlink:show="embed" xlink:actuate="onLoad"/><svg:desc>(u_n)</svg:desc></draw:frame></text:span><text:span text:style-name="T1"> est croissante. </text:span></text:p>
          <text:p text:style-name="P12"><draw:frame draw:style-name="fr1" draw:name="Objet100" text:anchor-type="as-char" svg:y="-0.684cm" svg:width="5.913cm" svg:height="1.064cm" draw:z-index="99"><draw:object xlink:href="./Object 101" xlink:type="simple" xlink:show="embed" xlink:actuate="onLoad"/><draw:image xlink:href="./ObjectReplacements/Object 101" xlink:type="simple" xlink:show="embed" xlink:actuate="onLoad"/><svg:desc>u_{n+1}-u_n={u_n+v_n}over{2}-u_n={v_n-u_n}over{2}&gt;0</svg:desc></draw:frame></text:p>
          <text:p text:style-name="P9"><text:span text:style-name="T1">Donc la suite </text:span><text:span text:style-name="T1"><draw:frame draw:style-name="fr1" draw:name="Objet101" text:anchor-type="as-char" svg:y="-0.377cm" svg:width="0.894cm" svg:height="0.533cm" draw:z-index="100"><draw:object xlink:href="./Object 102" xlink:type="simple" xlink:show="embed" xlink:actuate="onLoad"/><draw:image xlink:href="./ObjectReplacements/Object 102" xlink:type="simple" xlink:show="embed" xlink:actuate="onLoad"/><svg:desc>(u_n)</svg:desc></draw:frame></text:span><text:span text:style-name="T1"> est croissante. </text:span></text:p>
        </text:list-header>
      </text:list>
      <text:p text:style-name="P1"><text:span text:style-name="T1"><text:tab/>Montrons que la suite </text:span><text:span text:style-name="T1"><draw:frame draw:style-name="fr1" draw:name="Objet102" text:anchor-type="as-char" svg:y="-0.377cm" svg:width="0.88cm" svg:height="0.533cm" draw:z-index="101"><draw:object xlink:href="./Object 103" xlink:type="simple" xlink:show="embed" xlink:actuate="onLoad"/><draw:image xlink:href="./ObjectReplacements/Object 103" xlink:type="simple" xlink:show="embed" xlink:actuate="onLoad"/><svg:desc>(v_n)</svg:desc></draw:frame></text:span><text:span text:style-name="T1"> est décroissante. </text:span></text:p>
      <text:p text:style-name="P1"><text:span text:style-name="T1"><text:tab/></text:span><text:span text:style-name="T1"><draw:frame draw:style-name="fr1" draw:name="Objet103" text:anchor-type="as-char" svg:y="-0.684cm" svg:width="6.147cm" svg:height="1.064cm" draw:z-index="102"><draw:object xlink:href="./Object 104" xlink:type="simple" xlink:show="embed" xlink:actuate="onLoad"/><draw:image xlink:href="./ObjectReplacements/Object 104" xlink:type="simple" xlink:show="embed" xlink:actuate="onLoad"/><svg:desc>v_{n+1}-v_n={u_n+4v_n}over{5}-v_n={u_n-v_n}over{5}&lt;0</svg:desc></draw:frame></text:span></text:p>
      <text:p text:style-name="P1"><text:span text:style-name="T1"><text:tab/>Donc la suite </text:span><text:span text:style-name="T1"><draw:frame draw:style-name="fr1" draw:name="Objet104" text:anchor-type="as-char" svg:y="-0.377cm" svg:width="0.88cm" svg:height="0.533cm" draw:z-index="103"><draw:object xlink:href="./Object 105" xlink:type="simple" xlink:show="embed" xlink:actuate="onLoad"/><draw:image xlink:href="./ObjectReplacements/Object 105" xlink:type="simple" xlink:show="embed" xlink:actuate="onLoad"/><svg:desc>(v_n)</svg:desc></draw:frame></text:span><text:span text:style-name="T1"> est décroissante.</text:span></text:p>
      <text:p text:style-name="P1"><text:span text:style-name="T1"><text:tab/>Soit </text:span><text:span text:style-name="T1"><draw:frame draw:style-name="fr1" draw:name="Objet105" text:anchor-type="as-char" svg:y="-0.377cm" svg:width="0.811cm" svg:height="0.533cm" draw:z-index="104"><draw:object xlink:href="./Object 107" xlink:type="simple" xlink:show="embed" xlink:actuate="onLoad"/><draw:image xlink:href="./ObjectReplacements/Object 107" xlink:type="simple" xlink:show="embed" xlink:actuate="onLoad"/><svg:desc>(t_n)</svg:desc></draw:frame></text:span><text:span text:style-name="T1"> la suite définie sur </text:span><text:span text:style-name="T3">ℕ</text:span><text:span text:style-name="T1"> par </text:span><text:span text:style-name="T1"><draw:frame draw:style-name="fr1" draw:name="Objet106" text:anchor-type="as-char" svg:y="-0.377cm" svg:width="1.903cm" svg:height="0.533cm" draw:z-index="105"><draw:object xlink:href="./Object 108" xlink:type="simple" xlink:show="embed" xlink:actuate="onLoad"/><draw:image xlink:href="./ObjectReplacements/Object 108" xlink:type="simple" xlink:show="embed" xlink:actuate="onLoad"/><svg:desc>v_n-u_n</svg:desc></draw:frame></text:span><text:span text:style-name="T1">. </text:span></text:p>
      <text:p text:style-name="P1"><text:span text:style-name="T1"><text:tab/>Nous avons démontré à la question précédente que </text:span><text:span text:style-name="T1"><draw:frame draw:style-name="fr1" draw:name="Objet107" text:anchor-type="as-char" svg:y="-0.621cm" svg:width="2.028cm" svg:height="1cm" draw:z-index="106"><draw:object xlink:href="./Object 109" xlink:type="simple" xlink:show="embed" xlink:actuate="onLoad"/><draw:image xlink:href="./ObjectReplacements/Object 109" xlink:type="simple" xlink:show="embed" xlink:actuate="onLoad"/><svg:desc>t_{n+1}=3/10t_n</svg:desc></draw:frame></text:span><text:span text:style-name="T1">, donc que la suite </text:span><text:span text:style-name="T1"><draw:frame draw:style-name="fr1" draw:name="Objet108" text:anchor-type="as-char" svg:y="-0.377cm" svg:width="0.811cm" svg:height="0.533cm" draw:z-index="107"><draw:object xlink:href="./Object 110" xlink:type="simple" xlink:show="embed" xlink:actuate="onLoad"/><draw:image xlink:href="./ObjectReplacements/Object 110" xlink:type="simple" xlink:show="embed" xlink:actuate="onLoad"/><svg:desc>(t_n)</svg:desc></draw:frame></text:span><text:span text:style-name="T1"> est <text:tab/>géométrique de raison </text:span><text:span text:style-name="T1"><draw:frame draw:style-name="fr1" draw:name="Objet109" text:anchor-type="as-char" svg:y="-0.621cm" svg:width="0.714cm" svg:height="1cm" draw:z-index="108"><draw:object xlink:href="./Object 111" xlink:type="simple" xlink:show="embed" xlink:actuate="onLoad"/><draw:image xlink:href="./ObjectReplacements/Object 111" xlink:type="simple" xlink:show="embed" xlink:actuate="onLoad"/><svg:desc>3/10</svg:desc></draw:frame></text:span><text:span text:style-name="T1">. </text:span></text:p>
      <text:p text:style-name="P1"><text:span text:style-name="T1"><text:tab/>Par conséquent, la suite </text:span><text:span text:style-name="T1"><draw:frame draw:style-name="fr1" draw:name="Objet110" text:anchor-type="as-char" svg:y="-0.377cm" svg:width="0.811cm" svg:height="0.533cm" draw:z-index="109"><draw:object xlink:href="./Object 112" xlink:type="simple" xlink:show="embed" xlink:actuate="onLoad"/><draw:image xlink:href="./ObjectReplacements/Object 112" xlink:type="simple" xlink:show="embed" xlink:actuate="onLoad"/><svg:desc>(t_n)</svg:desc></draw:frame></text:span><text:span text:style-name="T1"> converge vers 0 et donc </text:span><text:span text:style-name="T1"><draw:frame draw:style-name="fr1" draw:name="Objet111" text:anchor-type="as-char" svg:y="-0.377cm" svg:width="2.708cm" svg:height="0.769cm" draw:z-index="110"><draw:object xlink:href="./Object 113" xlink:type="simple" xlink:show="embed" xlink:actuate="onLoad"/><draw:image xlink:href="./ObjectReplacements/Object 113" xlink:type="simple" xlink:show="embed" xlink:actuate="onLoad"/><svg:desc>(t_n)</svg:desc></draw:frame></text:span></text:p>
      <text:p text:style-name="P4"><text:soft-page-break/></text:p>
      <text:list xml:id="list28785511" text:continue-numbering="true" text:style-name="L4">
        <text:list-header>
          <text:p text:style-name="P9"><text:span text:style-name="T1">c. Conclure que les suites </text:span><text:span text:style-name="T1"><draw:frame draw:style-name="fr1" draw:name="Objet37" text:anchor-type="as-char" svg:y="-0.377cm" svg:width="0.894cm" svg:height="0.53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"> et </text:span><text:span text:style-name="T1"><draw:frame draw:style-name="fr1" draw:name="Objet38" text:anchor-type="as-char" svg:y="-0.377cm" svg:width="0.88cm" svg:height="0.53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 admettent la même limite. </text:span></text:p>
          <text:p text:style-name="P9"><text:span text:style-name="T1">Les suites </text:span><text:span text:style-name="T1"><draw:frame draw:style-name="fr1" draw:name="Objet112" text:anchor-type="as-char" svg:y="-0.377cm" svg:width="0.894cm" svg:height="0.533cm" draw:z-index="111"><draw:object xlink:href="./Object 114" xlink:type="simple" xlink:show="embed" xlink:actuate="onLoad"/><draw:image xlink:href="./ObjectReplacements/Object 114" xlink:type="simple" xlink:show="embed" xlink:actuate="onLoad"/><svg:desc>(u_n)</svg:desc></draw:frame></text:span><text:span text:style-name="T1"> et </text:span><text:span text:style-name="T1"><draw:frame draw:style-name="fr1" draw:name="Objet113" text:anchor-type="as-char" svg:y="-0.377cm" svg:width="0.88cm" svg:height="0.533cm" draw:z-index="112"><draw:object xlink:href="./Object 115" xlink:type="simple" xlink:show="embed" xlink:actuate="onLoad"/><draw:image xlink:href="./ObjectReplacements/Object 115" xlink:type="simple" xlink:show="embed" xlink:actuate="onLoad"/><svg:desc>(v_n)</svg:desc></draw:frame></text:span><text:span text:style-name="T1"> sont donc adjacentes, par conséquent, elles convergent et admettent la même limite. </text:span></text:p>
        </text:list-header>
      </text:list>
      <text:p text:style-name="P4"/>
      <text:p text:style-name="Standard">Problème 2 :</text:p>
      <text:p text:style-name="Standard"/>
      <text:p text:style-name="Standard">Partie A</text:p>
      <text:p text:style-name="Standard"/>
      <text:p text:style-name="Standard">1. <text:s/>Par la relation fonctionnelle <text:span text:style-name="T4"><draw:g text:anchor-type="as-char" svg:y="-0.369cm" draw:z-index="116" draw:style-name="gr1"><svg:title>TexMaths</svg:title><svg:desc>12§display§(R): g(x+y)=g(x) + g(y), pour\;tout\; (x,y) \in\mathbb{R}^{2} §svg§600§FALSE§</svg:desc><draw:path draw:style-name="gr2" draw:text-style-name="P15" svg:width="9.089cm" svg:height="0.43cm" svg:x="-0.001cm" svg:y="0.021cm" svg:viewBox="0 0 9090 431" svg:d="M0 0c3030 0 6060 0 9090 0 0 144 0 287 0 431-3030 0-6060 0-9090 0 0-144 0-287 0-431z"><text:p/></draw:path><draw:path draw:style-name="gr3" draw:text-style-name="P15" svg:width="0.097cm" svg:height="0.419cm" svg:x="0.019cm" svg:y="0.054cm" svg:viewBox="0 0 98 420" svg:d="M98 416c0-2 0-2-7-9-53-54-67-133-67-197 0-73 17-146 68-199 6-5 6-5 6-6 0-4-2-5-4-5-4 0-42 29-68 82-21 46-26 93-26 128 0 34 5 83 28 131 25 52 62 79 66 79 2 0 4-1 4-4z"><text:p/></draw:path><draw:path draw:style-name="gr3" draw:text-style-name="P15" svg:width="0.3cm" svg:height="0.294cm" svg:x="0.158cm" svg:y="0.083cm" svg:viewBox="0 0 301 295" svg:d="M142 29c2-11 3-15 12-16 3-1 16-1 25-1 30 0 77 0 77 42 0 14-8 43-23 60-12 11-34 24-72 24-16 0-31 0-47 0 10-37 18-73 28-109zM202 144c43-9 93-38 93-82 0-36-38-62-93-62-40 0-81 0-120 0-9 0-12 0-12 8 0 4 3 4 10 4 2 0 10 0 17 1s11 1 11 7c0 2 0 3-1 8-19 75-37 151-57 225-4 16-4 20-38 20-8 0-12 0-12 8 0 5 4 4 6 5 12 0 41-1 53-1 11 0 42 1 54 1 3 0 8 0 8-9 0-4-3-4-12-4-15 0-27 0-27-8 0-2 1-4 2-7 10-36 18-73 28-110 16 0 33 0 50 0 38 0 46 24 46 38 0 6-4 19-6 29-4 12-8 28-8 36 0 44 51 44 57 44 36 0 50-42 50-48 0-4-3-3-5-4-3 0-4 3-6 6-9 30-27 37-38 37-13 0-17-10-17-25 0-12 3-34 5-47 1-6 1-15 1-21 0-32-27-45-39-49z"><text:p/></draw:path><draw:path draw:style-name="gr3" draw:text-style-name="P15" svg:width="0.097cm" svg:height="0.419cm" svg:x="0.488cm" svg:y="0.054cm" svg:viewBox="0 0 98 420" svg:d="M98 210c0-32-4-83-27-131-25-51-63-79-66-79s-5 1-5 5c0 1 0 1 8 9 42 41 66 108 66 196 0 71-15 145-68 198-6 6-6 6-6 8s2 4 5 4 42-29 67-83c22-45 26-91 26-127z"><text:p/></draw:path><draw:path draw:style-name="gr3" draw:text-style-name="P15" svg:width="0.043cm" svg:height="0.18cm" svg:x="0.782cm" svg:y="0.189cm" svg:viewBox="0 0 44 181" svg:d="M44 22c0-12-9-22-21-22-13 0-23 8-23 22 0 12 10 22 23 22 12 0 21-9 21-22zM44 160c0-13-9-23-21-23-13 0-23 10-23 23 0 12 10 21 23 21 12 0 21-9 21-21z"><text:p/></draw:path><draw:path draw:style-name="gr3" draw:text-style-name="P15" svg:width="0.193cm" svg:height="0.27cm" svg:x="0.986cm" svg:y="0.183cm" svg:viewBox="0 0 194 271" svg:d="M192 28c1-3 2-5 2-8 0-7-6-12-13-12-3 0-15 4-17 18-7-15-22-26-39-26-48 0-100 59-100 120 0 41 25 66 55 66 26 0 46-19 50-24-9 37-9 36-14 55-2 5-16 45-61 45-7 0-21 0-33-4 13-3 18-13 18-20s-5-16-17-16c-10 0-23 9-23 25s16 24 56 24c53 0 83-31 89-56 16-62 31-125 47-187zM138 132c-2 11-12 22-22 30-9 7-21 15-34 15-21 0-27-22-27-39 0-20 12-70 23-91 12-21 30-37 48-37 28 0 34 33 34 36 0 2-2 4-2 6-7 26-13 52-20 80z"><text:p/></draw:path><draw:path draw:style-name="gr3" draw:text-style-name="P15" svg:width="0.096cm" svg:height="0.419cm" svg:x="1.238cm" svg:y="0.054cm" svg:viewBox="0 0 97 420" svg:d="M97 416c0-2 0-2-6-9-53-54-67-133-67-197 0-73 17-146 68-199 5-5 5-5 5-6 0-4-1-5-3-5-5 0-42 29-68 82-21 46-26 93-26 128 0 34 5 83 28 131 25 52 61 79 66 79 2 0 3-1 3-4z"><text:p/></draw:path><draw:path draw:style-name="gr3" draw:text-style-name="P15" svg:width="0.209cm" svg:height="0.19cm" svg:x="1.373cm" svg:y="0.183cm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3" draw:text-style-name="P15" svg:width="0.28cm" svg:height="0.278cm" svg:x="1.719cm" svg:y="0.123cm" svg:viewBox="0 0 281 279" svg:d="M149 148c39 0 79 0 119 0 4 0 13 0 13-9 0-8-9-8-13-8-40 0-80 0-119 0 0-40 0-78 0-118 0-6 0-13-9-13-8 0-8 7-8 13 0 40 0 78 0 118-40 0-78 0-118 0-6 0-14 0-14 8 0 9 8 9 14 9 40 0 78 0 118 0 0 39 0 79 0 117 0 6 0 14 8 14 9 0 9-8 9-14 0-38 0-78 0-117z"><text:p/></draw:path><draw:path draw:style-name="gr3" draw:text-style-name="P15" svg:width="0.193cm" svg:height="0.27cm" svg:x="2.129cm" svg:y="0.183cm" svg:viewBox="0 0 194 271" svg:d="M193 25c1-5 1-6 1-9 0-8-6-11-12-11-3 0-10 2-14 8-1 3-5 16-6 23-4 11-6 23-8 34-6 25-14 50-20 75-1 8-19 36-48 36-21 0-25-18-25-33 0-20 7-46 22-83 6-17 8-22 8-30 0-19-14-35-35-35-40 0-56 61-56 65 0 5 5 5 6 5 4 0 4-2 6-9 12-39 29-51 43-51 4 0 10 0 10 13 0 11-4 21-6 30-18 44-25 68-25 88 0 37 26 50 51 50 17 0 31-7 42-19-5 21-9 43-26 65-11 14-28 25-47 25-6 0-25-1-32-16 7 0 12 0 18-6 4-3 8-8 8-17 0-13-11-14-16-14-9 0-22 6-22 26 0 21 18 36 44 36 43 0 86-37 98-85 14-54 28-107 41-161z"><text:p/></draw:path><draw:path draw:style-name="gr3" draw:text-style-name="P15" svg:width="0.097cm" svg:height="0.419cm" svg:x="2.363cm" svg:y="0.054cm" svg:viewBox="0 0 98 420" svg:d="M98 210c0-32-4-83-28-131-26-51-62-79-65-79s-5 1-5 5c0 1 0 1 8 9 41 41 65 108 65 196 0 71-15 145-67 198-6 6-6 6-6 8s2 4 5 4 42-29 66-83c21-45 27-91 27-127z"><text:p/></draw:path><draw:path draw:style-name="gr3" draw:text-style-name="P15" svg:width="0.28cm" svg:height="0.097cm" svg:x="2.644cm" svg:y="0.213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5" svg:width="0.192cm" svg:height="0.27cm" svg:x="3.072cm" svg:y="0.183cm" svg:viewBox="0 0 193 271" svg:d="M192 28c0-3 1-5 1-8 0-7-5-12-12-12-5 0-15 4-18 18-7-15-21-26-38-26-48 0-101 59-101 120 0 41 25 66 56 66 24 0 45-19 48-24h2c-10 37-10 36-15 55-1 5-15 45-60 45-8 0-23 0-35-4 14-3 18-13 18-20s-4-16-15-16c-10 0-23 9-23 25s16 24 55 24c53 0 84-31 90-56 16-62 31-125 47-187zM137 132c-3 11-12 22-22 30-8 7-21 15-33 15-22 0-28-22-28-39 0-20 12-70 24-91 11-21 29-37 47-37 27 0 33 33 33 36 0 2-1 4-1 6-7 26-13 52-20 80z"><text:p/></draw:path><draw:path draw:style-name="gr3" draw:text-style-name="P15" svg:width="0.097cm" svg:height="0.419cm" svg:x="3.323cm" svg:y="0.054cm" svg:viewBox="0 0 98 420" svg:d="M98 416c0-2 0-2-7-9-53-54-66-133-66-197 0-73 16-146 67-199 6-5 6-5 6-6 0-4-2-5-4-5-4 0-42 29-68 82-20 46-26 93-26 128 0 34 5 83 28 131 26 52 62 79 66 79 2 0 4-1 4-4z"><text:p/></draw:path><draw:path draw:style-name="gr3" draw:text-style-name="P15" svg:width="0.209cm" svg:height="0.19cm" svg:x="3.457cm" svg:y="0.183cm" svg:viewBox="0 0 210 191" svg:d="M130 59c2-11 12-49 40-49 3 0 14 0 22 4-12 3-20 14-20 23 0 7 4 16 15 16 10 0 23-9 23-25 0-22-24-28-38-28-26 0-40 23-45 32-11-27-33-32-45-32-45 0-69 54-69 65 0 5 4 3 5 5 4 0 5-2 6-5 14-45 42-55 56-55 9 0 23 3 23 27 0 13-7 42-23 101-6 27-21 43-39 43-3 0-12 0-22-4 11-3 21-11 21-23s-10-16-16-16c-13 0-24 12-24 25 0 20 22 28 40 28 28 0 43-30 44-32 6 15 20 32 46 32 43 0 67-54 67-65 0-5-4-5-5-5-4 0-5 3-5 5-14 46-43 55-56 55-17 0-23-13-23-27 0-10 2-18 7-38 5-19 10-38 15-57z"><text:p/></draw:path><draw:path draw:style-name="gr3" draw:text-style-name="P15" svg:width="0.097cm" svg:height="0.419cm" svg:x="3.711cm" svg:y="0.054cm" svg:viewBox="0 0 98 420" svg:d="M98 210c0-32-4-83-28-131-26-51-62-79-65-79-4 0-5 1-5 5 0 1 0 1 8 9 41 41 65 108 65 196 0 71-15 145-67 198-6 6-6 6-6 8s1 4 5 4c3 0 42-29 66-83 21-45 27-91 27-127z"><text:p/></draw:path><draw:path draw:style-name="gr3" draw:text-style-name="P15" svg:width="0.28cm" svg:height="0.278cm" svg:x="3.967cm" svg:y="0.123cm" svg:viewBox="0 0 281 279" svg:d="M150 148c40 0 78 0 118 0 4 0 13 0 13-9 0-8-9-8-13-8-40 0-78 0-118 0 0-40 0-78 0-118 0-6-1-13-10-13s-8 7-8 13c0 40 0 78 0 118-40 0-78 0-118 0-6 0-14 0-14 8 0 9 8 9 14 9 40 0 78 0 118 0 0 39 0 79 0 117 0 6-1 14 8 14s10-8 10-14c0-38 0-78 0-117z"><text:p/></draw:path><draw:path draw:style-name="gr3" draw:text-style-name="P15" svg:width="0.193cm" svg:height="0.27cm" svg:x="4.372cm" svg:y="0.183cm" svg:viewBox="0 0 194 271" svg:d="M193 28c0-3 1-5 1-8 0-7-4-12-12-12-4 0-15 4-18 18-7-15-21-26-39-26-48 0-100 59-100 120 0 41 25 66 57 66 24 0 44-19 48-24h1c-10 37-10 36-15 55-1 5-15 45-61 45-7 0-21 0-33-4 13-3 18-13 18-20s-5-16-17-16c-9 0-23 9-23 25s16 24 56 24c53 0 83-31 90-56 16-62 32-125 47-187zM138 132c-2 11-12 22-22 30-8 7-21 15-33 15-22 0-28-22-28-39 0-20 12-70 23-91 12-21 30-37 48-37 28 0 34 33 34 36 0 2-2 4-2 6-7 26-13 52-20 80z"><text:p/></draw:path><draw:path draw:style-name="gr3" draw:text-style-name="P15" svg:width="0.097cm" svg:height="0.419cm" svg:x="4.623cm" svg:y="0.054cm" svg:viewBox="0 0 98 420" svg:d="M98 416c0-2 0-2-7-9-53-54-66-133-66-197 0-73 16-146 67-199 6-5 6-5 6-6 0-4-2-5-4-5-4 0-42 29-68 82-21 46-26 93-26 128 0 34 5 83 28 131 25 52 62 79 66 79 2 0 4-1 4-4z"><text:p/></draw:path><draw:path draw:style-name="gr3" draw:text-style-name="P15" svg:width="0.193cm" svg:height="0.27cm" svg:x="4.757cm" svg:y="0.183cm" svg:viewBox="0 0 194 271" svg:d="M193 25c1-5 1-6 1-9 0-8-6-11-12-11-3 0-10 2-14 8-1 3-5 16-6 23-4 11-6 23-8 34-6 25-14 50-20 75-1 8-20 36-48 36-21 0-25-18-25-33 0-20 6-46 21-83 7-17 8-22 8-30 0-19-13-35-34-35-40 0-56 61-56 65 0 5 4 3 5 5 5 0 5-2 7-9 12-39 29-51 43-51 3 0 10 0 10 13 0 11-4 21-7 30-17 44-24 68-24 88 0 37 26 50 51 50 17 0 31-7 42-19-5 21-9 43-26 65-12 14-28 25-47 25-6 0-25-1-32-16 7 0 12 0 18-6 4-3 8-8 8-17 0-13-11-14-16-14-9 0-22 6-22 26 0 21 18 36 44 36 43 0 86-37 98-85 14-54 28-107 41-161z"><text:p/></draw:path><draw:path draw:style-name="gr3" draw:text-style-name="P15" svg:width="0.097cm" svg:height="0.419cm" svg:x="4.991cm" svg:y="0.054cm" svg:viewBox="0 0 98 420" svg:d="M98 210c0-32-4-83-28-131-26-51-62-79-65-79-4 0-5 1-5 5 0 1 0 1 8 9 41 41 65 108 65 196 0 71-15 145-67 198-6 6-6 6-6 8s1 4 5 4c3 0 42-29 66-83 21-45 27-91 27-127z"><text:p/></draw:path><draw:path draw:style-name="gr3" draw:text-style-name="P15" svg:width="0.048cm" svg:height="0.125cm" svg:x="5.167cm" svg:y="0.324cm" svg:viewBox="0 0 49 126" svg:d="M49 44c0-27-11-44-27-44-14 0-22 11-22 23 0 11 8 21 22 21 6 0 10-1 15-4 1-2 1-3 3-3 0 3 0 1 0 7 0 32-15 57-29 70-5 5-5 6-5 7 0 3 2 5 5 5 5 0 38-32 38-82z"><text:p/></draw:path><draw:path draw:style-name="gr3" draw:text-style-name="P15" svg:width="0.219cm" svg:height="0.266cm" svg:x="5.305cm" svg:y="0.183cm" svg:viewBox="0 0 220 267" svg:d="M32 238c-3 14-4 15-22 15-6 0-10 0-10 9 0 3 1 5 5 5 12 0 24-2 36-2 13 0 27 2 41 2 2 0 8 0 8-9 0-5-5-5-11-5-20 0-20-1-20-4 0-6 18-75 20-84 6 12 17 26 39 26 49 0 102-61 102-124 0-39-24-67-57-67-20 0-41 16-55 31-4-23-22-31-37-31-21 0-28 17-31 24-9 14-14 40-14 41 0 5 4 5 5 5 4 0 5-2 7-10 8-30 16-50 32-50 7 0 12 3 12 19 0 9-2 14-3 21-15 63-31 125-47 188zM106 55c3-12 14-24 22-30 15-13 27-15 34-15 17 0 28 14 28 39 0 24-15 73-22 89-14 30-35 43-50 43-28 0-34-34-34-37 0-1 0-1 1-7 7-28 13-54 21-82z"><text:p/></draw:path><draw:path draw:style-name="gr3" draw:text-style-name="P15" svg:width="0.179cm" svg:height="0.19cm" svg:x="5.548cm" svg:y="0.183cm" svg:viewBox="0 0 180 191" svg:d="M180 71c0-43-29-71-67-71-57 0-113 60-113 120 0 41 29 71 67 71 57 0 113-58 113-120zM68 181c-18 0-37-13-37-45 0-21 11-66 24-88 22-32 46-38 58-38 24 0 37 20 37 45 0 16-8 60-25 88-15 24-37 38-57 38z"><text:p/></draw:path><draw:path draw:style-name="gr3" draw:text-style-name="P15" svg:width="0.216cm" svg:height="0.19cm" svg:x="5.747cm" svg:y="0.183cm" svg:viewBox="0 0 217 191" svg:d="M136 162c4 18 19 29 37 29 15 0 25-10 31-23 7-15 13-41 13-42 0-5-3-5-5-5-4 0-4 3-6 9-6 23-14 51-32 51-8 0-13-4-13-19 0-9 6-29 8-43 4-16 9-31 12-46 1-7 6-23 7-29 3-9 8-26 8-28 0-8-6-11-14-11-1 0-13 0-15 14-9 31-28 105-33 128 0 1-16 34-48 34-21 0-26-19-26-34 0-23 12-57 23-86 6-13 7-19 7-26 0-19-13-35-34-35-40 0-56 61-56 65 0 5 4 3 5 5 5 0 5-2 7-9 11-36 26-51 42-51 5 0 11 0 11 13 0 11-5 23-7 29-16 42-24 68-24 89 0 39 28 50 51 50 28 0 43-19 51-29z"><text:p/></draw:path><draw:path draw:style-name="gr3" draw:text-style-name="P15" svg:width="0.171cm" svg:height="0.19cm" svg:x="5.988cm" svg:y="0.183cm" svg:viewBox="0 0 172 191" svg:d="M25 161c-1 7-3 17-3 18 0 8 6 12 12 12 4 0 13-4 15-12 1-1 16-59 17-66 4-15 11-43 13-55 3-5 15-26 24-35 4-3 16-13 34-13 11 0 12 3 18 4-13 3-22 12-22 23 0 7 4 16 16 16 11 0 23-11 23-25 0-15-14-28-35-28-28 0-46 20-54 32-4-19-18-32-39-32-19 0-27 17-31 24-7 14-13 40-13 41 0 5 5 5 6 5 4 0 4-2 7-10 6-30 16-50 30-50 7 0 13 3 13 19 0 8-1 13-7 35-8 32-15 64-24 97z"><text:p/></draw:path><draw:path draw:style-name="gr3" draw:text-style-name="P15" svg:width="0.129cm" svg:height="0.267cm" svg:x="6.305cm" svg:y="0.106cm" svg:viewBox="0 0 130 268" svg:d="M77 96c13 0 26 0 39 0 10 0 14 0 14-8 0-5-4-5-12-5-12 0-26 0-38 0 16-60 18-69 18-71 0-7-6-12-13-12-1 0-12 1-17 16-4 22-10 44-15 67-13 0-27 0-40 0-8 0-13 0-13 8 0 5 4 5 12 5 12 0 25 0 37 0-30 119-32 126-32 135 0 22 17 37 39 37 42 0 66-60 66-64 0-5-2-5-4-5-4 0-4 2-6 6-18 45-41 53-56 53-8 0-13-5-13-18 0-9 1-13 3-20 10-42 20-83 31-124z"><text:p/></draw:path><draw:path draw:style-name="gr3" draw:text-style-name="P15" svg:width="0.18cm" svg:height="0.19cm" svg:x="6.465cm" svg:y="0.183cm" svg:viewBox="0 0 181 191" svg:d="M181 71c0-43-30-71-67-71-58 0-114 60-114 120 0 41 29 71 68 71 56 0 113-58 113-120zM68 181c-18 0-37-13-37-45 0-21 12-66 25-88 21-32 45-38 57-38 25 0 37 20 37 45 0 16-8 60-24 88-16 24-38 38-58 38z"><text:p/></draw:path><draw:path draw:style-name="gr3" draw:text-style-name="P15" svg:width="0.216cm" svg:height="0.19cm" svg:x="6.664cm" svg:y="0.183cm" svg:viewBox="0 0 217 191" svg:d="M136 162c4 18 19 29 38 29 14 0 24-10 31-23 7-15 12-41 12-42 0-5-3-5-5-5-4 0-4 3-6 9-6 23-14 51-31 51-9 0-13-4-13-19 0-9 5-29 8-43 4-16 9-31 12-46 2-7 5-23 8-29 1-9 6-26 6-28 0-8-6-11-12-11-3 0-14 0-17 14-9 31-27 105-31 128-2 1-18 34-48 34-23 0-27-19-27-34 0-23 12-57 23-86 5-13 7-19 7-26 0-19-14-35-35-35-40 0-56 61-56 65 0 5 5 5 6 5 4 0 5-2 6-9 11-36 26-51 43-51 4 0 11 0 11 13 0 11-5 23-7 29-16 42-25 68-25 89 0 39 30 50 51 50 29 0 43-19 51-29z"><text:p/></draw:path><draw:path draw:style-name="gr3" draw:text-style-name="P15" svg:width="0.127cm" svg:height="0.267cm" svg:x="6.904cm" svg:y="0.106cm" svg:viewBox="0 0 128 268" svg:d="M77 96c13 0 26 0 39 0 9 0 12 0 12-8 0-5-3-5-10-5-12 0-26 0-38 0 15-60 17-69 17-71 0-7-5-12-12-12-1 0-13 1-17 16-6 22-10 44-16 67-14 0-27 0-40 0-8 0-12 0-12 8 0 5 2 5 11 5 12 0 25 0 37 0-30 119-31 126-31 135 0 22 15 37 38 37 43 0 67-60 67-64 0-5-3-5-4-5-5 0-5 2-8 6-18 45-39 53-54 53-9 0-13-5-13-18 0-9 0-13 3-20 10-42 20-83 31-124z"><text:p/></draw:path><draw:path draw:style-name="gr3" draw:text-style-name="P15" svg:width="0.096cm" svg:height="0.419cm" svg:x="7.205cm" svg:y="0.054cm" svg:viewBox="0 0 97 420" svg:d="M97 416c0-2 0-2-7-9-53-54-66-133-66-197 0-73 17-146 68-199 5-5 5-5 5-6 0-4-1-5-3-5-5 0-42 29-68 82-21 46-26 93-26 128 0 34 5 83 28 131 25 52 61 79 66 79 2 0 3-1 3-4z"><text:p/></draw:path><draw:path draw:style-name="gr3" draw:text-style-name="P15" svg:width="0.209cm" svg:height="0.19cm" svg:x="7.34cm" svg:y="0.183cm" svg:viewBox="0 0 210 191" svg:d="M128 59c3-11 12-49 42-49 3 0 12 0 21 4-11 3-19 14-19 23 0 7 3 16 15 16 10 0 23-9 23-25 0-22-25-28-40-28-24 0-39 23-44 32-11-27-32-32-46-32-43 0-67 54-67 65 0 5 4 5 5 5 4 0 5-2 6-5 13-45 42-55 56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3" draw:text-style-name="P15" svg:width="0.048cm" svg:height="0.125cm" svg:x="7.605cm" svg:y="0.324cm" svg:viewBox="0 0 49 126" svg:d="M49 44c0-27-11-44-27-44-14 0-22 11-22 23 0 11 8 21 22 21 6 0 10-1 15-4 1-2 1-2 1-3 2 0 2 1 2 7 0 32-15 57-29 70-5 5-5 6-5 7 0 3 2 5 5 5 5 0 38-32 38-82z"><text:p/></draw:path><draw:path draw:style-name="gr3" draw:text-style-name="P15" svg:width="0.193cm" svg:height="0.27cm" svg:x="7.768cm" svg:y="0.183cm" svg:viewBox="0 0 194 271" svg:d="M192 25c2-5 2-6 2-9 0-8-6-11-12-11-4 0-10 2-15 8 0 3-4 16-6 23-3 11-5 23-9 34-6 25-12 50-18 75-2 8-20 36-48 36-21 0-26-18-26-33 0-20 7-46 22-83 7-17 8-22 8-30 0-19-13-35-35-35-39 0-55 61-55 65 0 5 4 5 5 5 5 0 5-2 7-9 11-39 28-51 42-51 4 0 11 0 11 13 0 11-5 21-7 30-17 44-24 68-24 88 0 37 26 50 51 50 16 0 30-7 42-19-6 21-11 43-27 65-11 14-27 25-47 25-5 0-24-1-31-16 6 0 12 0 18-6 3-3 8-8 8-17 0-13-12-14-16-14-9 0-24 6-24 26 0 21 20 36 45 36 44 0 87-37 99-85 14-54 27-107 40-161z"><text:p/></draw:path><draw:path draw:style-name="gr3" draw:text-style-name="P15" svg:width="0.096cm" svg:height="0.419cm" svg:x="8.002cm" svg:y="0.054cm" svg:viewBox="0 0 97 420" svg:d="M97 210c0-32-5-83-27-131-26-51-62-79-66-79-3 0-4 1-4 5 0 1 0 1 7 9 42 41 66 108 66 196 0 71-15 145-68 198-5 6-5 6-5 8s1 4 4 4c4 0 42-29 67-83 21-45 26-91 26-127z"><text:p/></draw:path><draw:path draw:style-name="gr3" draw:text-style-name="P15" svg:width="0.21cm" svg:height="0.243cm" svg:x="8.294cm" svg:y="0.143cm" svg:viewBox="0 0 211 244" svg:d="M196 130c7 0 15 0 15-9 0-8-8-8-15-8-60 0-119 0-179 0 6-57 54-96 114-96 21 0 43 0 65 0 7 0 15 0 15-9 0-8-8-8-15-8-22 0-45 0-66 0-72 0-130 53-130 121s58 123 130 123c21 0 44 0 66 0 7 0 15 0 15-9 0-8-8-8-15-8-22 0-44 0-65 0-60 0-108-41-114-97 60 0 119 0 179 0z"><text:p/></draw:path><draw:path draw:style-name="gr3" draw:text-style-name="P15" svg:width="0.289cm" svg:height="0.286cm" svg:x="8.663cm" svg:y="0.082cm" svg:viewBox="0 0 290 287" svg:d="M107 156c5 0 11 0 15 0 21 33 42 65 63 97 5 6 14 23 19 29 4 5 5 5 14 5 20 0 39 0 58 0 8 0 14 0 14-7 0-4-2-6-6-7-15-4-37-30-46-44-4-4-24-32-53-78 38-7 74-23 74-73 0-58-62-78-111-78-45 0-89 0-134 0-7 0-14 0-14 7s8 7 12 7c24 0 26 4 26 24 0 70 0 141 0 212 0 19-2 23-26 23-4 0-12 0-12 7s7 7 14 7c39 0 78 0 117 0 7 0 13 0 13-7s-7-7-12-7c-24 0-25-4-25-23 0-31 0-63 0-94zM188 136c12-16 14-39 14-57 0-20-3-43-17-60 18 4 59 17 59 59 0 28-12 49-56 58zM107 37c0-8 0-23 26-23 36 0 53 15 53 65 0 54-13 63-79 63 0-35 0-70 0-105zM49 273c4-8 4-20 4-22 0-72 0-143 0-214 0-3 0-15-4-23 16 0 33 0 48 0-5 8-5 16-5 22 0 71 0 143 0 215 0 2 0 14 3 22-16 0-30 0-46 0zM139 156c3 0 5-1 9-1 6 0 15 0 21-1 6 9 52 85 87 119-14 0-28 0-41 0-25-39-51-78-76-117z"><text:p/></draw:path><draw:path draw:style-name="gr3" draw:text-style-name="P15" svg:width="0.13cm" svg:height="0.195cm" svg:x="8.98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text:span> on peut écrire :</text:p>
      <text:p text:style-name="Standard"/>
      <text:p text:style-name="P13"><draw:g text:anchor-type="as-char" svg:y="-0.605cm" draw:z-index="117" draw:name="Forme2" draw:style-name="gr1"><svg:title>TexMaths</svg:title><svg:desc>12§display§g(0) = g(0+0) = g(0)+g(0) = 2g(0) 
\Leftrightarrow g(0)=0§svg§600§FALSE§</svg:desc><draw:path draw:style-name="gr2" draw:text-style-name="P15" svg:width="9.037cm" svg:height="0.376cm" svg:x="0.016cm" svg:y="0.022cm" svg:viewBox="0 0 9038 377" svg:d="M0 0c3013 0 6025 0 9038 0 0 126 0 251 0 377-3013 0-6025 0-9038 0 0-126 0-251 0-377z"><text:p/></draw:path><draw:path draw:style-name="gr3" draw:text-style-name="P15" svg:width="0.193cm" svg:height="0.271cm" svg:x="0.001cm" svg:y="0.131cm" svg:viewBox="0 0 194 272" svg:d="M193 28c0-3 1-5 1-8 0-7-4-12-12-12-4 0-15 4-18 18-7-15-21-26-38-26-49 0-101 59-101 120 0 41 25 66 57 66 24 0 44-19 48-24h1c-10 38-10 36-15 56-1 4-15 44-60 44-8 0-22 0-34-4 13-3 18-14 18-21s-5-15-17-15c-9 0-23 8-23 24 0 17 17 26 56 26 53 0 83-33 90-57 16-62 32-125 47-187zM138 132c-2 11-12 22-22 30-8 7-21 15-33 15-22 0-28-22-28-39 0-20 12-69 24-91 11-21 29-37 47-37 28 0 34 33 34 36 0 2-2 4-2 6-7 26-13 53-20 80z"><text:p/></draw:path><draw:path draw:style-name="gr3" draw:text-style-name="P15" svg:width="0.097cm" svg:height="0.42cm" svg:x="0.253cm" svg:y="0.001cm" svg:viewBox="0 0 98 421" svg:d="M98 416c0-1 0-1-7-9-53-54-66-133-66-197 0-73 16-146 67-198 6-6 6-6 6-7 0-4-2-5-4-5-4 0-42 29-68 83-21 46-26 92-26 127 0 33 5 83 28 131 26 52 62 80 66 80 2 0 4-1 4-5z"><text:p/></draw:path><draw:path draw:style-name="gr3" draw:text-style-name="P15" svg:width="0.177cm" svg:height="0.287cm" svg:x="0.392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draw:path draw:style-name="gr3" draw:text-style-name="P15" svg:width="0.096cm" svg:height="0.42cm" svg:x="0.61cm" svg:y="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5" svg:width="0.279cm" svg:height="0.099cm" svg:x="0.891cm" svg:y="0.163cm" svg:viewBox="0 0 280 100" svg:d="M266 18c6 0 14-1 14-10 0-8-8-8-14-8-84 0-169 0-253 0-6 0-13 0-13 8 0 9 7 10 14 10 84 0 168 0 252 0zM266 100c6 0 14 0 14-9s-8-9-14-9c-84 0-168 0-252 0-7 0-14 0-14 9s7 9 13 9c84 0 169 0 253 0z"><text:p/></draw:path><draw:path draw:style-name="gr3" draw:text-style-name="P15" svg:width="0.193cm" svg:height="0.271cm" svg:x="1.318cm" svg:y="0.131cm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4 15-21 0-27-22-27-39 0-20 12-69 23-91 12-21 30-37 48-37 28 0 34 33 34 36 0 2-2 4-2 6-7 26-13 53-20 80z"><text:p/></draw:path><draw:path draw:style-name="gr3" draw:text-style-name="P15" svg:width="0.097cm" svg:height="0.42cm" svg:x="1.57cm" svg:y="0.001cm" svg:viewBox="0 0 98 421" svg:d="M98 416c0-1 0-1-7-9-53-54-67-133-67-197 0-73 17-146 68-198 6-6 6-6 6-7 0-4-2-5-4-5-4 0-42 29-68 83-21 46-26 92-26 127 0 33 5 83 28 131 25 52 62 80 66 80 2 0 4-1 4-5z"><text:p/></draw:path><draw:path draw:style-name="gr3" draw:text-style-name="P15" svg:width="0.177cm" svg:height="0.287cm" svg:x="1.71cm" svg:y="0.037cm" svg:viewBox="0 0 178 288" svg:d="M178 145c0-33-3-67-17-98-21-41-54-47-72-47-25 0-57 11-73 49-15 30-16 63-16 96 0 32 1 70 18 100 19 35 49 43 70 43 22 0 55-8 74-49 13-27 16-60 16-94zM88 279c-16 0-41-11-48-51-5-24-5-63-5-87 0-28 0-56 3-78 8-50 40-55 50-55 14 0 42 9 50 50 4 24 4 56 4 83 0 31 0 60-4 86-7 40-31 52-50 52z"><text:p/></draw:path><draw:path draw:style-name="gr3" draw:text-style-name="P15" svg:width="0.28cm" svg:height="0.278cm" svg:x="2.02cm" svg:y="0.072cm" svg:viewBox="0 0 281 279" svg:d="M149 149c39 0 79 0 119 0 4 0 13-1 13-10s-9-8-13-8c-40 0-80 0-119 0 0-40 0-78 0-118 0-6 0-13-9-13-8 0-8 7-8 13 0 40 0 78 0 118-40 0-78 0-118 0-6 0-14-1-14 8s8 10 14 10c40 0 78 0 118 0 0 39 0 78 0 117 0 6 0 13 8 13 9 0 9-7 9-13 0-39 0-78 0-117z"><text:p/></draw:path><draw:path draw:style-name="gr3" draw:text-style-name="P15" svg:width="0.177cm" svg:height="0.287cm" svg:x="2.435cm" svg:y="0.037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6 40-31 52-49 52z"><text:p/></draw:path><draw:path draw:style-name="gr3" draw:text-style-name="P15" svg:width="0.096cm" svg:height="0.42cm" svg:x="2.654cm" svg:y="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5" svg:width="0.28cm" svg:height="0.099cm" svg:x="2.935cm" svg:y="0.163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3" draw:text-style-name="P15" svg:width="0.193cm" svg:height="0.271cm" svg:x="3.362cm" svg:y="0.131cm" svg:viewBox="0 0 194 272" svg:d="M193 28c0-3 1-5 1-8 0-7-6-12-13-12-3 0-15 4-17 18-7-15-22-26-39-26-48 0-100 59-100 120 0 41 25 66 55 66 26 0 46-19 50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3" draw:text-style-name="P15" svg:width="0.097cm" svg:height="0.42cm" svg:x="3.614cm" svg:y="0.001cm" svg:viewBox="0 0 98 421" svg:d="M98 416c0-1 0-1-7-9-53-54-67-133-67-197 0-73 17-146 68-198 6-6 6-6 6-7 0-4-2-5-4-5-4 0-42 29-68 83-21 46-26 92-26 127 0 33 5 83 28 131 25 52 62 80 66 80 2 0 4-1 4-5z"><text:p/></draw:path><draw:path draw:style-name="gr3" draw:text-style-name="P15" svg:width="0.177cm" svg:height="0.287cm" svg:x="3.753cm" svg:y="0.037cm" svg:viewBox="0 0 178 288" svg:d="M178 145c0-33-3-67-17-98-21-41-54-47-72-47-25 0-57 11-73 49-15 30-16 63-16 96 0 32 1 70 18 100 19 35 49 43 70 43 22 0 55-8 74-49 13-27 16-60 16-94zM88 279c-16 0-41-11-48-51-5-24-5-63-5-87 0-28 0-56 3-78 8-50 40-55 50-55 14 0 42 9 50 50 4 24 4 56 4 83 0 31 0 60-4 86-7 40-31 52-50 52z"><text:p/></draw:path><draw:path draw:style-name="gr3" draw:text-style-name="P15" svg:width="0.096cm" svg:height="0.42cm" svg:x="3.971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5" svg:width="0.28cm" svg:height="0.278cm" svg:x="4.228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" draw:text-style-name="P15" svg:width="0.192cm" svg:height="0.271cm" svg:x="4.631cm" svg:y="0.131cm" svg:viewBox="0 0 193 272" svg:d="M192 28c1-3 1-5 1-8 0-7-5-12-12-12-3 0-15 4-17 18-7-15-22-26-39-26-48 0-100 59-100 120 0 41 25 66 55 66 26 0 46-19 50-24-9 38-9 36-14 56-2 4-16 44-61 44-8 0-21 0-33-4 13-3 16-14 16-21s-3-15-15-15c-10 0-23 8-23 24 0 17 16 26 56 26 53 0 83-33 89-57 16-62 31-125 47-187zM138 132c-2 11-12 22-22 30-9 7-22 15-34 15-21 0-28-22-28-39 0-20 13-69 24-91 12-21 30-37 48-37 28 0 34 33 34 36 0 2-2 4-2 6-7 26-13 53-20 80z"><text:p/></draw:path><draw:path draw:style-name="gr3" draw:text-style-name="P15" svg:width="0.096cm" svg:height="0.42cm" svg:x="4.883cm" svg:y="0.001cm" svg:viewBox="0 0 97 421" svg:d="M97 416c0-1 0-1-7-9-52-54-66-133-66-197 0-73 17-146 68-198 5-6 5-6 5-7 0-4-1-5-3-5-5 0-42 29-68 83-21 46-26 92-26 127 0 33 5 83 28 131 25 52 61 80 66 80 2 0 3-1 3-5z"><text:p/></draw:path><draw:path draw:style-name="gr3" draw:text-style-name="P15" svg:width="0.177cm" svg:height="0.287cm" svg:x="5.021cm" svg:y="0.037cm" svg:viewBox="0 0 178 288" svg:d="M178 145c0-33-2-67-17-98-19-41-54-47-71-47-25 0-56 11-74 49-14 30-16 63-16 96 0 32 2 70 19 100 18 35 49 43 70 43 23 0 55-8 73-49 14-27 16-60 16-94zM89 279c-16 0-41-11-49-51-4-24-4-63-4-87 0-28 0-56 2-78 9-50 40-55 51-55 14 0 42 9 50 50 4 24 4 56 4 83 0 31 0 60-5 86-6 40-30 52-49 52z"><text:p/></draw:path><draw:path draw:style-name="gr3" draw:text-style-name="P15" svg:width="0.097cm" svg:height="0.42cm" svg:x="5.24cm" svg:y="0.001cm" svg:viewBox="0 0 98 421" svg:d="M98 210c0-32-4-83-27-131-25-51-61-79-66-79-3 0-5 2-5 5 0 1 0 1 8 9 42 41 66 109 66 196 0 71-15 146-68 199-6 6-6 6-6 7 0 2 2 5 5 5 5 0 42-29 67-83 22-46 26-93 26-128z"><text:p/></draw:path><draw:path draw:style-name="gr3" draw:text-style-name="P15" svg:width="0.28cm" svg:height="0.099cm" svg:x="5.52cm" svg:y="0.163cm" svg:viewBox="0 0 281 100" svg:d="M266 18c6 0 15-1 15-10 0-8-9-8-13-8-84 0-170 0-254 0-6 0-14 0-14 8 0 9 8 10 14 10 84 0 168 0 252 0zM268 100c4 0 13 0 13-9s-9-9-15-9c-84 0-168 0-252 0-6 0-14 0-14 9s8 9 14 9c84 0 170 0 254 0z"><text:p/></draw:path><draw:path draw:style-name="gr3" draw:text-style-name="P15" svg:width="0.167cm" svg:height="0.278cm" svg:x="5.963cm" svg:y="0.037cm" svg:viewBox="0 0 168 279" svg:d="M32 246c16-14 30-27 46-42 65-57 90-80 90-122 0-48-37-82-89-82-48 0-79 38-79 76 0 24 22 24 23 24 7 0 21-5 21-23 0-11-7-22-21-22-4 0-5 0-6 0 9-27 32-42 56-42 39 0 57 34 57 69 0 33-21 66-44 92-27 30-54 59-81 89-5 5-5 6-5 16 53 0 104 0 157 0 4-24 7-48 11-72-4 0-6 0-10 0-2 13-6 30-9 36-4 3-31 3-40 3-25 0-51 0-77 0z"><text:p/></draw:path><draw:path draw:style-name="gr3" draw:text-style-name="P15" svg:width="0.192cm" svg:height="0.271cm" svg:x="6.16cm" svg:y="0.131cm" svg:viewBox="0 0 193 272" svg:d="M192 28c0-3 1-5 1-8 0-7-5-12-12-12-5 0-15 4-18 18-7-15-21-26-38-26-48 0-101 59-101 120 0 41 25 66 56 66 26 0 45-19 50-24-9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3" draw:text-style-name="P15" svg:width="0.097cm" svg:height="0.42cm" svg:x="6.411cm" svg:y="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15" svg:width="0.177cm" svg:height="0.287cm" svg:x="6.55cm" svg:y="0.037cm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3" draw:text-style-name="P15" svg:width="0.097cm" svg:height="0.42cm" svg:x="6.768cm" svg:y="0.001cm" svg:viewBox="0 0 98 421" svg:d="M98 210c0-32-4-83-28-131-26-51-62-79-65-79-4 0-5 2-5 5 0 1 0 1 8 9 41 41 65 109 65 196 0 71-15 146-67 199-6 6-6 6-6 7 0 2 1 5 5 5 3 0 42-29 66-83 21-46 27-93 27-128z"><text:p/></draw:path><draw:path draw:style-name="gr3" draw:text-style-name="P15" svg:width="0.391cm" svg:height="0.23cm" svg:x="7.039cm" svg:y="0.096cm" svg:viewBox="0 0 392 231" svg:d="M94 66c24-26 36-58 36-61 0-5-5-5-9-5-6 0-6 0-9 8-18 40-50 79-105 103-6 2-7 2-7 4s0 3 1 4c4 1 1 1 10 5 45 19 80 55 102 103 1 4 3 4 8 4 4 0 9 0 9-4 0-3-12-35-36-61 68 0 138 0 206 0-24 26-37 58-37 61 0 4 5 4 9 4 6 0 6 0 10-7 17-40 48-79 103-103 6-2 7-2 7-6 0-1 0-1 0-2-1 0-1-1-9-5-47-19-82-55-102-103-3-5-4-5-9-5-4 0-9 0-9 5 0 3 13 35 37 61-68 0-138 0-206 0zM77 148c-13-12-28-22-45-33 23-13 36-22 45-31 80 0 159 0 240 0 12 12 26 22 44 31-24 15-36 24-44 33-81 0-160 0-240 0z"><text:p/></draw:path><draw:path draw:style-name="gr3" draw:text-style-name="P15" svg:width="0.192cm" svg:height="0.271cm" svg:x="7.571cm" svg:y="0.131cm" svg:viewBox="0 0 193 272" svg:d="M192 28c0-3 1-5 1-8 0-7-5-12-12-12-5 0-15 4-18 18-7-15-21-26-38-26-48 0-101 59-101 120 0 41 25 66 56 66 24 0 45-19 48-24h2c-10 38-10 36-15 56-1 4-15 44-60 44-8 0-23 0-35-4 14-3 18-14 18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3" draw:text-style-name="P15" svg:width="0.097cm" svg:height="0.42cm" svg:x="7.822cm" svg:y="0.001cm" svg:viewBox="0 0 98 421" svg:d="M98 416c0-1 0-1-7-9-53-54-66-133-66-197 0-73 16-146 67-198 6-6 6-6 6-7 0-4-2-5-4-5-4 0-42 29-68 83-20 46-26 92-26 127 0 33 5 83 29 131 25 52 61 80 65 80 2 0 4-1 4-5z"><text:p/></draw:path><draw:path draw:style-name="gr3" draw:text-style-name="P15" svg:width="0.177cm" svg:height="0.287cm" svg:x="7.961cm" svg:y="0.037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6 40-30 52-49 52z"><text:p/></draw:path><draw:path draw:style-name="gr3" draw:text-style-name="P15" svg:width="0.096cm" svg:height="0.42cm" svg:x="8.179cm" svg:y="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5" svg:width="0.28cm" svg:height="0.099cm" svg:x="8.46cm" svg:y="0.163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3" draw:text-style-name="P15" svg:width="0.177cm" svg:height="0.287cm" svg:x="8.898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text:p>
      <text:p text:style-name="P13">On peut aussi écrire pour <draw:g text:anchor-type="as-char" svg:y="-0.189cm" draw:z-index="118" draw:name="Forme3" draw:style-name="gr1"><svg:title>TexMaths</svg:title><svg:desc>12§display§x§svg§600§FALSE§</svg:desc><draw:path draw:style-name="gr2" draw:text-style-name="P15" svg:width="0.176cm" svg:height="0.144cm" svg:x="0.01cm" svg:y="0.022cm" svg:viewBox="0 0 177 145" svg:d="M0 0c59 0 118 0 177 0 0 48 0 97 0 145-59 0-118 0-177 0 0-48 0-97 0-145z"><text:p/></draw:path><draw:path draw:style-name="gr3" draw:text-style-name="P15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 un réel :</text:p>
      <text:p text:style-name="P13"/>
      <text:p text:style-name="P13"><draw:g text:anchor-type="as-char" svg:y="-0.314cm" draw:z-index="119" draw:name="Forme4" draw:style-name="gr1"><svg:title>TexMaths</svg:title><svg:desc>12§display§g(0)=g(x-x)=g(x+(-x))=g(x)+g(-x)=0\Leftrightarrow g(x) = -g(-x)

§svg§600§FALSE§</svg:desc><draw:path draw:style-name="gr2" draw:text-style-name="P15" svg:width="12.726cm" svg:height="0.375cm" svg:x="0.016cm" svg:y="0.022cm" svg:viewBox="0 0 12727 376" svg:d="M0 0c4242 0 8485 0 12727 0 0 125 0 251 0 376-4242 0-8485 0-12727 0 0-125 0-251 0-376z"><text:p/></draw:path><draw:path draw:style-name="gr3" draw:text-style-name="P15" svg:width="0.193cm" svg:height="0.269cm" svg:x="0.001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3" draw:text-style-name="P15" svg:width="0.097cm" svg:height="0.419cm" svg:x="0.253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15" svg:width="0.177cm" svg:height="0.287cm" svg:x="0.392cm" svg:y="0.035cm" svg:viewBox="0 0 178 288" svg:d="M178 145c0-32-3-67-17-97-21-41-54-48-72-48-25 0-57 11-73 50-15 29-16 63-16 95 0 33 1 69 18 101 19 34 49 42 70 42 22 0 55-8 74-48 13-30 16-61 16-95zM88 280c-16 0-41-11-48-52-5-24-5-62-5-87 0-27 0-54 3-77 8-51 40-54 50-54 14 0 42 7 50 49 4 24 4 55 4 82 0 32 0 60-4 86-7 40-31 53-50 53z"><text:p/></draw:path><draw:path draw:style-name="gr3" draw:text-style-name="P15" svg:width="0.096cm" svg:height="0.419cm" svg:x="0.61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15" svg:width="0.279cm" svg:height="0.098cm" svg:x="0.891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5" svg:width="0.192cm" svg:height="0.269cm" svg:x="1.318cm" svg:y="0.13cm" svg:viewBox="0 0 193 270" svg:d="M192 28c1-4 1-5 1-9 0-7-5-11-12-11-3 0-15 3-17 18-7-15-22-26-39-26-48 0-100 59-100 119 0 42 25 67 55 67 26 0 46-20 50-25v1c-9 38-14 53-14 54-2 4-16 46-61 46-8 0-21-1-33-5 13-3 16-14 16-21 0-8-3-15-15-15-10 0-23 7-23 24s16 25 56 25c53 0 83-32 89-57 16-62 31-124 47-185zM138 132c-2 11-12 22-22 29-9 7-21 16-34 16-21 0-28-22-28-39 0-20 13-71 24-91 12-22 30-39 48-39 28 0 34 35 34 38 0 1-2 3-2 6-7 26-13 53-20 80z"><text:p/></draw:path><draw:path draw:style-name="gr3" draw:text-style-name="P15" svg:width="0.096cm" svg:height="0.419cm" svg:x="1.57cm" svg:y="0cm" svg:viewBox="0 0 97 420" svg:d="M97 415c0-2 0-2-7-9-52-53-66-132-66-196 0-73 17-146 68-199 5-5 5-5 5-7 0-3-1-4-3-4-5 0-42 29-68 82-21 47-26 93-26 128 0 32 5 83 28 130 25 52 61 80 66 80 2 0 3-2 3-5z"><text:p/></draw:path><draw:path draw:style-name="gr3" draw:text-style-name="P15" svg:width="0.209cm" svg:height="0.189cm" svg:x="1.705cm" svg:y="0.13cm" svg:viewBox="0 0 210 190" svg:d="M128 59c3-11 12-51 42-51 3 0 12 0 22 6-12 3-20 14-20 23 0 7 4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3" draw:text-style-name="P15" svg:width="0.257cm" svg:height="0.016cm" svg:x="2.062cm" svg:y="0.202cm" svg:viewBox="0 0 258 17" svg:d="M242 17c8 0 16 0 16-9 0-8-8-8-16-8-75 0-152 0-228 0-7 0-14 0-14 8 0 9 7 9 14 9 76 0 153 0 228 0z"><text:p/></draw:path><draw:path draw:style-name="gr3" draw:text-style-name="P15" svg:width="0.209cm" svg:height="0.189cm" svg:x="2.461cm" svg:y="0.13cm" svg:viewBox="0 0 210 190" svg:d="M130 59c2-11 12-51 40-51 3 0 14 0 22 6-12 3-20 14-20 23 0 7 4 15 15 15 10 0 23-8 23-24 0-22-24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10-39 15-58z"><text:p/></draw:path><draw:path draw:style-name="gr3" draw:text-style-name="P15" svg:width="0.097cm" svg:height="0.419cm" svg:x="2.714cm" svg:y="0cm" svg:viewBox="0 0 98 420" svg:d="M98 210c0-32-4-84-28-131-26-51-62-79-65-79-4 0-5 1-5 4 0 2 0 2 8 10 41 41 65 109 65 196 0 71-15 145-67 199-6 4-6 4-6 6 0 3 1 5 5 5 3 0 42-29 66-82 21-47 27-94 27-128z"><text:p/></draw:path><draw:path draw:style-name="gr3" draw:text-style-name="P15" svg:width="0.28cm" svg:height="0.098cm" svg:x="2.99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15" svg:width="0.192cm" svg:height="0.269cm" svg:x="3.423cm" svg:y="0.13cm" svg:viewBox="0 0 193 270" svg:d="M192 28c0-4 1-5 1-9 0-7-5-11-12-11-5 0-15 3-18 18-7-15-21-26-38-26-49 0-101 59-101 119 0 42 25 67 56 67 24 0 45-20 48-25 0 0 2 0 2 1-10 38-15 53-15 54-1 4-15 46-60 46-8 0-23-1-35-5 14-3 18-14 18-21 0-8-4-15-16-15-9 0-22 7-22 24s16 25 55 25c53 0 83-32 90-57 16-62 31-124 47-185zM137 132c-3 11-12 22-22 29-8 7-21 16-33 16-22 0-28-22-28-39 0-20 12-71 24-91 11-22 29-39 47-39 27 0 33 35 33 38 0 1-1 3-1 6-7 26-13 53-20 80z"><text:p/></draw:path><draw:path draw:style-name="gr3" draw:text-style-name="P15" svg:width="0.097cm" svg:height="0.419cm" svg:x="3.674cm" svg:y="0cm" svg:viewBox="0 0 98 420" svg:d="M98 415c0-2 0-2-7-9-53-53-66-132-66-196 0-73 16-146 67-199 6-5 6-5 6-7 0-3-2-4-4-4-4 0-42 29-68 82-21 47-26 93-26 128 0 32 5 83 28 130 26 52 62 80 66 80 2 0 4-2 4-5z"><text:p/></draw:path><draw:path draw:style-name="gr3" draw:text-style-name="P15" svg:width="0.209cm" svg:height="0.189cm" svg:x="3.808cm" svg:y="0.13cm" svg:viewBox="0 0 210 190" svg:d="M130 59c2-11 12-51 40-51 3 0 14 0 22 6-12 3-20 14-20 23 0 7 4 15 15 15 10 0 23-8 23-24 0-22-24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10-39 15-58z"><text:p/></draw:path><draw:path draw:style-name="gr3" draw:text-style-name="P15" svg:width="0.279cm" svg:height="0.279cm" svg:x="4.155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15" svg:width="0.097cm" svg:height="0.419cm" svg:x="4.594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15" svg:width="0.257cm" svg:height="0.016cm" svg:x="4.752cm" svg:y="0.202cm" svg:viewBox="0 0 258 17" svg:d="M244 17c7 0 14 0 14-9 0-8-7-8-14-8-76 0-153 0-228 0-8 0-16 0-16 8 0 9 8 9 16 9 75 0 152 0 228 0z"><text:p/></draw:path><draw:path draw:style-name="gr3" draw:text-style-name="P15" svg:width="0.209cm" svg:height="0.189cm" svg:x="5.058cm" svg:y="0.13cm" svg:viewBox="0 0 210 190" svg:d="M128 59c3-11 12-51 42-51 2 0 12 0 21 6-12 3-21 14-21 23 0 7 5 15 17 15 10 0 23-8 23-24 0-22-25-28-40-28-24 0-39 22-44 31-11-27-34-31-46-31-43 0-67 54-67 65 0 4 4 4 5 4 4 0 5-2 5-5 14-45 43-56 57-56 8 0 22 5 22 29 0 13-6 41-22 100-7 26-21 45-40 45-3 0-12 0-21-7 10-2 19-10 19-22 0-11-9-15-15-15-12 0-23 11-23 24 0 20 20 28 40 28 27 0 43-29 44-31 5 15 20 31 46 31 43 0 67-54 67-65 0-4-4-4-5-4-5 0-5 2-6 5-14 45-42 56-56 56-16 0-23-15-23-28 0-10 2-19 7-37 5-20 10-39 14-58z"><text:p/></draw:path><draw:path draw:style-name="gr3" draw:text-style-name="P15" svg:width="0.097cm" svg:height="0.419cm" svg:x="5.31cm" svg:y="0cm" svg:viewBox="0 0 98 420" svg:d="M98 210c0-32-4-84-27-131-25-51-63-79-66-79s-5 1-5 4c0 2 0 2 8 10 42 41 66 109 66 196 0 71-15 145-68 199-6 4-6 4-6 6 0 3 2 5 5 5s42-29 67-82c22-47 26-94 26-128z"><text:p/></draw:path><draw:path draw:style-name="gr3" draw:text-style-name="P15" svg:width="0.097cm" svg:height="0.419cm" svg:x="5.474cm" svg:y="0cm" svg:viewBox="0 0 98 420" svg:d="M98 210c0-32-4-84-28-131-26-51-62-79-65-79s-5 1-5 4c0 2 0 2 8 10 41 41 65 109 65 196 0 71-15 145-67 199-6 4-6 4-6 6 0 3 2 5 5 5s42-29 66-82c21-47 27-94 27-128z"><text:p/></draw:path><draw:path draw:style-name="gr3" draw:text-style-name="P15" svg:width="0.28cm" svg:height="0.098cm" svg:x="5.75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15" svg:width="0.192cm" svg:height="0.269cm" svg:x="6.183cm" svg:y="0.13cm" svg:viewBox="0 0 193 270" svg:d="M192 28c0-4 1-5 1-9 0-7-5-11-12-11-5 0-15 3-18 18-7-15-21-26-38-26-48 0-101 59-101 119 0 42 25 67 56 67 24 0 45-20 48-25 0 0 2 0 2 1-10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3" draw:text-style-name="P15" svg:width="0.097cm" svg:height="0.419cm" svg:x="6.433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15" svg:width="0.209cm" svg:height="0.189cm" svg:x="6.567cm" svg:y="0.13cm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3" draw:text-style-name="P15" svg:width="0.097cm" svg:height="0.419cm" svg:x="6.82cm" svg:y="0cm" svg:viewBox="0 0 98 420" svg:d="M98 210c0-32-4-84-28-131-26-51-62-79-65-79s-5 1-5 4c0 2 0 2 8 10 41 41 65 109 65 196 0 71-15 145-67 199-6 4-6 4-6 6 0 3 2 5 5 5s42-29 66-82c21-47 27-94 27-128z"><text:p/></draw:path><draw:path draw:style-name="gr3" draw:text-style-name="P15" svg:width="0.279cm" svg:height="0.279cm" svg:x="7.078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15" svg:width="0.192cm" svg:height="0.269cm" svg:x="7.483cm" svg:y="0.13cm" svg:viewBox="0 0 193 270" svg:d="M192 28c0-4 1-5 1-9 0-7-5-11-12-11-5 0-15 3-18 18-7-15-21-26-38-26-48 0-101 59-101 119 0 42 25 67 56 67 24 0 45-20 48-25 0 0 2 0 2 1-10 38-15 53-15 54-1 4-15 46-60 46-8 0-23-1-35-5 14-3 18-14 18-21 0-8-4-15-15-15-10 0-23 7-23 24s16 25 55 25c53 0 84-32 90-57 16-62 31-124 47-185zM137 132c-3 11-12 22-22 29-8 7-21 16-33 16-22 0-28-22-28-39 0-20 12-71 24-91 11-22 29-39 47-39 27 0 33 35 33 38 0 1-1 3-1 6-7 26-13 53-20 80z"><text:p/></draw:path><draw:path draw:style-name="gr3" draw:text-style-name="P15" svg:width="0.097cm" svg:height="0.419cm" svg:x="7.734cm" svg:y="0cm" svg:viewBox="0 0 98 420" svg:d="M98 415c0-2 0-2-7-9-53-53-66-132-66-196 0-73 16-146 67-199 6-5 6-5 6-7 0-3-2-4-4-4-4 0-42 29-68 82-20 47-26 93-26 128 0 32 5 83 28 130 26 52 62 80 66 80 2 0 4-2 4-5z"><text:p/></draw:path><draw:path draw:style-name="gr3" draw:text-style-name="P15" svg:width="0.257cm" svg:height="0.016cm" svg:x="7.891cm" svg:y="0.202cm" svg:viewBox="0 0 258 17" svg:d="M244 17c7 0 14 0 14-9 0-8-7-8-14-8-76 0-153 0-228 0-8 0-16 0-16 8 0 9 8 9 16 9 75 0 152 0 228 0z"><text:p/></draw:path><draw:path draw:style-name="gr3" draw:text-style-name="P15" svg:width="0.209cm" svg:height="0.189cm" svg:x="8.197cm" svg:y="0.13cm" svg:viewBox="0 0 210 190" svg:d="M128 59c3-11 12-51 42-51 2 0 12 0 21 6-12 3-21 14-21 23 0 7 5 15 17 15 9 0 23-8 23-24 0-22-25-28-40-28-24 0-39 22-44 31-11-27-34-31-46-31-43 0-67 54-67 65 0 4 4 4 5 4 4 0 5-2 5-5 14-45 43-56 56-56 9 0 23 5 23 29 0 13-7 41-23 100-6 26-20 45-39 45-3 0-12 0-21-7 10-2 19-10 19-22 0-11-9-15-15-15-13 0-23 11-23 24 0 20 20 28 40 28 27 0 43-29 44-31 5 15 20 31 46 31 43 0 67-54 67-65 0-4-4-4-5-4-5 0-5 2-6 5-14 45-42 56-56 56-16 0-23-15-23-28 0-10 2-19 7-37 5-20 10-39 14-58z"><text:p/></draw:path><draw:path draw:style-name="gr3" draw:text-style-name="P15" svg:width="0.097cm" svg:height="0.419cm" svg:x="8.449cm" svg:y="0cm" svg:viewBox="0 0 98 420" svg:d="M98 210c0-32-4-84-27-131-25-51-63-79-66-79s-5 1-5 4c0 2 0 2 8 10 42 41 66 109 66 196 0 71-15 145-68 199-6 4-6 4-6 6 0 3 2 5 5 5s42-29 67-82c22-47 26-94 26-128z"><text:p/></draw:path><draw:path draw:style-name="gr3" draw:text-style-name="P15" svg:width="0.28cm" svg:height="0.098cm" svg:x="8.7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15" svg:width="0.177cm" svg:height="0.287cm" svg:x="9.168cm" svg:y="0.035cm" svg:viewBox="0 0 178 288" svg:d="M178 145c0-32-2-67-17-97-19-41-54-48-72-48-25 0-55 11-73 50-14 29-16 63-16 95 0 33 2 69 19 101 18 34 49 42 70 42 23 0 55-8 73-48 14-30 16-61 16-95zM89 280c-17 0-41-11-49-52-5-24-5-62-5-87 0-27 0-54 3-77 9-51 40-54 51-54 14 0 42 7 50 49 4 24 4 55 4 82 0 32 0 60-5 86-6 40-30 53-49 53z"><text:p/></draw:path><draw:path draw:style-name="gr3" draw:text-style-name="P15" svg:width="0.391cm" svg:height="0.229cm" svg:x="9.494cm" svg:y="0.095cm" svg:viewBox="0 0 392 230" svg:d="M92 66c24-28 38-58 38-61 0-5-5-5-9-5-7 0-7 0-11 8-16 39-48 77-103 101-6 3-7 4-7 6s0 2 0 3c1 1 1 1 10 5 46 19 81 55 103 103 1 4 3 4 8 4 4 0 9 0 9-5 0-4-14-33-38-60 70 0 138 0 208 0-24 27-37 56-37 60 0 5 5 5 8 5 6 0 6 0 11-9 17-37 48-77 103-100 6-2 7-3 7-6 0-1 0-1 0-2-1-1-1-1-9-5-47-19-82-55-103-104-2-4-4-4-9-4-3 0-8 0-8 5 0 3 13 33 37 61-70 0-138 0-208 0zM77 148c-13-12-28-23-45-33 23-13 35-24 45-32 79 0 159 0 239 0 13 12 27 23 44 32-23 14-36 24-44 33-80 0-160 0-239 0z"><text:p/></draw:path><draw:path draw:style-name="gr3" draw:text-style-name="P15" svg:width="0.193cm" svg:height="0.269cm" svg:x="10.024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3" draw:text-style-name="P15" svg:width="0.097cm" svg:height="0.419cm" svg:x="10.276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15" svg:width="0.209cm" svg:height="0.189cm" svg:x="10.411cm" svg:y="0.13cm" svg:viewBox="0 0 210 190" svg:d="M128 59c3-11 12-51 42-51 3 0 12 0 22 6-12 3-20 14-20 23 0 7 4 15 15 15 10 0 23-8 23-24 0-22-25-28-40-28-24 0-38 22-43 31-11-27-33-31-45-31-45 0-69 54-69 65 0 4 4 2 5 4 4 0 5-2 6-5 14-45 42-56 56-56 9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3" draw:text-style-name="P15" svg:width="0.096cm" svg:height="0.419cm" svg:x="10.664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15" svg:width="0.279cm" svg:height="0.098cm" svg:x="10.94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5" svg:width="0.257cm" svg:height="0.016cm" svg:x="11.401cm" svg:y="0.202cm" svg:viewBox="0 0 258 17" svg:d="M244 17c7 0 14 0 14-9 0-8-7-8-14-8-77 0-153 0-230 0-7 0-14 0-14 8 0 9 7 9 14 9 77 0 153 0 230 0z"><text:p/></draw:path><draw:path draw:style-name="gr3" draw:text-style-name="P15" svg:width="0.192cm" svg:height="0.269cm" svg:x="11.701cm" svg:y="0.13cm" svg:viewBox="0 0 193 270" svg:d="M192 28c0-4 1-5 1-9 0-7-5-11-12-11-5 0-15 3-18 18-7-15-21-26-38-26-48 0-101 59-101 119 0 42 25 67 56 67 24 0 45-20 50-25v1c-10 38-15 53-15 54-1 4-15 46-60 46-8 0-23-1-33-5 12-3 16-14 16-21 0-8-4-15-15-15-10 0-23 7-23 24s16 25 55 25c53 0 84-32 90-57 16-62 31-124 47-185zM137 132c-3 11-12 22-22 29-8 7-21 16-33 16-22 0-28-22-28-39 0-20 12-71 24-91 11-22 29-39 47-39 27 0 33 35 33 38 0 1-1 3-1 6-7 26-13 53-20 80z"><text:p/></draw:path><draw:path draw:style-name="gr3" draw:text-style-name="P15" svg:width="0.097cm" svg:height="0.419cm" svg:x="11.952cm" svg:y="0cm" svg:viewBox="0 0 98 420" svg:d="M98 415c0-2 0-2-7-9-53-53-66-132-66-196 0-73 16-146 67-199 6-5 6-5 6-7 0-3-2-4-4-4-4 0-42 29-66 82-22 47-28 93-28 128 0 32 5 83 29 130 25 52 61 80 65 80 2 0 4-2 4-5z"><text:p/></draw:path><draw:path draw:style-name="gr3" draw:text-style-name="P15" svg:width="0.257cm" svg:height="0.016cm" svg:x="12.109cm" svg:y="0.202cm" svg:viewBox="0 0 258 17" svg:d="M244 17c7 0 14 0 14-9 0-8-7-8-14-8-76 0-153 0-228 0-8 0-16 0-16 8 0 9 8 9 16 9 75 0 152 0 228 0z"><text:p/></draw:path><draw:path draw:style-name="gr3" draw:text-style-name="P15" svg:width="0.209cm" svg:height="0.189cm" svg:x="12.415cm" svg:y="0.13cm" svg:viewBox="0 0 210 190" svg:d="M128 59c3-11 12-51 42-51 3 0 12 0 21 6-12 3-21 14-21 23 0 7 5 15 17 15 10 0 23-8 23-24 0-22-25-28-40-28-24 0-39 22-44 31-11-27-34-31-46-31-43 0-67 54-67 65 0 4 4 4 5 4 4 0 5-2 5-5 14-45 43-56 57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3" draw:text-style-name="P15" svg:width="0.097cm" svg:height="0.419cm" svg:x="12.667cm" svg:y="0cm" svg:viewBox="0 0 98 420" svg:d="M98 210c0-32-4-84-27-131-25-51-63-79-66-79s-5 1-5 4c0 2 0 2 8 10 42 41 66 109 66 196 0 71-15 145-68 199-6 4-6 4-6 6 0 3 2 5 5 5s42-29 67-82c22-47 26-94 26-128z"><text:p/></draw:path></draw:g></text:p>
      <text:p text:style-name="P13">Donc <draw:g text:anchor-type="as-char" svg:y="-0.187cm" draw:z-index="120" draw:name="Forme5" draw:style-name="gr1"><svg:title>TexMaths</svg:title><svg:desc>12§display§g§svg§600§FALSE§</svg:desc><draw:path draw:style-name="gr2" draw:text-style-name="P15" svg:width="0.154cm" svg:height="0.228cm" svg:x="0.016cm" svg:y="0.023cm" svg:viewBox="0 0 155 229" svg:d="M0 0c52 0 103 0 155 0 0 76 0 153 0 229-52 0-103 0-155 0 0-76 0-153 0-229z"><text:p/></draw:path><draw:path draw:style-name="gr3" draw:text-style-name="P15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 est bien impaire.</text:p>
      <text:p text:style-name="P13"/>
      <text:p text:style-name="P13">2.a <text:s text:c="2"/>On va démontrer par récurrence la propriété <draw:g text:anchor-type="as-char" svg:y="-0.314cm" draw:z-index="121" draw:name="Forme6" draw:style-name="gr1"><svg:title>TexMaths</svg:title><svg:desc>12§display§P(n) §svg§600§FALSE§</svg:desc><draw:path draw:style-name="gr2" draw:text-style-name="P15" svg:width="0.822cm" svg:height="0.376cm" svg:x="0.006cm" svg:y="0.023cm" svg:viewBox="0 0 823 377" svg:d="M0 0c275 0 548 0 823 0 0 126 0 251 0 377-275 0-548 0-823 0 0-126 0-251 0-377z"><text:p/></draw:path><draw:path draw:style-name="gr3" draw:text-style-name="P15" svg:width="0.3cm" svg:height="0.285cm" svg:x="0.001cm" svg:y="0.03cm" svg:viewBox="0 0 301 286" svg:d="M112 154c24 0 46 0 70 0 60 0 119-43 119-90 0-33-28-64-83-64-45 0-91 0-136 0-9 0-14 0-14 7 0 6 5 6 14 6 4 0 13 0 18 0 6 1 8 3 8 7 0 2 0 3-1 9-19 74-37 150-57 225-4 15-4 19-38 19-7 0-12 0-12 8 0 5 5 5 7 5 11 0 41-1 53-1 8 0 18 0 28 0 8 0 18 1 26 1 4 0 8 0 8-8 0-5-3-5-10-5-16 0-28 0-28-7 0-3 0-5 1-8 9-34 18-69 27-104zM142 29c3-15 4-16 22-16 14 0 27 0 40 0 36 0 57 11 57 40 0 17-8 53-25 68-20 18-45 22-64 22-21 0-40 0-59 0 9-38 19-76 29-114z"><text:p/></draw:path><draw:path draw:style-name="gr3" draw:text-style-name="P15" svg:width="0.096cm" svg:height="0.42cm" svg:x="0.355cm" svg:y="0.001cm" svg:viewBox="0 0 97 421" svg:d="M97 416c0-1 0-1-7-9-52-54-66-133-66-195 0-75 17-148 68-200 5-6 5-6 5-7 0-4-1-5-3-5-5 0-42 29-68 83-21 46-26 92-26 129 0 31 5 81 28 129 25 52 61 80 66 80 2 0 3-1 3-5z"><text:p/></draw:path><draw:path draw:style-name="gr3" draw:text-style-name="P15" svg:width="0.227cm" svg:height="0.19cm" svg:x="0.488cm" svg:y="0.131cm" svg:viewBox="0 0 228 191" svg:d="M25 161c-1 7-5 17-5 19 0 8 6 11 14 11 4 0 12-3 15-12 0-1 5-20 7-31 4-13 6-25 10-37 2-10 5-20 7-29 1-7 5-19 6-21 6-13 28-51 69-51 19 0 22 15 22 28 0 27-21 81-27 99-4 10-5 14-5 19 0 21 16 35 35 35 39 0 55-61 55-65 0-3-4-3-5-3-5 0-5 1-6 7-8 29-23 52-43 52-7 0-11-4-11-14 0-11 5-20 9-30 7-23 25-68 25-92 0-29-18-46-48-46-39 0-59 28-66 37-3-24-19-37-39-37-19 0-27 17-32 24-6 14-12 40-12 41 0 5 4 5 5 5 5 0 5-1 7-10 7-30 16-50 31-50 9 0 13 4 13 19 0 8-1 13-7 35-8 32-15 65-24 97z"><text:p/></draw:path><draw:path draw:style-name="gr3" draw:text-style-name="P15" svg:width="0.097cm" svg:height="0.42cm" svg:x="0.752cm" svg:y="0.001cm" svg:viewBox="0 0 98 421" svg:d="M98 212c0-34-4-85-27-133-25-51-63-79-66-79s-5 2-5 5c0 1 0 1 8 9 41 41 65 109 65 198 0 69-15 144-67 197-6 6-6 6-6 7 0 2 2 5 5 5s42-29 67-83c22-46 26-93 26-126z"><text:p/></draw:path></draw:g> qui pour tout n donne : <text:s text:c="2"/><draw:g text:anchor-type="as-char" svg:y="-0.293cm" draw:z-index="122" draw:name="Forme7" draw:style-name="gr1"><svg:title>TexMaths</svg:title><svg:desc>12§display§g(n)=n\alpha,\; Pour\; tout\; n\in\mathbb{N} \;avec\;  \alpha=g(1)§svg§600§FALSE§</svg:desc><draw:path draw:style-name="gr2" draw:text-style-name="P15" svg:width="7.781cm" svg:height="0.375cm" svg:x="0.016cm" svg:y="0.022cm" svg:viewBox="0 0 7782 376" svg:d="M0 0c2593 0 5188 0 7782 0 0 125 0 251 0 376-2594 0-5189 0-7782 0 0-125 0-251 0-376z"><text:p/></draw:path><draw:path draw:style-name="gr3" draw:text-style-name="P15" svg:width="0.193cm" svg:height="0.269cm" svg:x="0.001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3" draw:text-style-name="P15" svg:width="0.097cm" svg:height="0.419cm" svg:x="0.253cm" svg:y="0cm" svg:viewBox="0 0 98 420" svg:d="M98 415c0-2 0-2-7-9-53-53-67-132-67-196 0-73 17-146 68-199 6-5 6-5 6-7 0-3-2-4-4-4-5 0-42 29-68 82-21 47-26 93-26 128 0 32 5 83 28 130 25 52 61 80 66 80 2 0 4-2 4-5z"><text:p/></draw:path><draw:path draw:style-name="gr3" draw:text-style-name="P15" svg:width="0.228cm" svg:height="0.189cm" svg:x="0.387cm" svg:y="0.13cm" svg:viewBox="0 0 229 190" svg:d="M25 161c-1 6-3 16-3 18 0 7 6 11 12 11 4 0 12-2 15-11 0-1 5-22 7-31 4-13 6-27 10-39 2-9 5-18 7-27 3-7 5-19 6-22 6-13 29-52 69-52 19 0 22 16 22 30 0 27-20 80-27 99-4 10-4 14-4 19 0 19 15 34 34 34 41 0 56-61 56-65s-5-4-6-4c-3 0-3 2-6 8-8 28-23 53-43 53-7 0-10-5-10-15 0-11 4-20 8-30 8-22 26-68 26-93 0-27-19-44-49-44-39 0-59 26-66 36-1-23-19-36-39-36-19 0-27 16-31 24-7 14-13 39-13 41 0 4 4 2 5 4 5 0 5 0 7-10 7-30 16-51 31-51 9 0 13 6 13 21 0 8-1 13-7 35-8 32-15 65-24 97z"><text:p/></draw:path><draw:path draw:style-name="gr3" draw:text-style-name="P15" svg:width="0.096cm" svg:height="0.419cm" svg:x="0.653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15" svg:width="0.279cm" svg:height="0.098cm" svg:x="0.933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5" svg:width="0.228cm" svg:height="0.189cm" svg:x="1.367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3" draw:text-style-name="P15" svg:width="0.235cm" svg:height="0.189cm" svg:x="1.625cm" svg:y="0.13cm" svg:viewBox="0 0 236 190" svg:d="M185 87c0-67-40-87-71-87-58 0-114 60-114 119 0 40 25 71 68 71 27 0 58-10 89-35 6 22 21 35 39 35 22 0 36-23 36-30 0-3-3-4-5-4-4 0-5 1-6 4-7 22-23 22-24 22-12 0-12-34-12-44 0-8 0-9 3-14 40-51 48-99 48-100-1-1 0-4-4-4s-4 2-6 9c-8 26-22 59-41 84 0-10 0-18 0-26zM156 144c-37 33-70 38-86 38-26 0-39-20-39-47 0-21 11-65 25-87 20-31 42-40 57-40 42 0 42 56 42 89 0 16 0 40 1 47z"><text:p/></draw:path><draw:path draw:style-name="gr3" draw:text-style-name="P15" svg:width="0.048cm" svg:height="0.125cm" svg:x="1.915cm" svg:y="0.269cm" svg:viewBox="0 0 49 126" svg:d="M49 44c0-27-9-44-26-44-15 0-23 11-23 23 0 11 8 23 23 23 5 0 11-3 14-6 1-2 1-2 3-2 0 3 1 0 1 6 0 32-15 57-29 71-5 4-5 5-5 6 0 4 3 5 4 5 5 0 38-32 38-82z"><text:p/></draw:path><draw:path draw:style-name="gr3" draw:text-style-name="P15" svg:width="0.3cm" svg:height="0.286cm" svg:x="2.201cm" svg:y="0.028cm" svg:viewBox="0 0 301 287" svg:d="M110 155c24 0 48 0 72 0 60 0 119-44 119-91 0-33-27-64-83-64-45 0-91 0-136 0-9 0-14 0-14 8 0 5 4 5 12 5 6 0 14 1 18 1 8 2 10 3 10 8 0 1 0 2-1 7-19 74-37 150-57 225-4 16-6 20-38 20-7 0-12 0-12 7 0 6 5 6 6 6 12 0 42-2 54-2 8 0 18 1 26 1 10 0 20 1 28 1 4 0 8 0 8-9 0-4-3-4-12-4-15 0-27 0-27-8 0-3 1-5 1-8 8-34 18-68 26-103zM142 30c3-16 3-17 22-17 14 0 27 0 40 0 35 0 58 12 58 41 0 17-9 53-26 67-20 20-45 23-64 23-20 0-40 0-59 0 9-38 19-75 29-114z"><text:p/></draw:path><draw:path draw:style-name="gr3" draw:text-style-name="P15" svg:width="0.179cm" svg:height="0.189cm" svg:x="2.531cm" svg:y="0.13cm" svg:viewBox="0 0 180 190" svg:d="M180 71c0-43-30-71-67-71-57 0-113 59-113 119 0 42 28 71 67 71 57 0 113-58 113-119zM67 182c-18 0-36-14-36-47 0-21 11-65 24-87 22-32 46-40 57-40 25 0 37 21 37 46 0 17-9 61-24 88-15 25-39 40-58 40z"><text:p/></draw:path><draw:path draw:style-name="gr3" draw:text-style-name="P15" svg:width="0.215cm" svg:height="0.189cm" svg:x="2.73cm" svg:y="0.13cm" svg:viewBox="0 0 216 190" svg:d="M136 162c3 17 19 28 37 28 14 0 24-10 31-23 7-16 12-41 12-42 0-4-4-4-5-4-3 0-5 2-6 8-6 24-13 53-31 53-10 0-13-7-13-20 0-9 5-30 8-44 4-16 9-31 12-46 1-6 5-22 7-28 3-10 6-26 6-28 0-8-6-11-12-11-2 0-13 0-16 14-9 30-27 105-32 126-1 3-18 37-48 37-22 0-26-20-26-35 0-24 12-57 23-86 5-13 7-19 7-27 0-18-13-34-35-34-39 0-55 61-55 65s4 4 5 4c3 0 5-2 7-8 10-37 26-53 42-53 4 0 11 2 11 15 0 9-5 23-7 29-16 41-26 67-26 87 0 41 30 51 53 51 28 0 43-18 51-28z"><text:p/></draw:path><draw:path draw:style-name="gr3" draw:text-style-name="P15" svg:width="0.171cm" svg:height="0.189cm" svg:x="2.971cm" svg:y="0.13cm" svg:viewBox="0 0 172 190" svg:d="M25 161c-1 6-5 16-5 18 0 7 6 11 14 11 4 0 12-2 15-11 0-2 15-59 17-67 2-13 11-43 13-54 1-6 13-26 24-35 3-3 16-15 34-15 11 0 11 4 17 6-12 2-22 12-22 23 0 7 5 15 17 15 11 0 23-10 23-24 0-16-14-28-35-28-28 0-47 20-54 32-4-19-19-32-39-32-19 0-27 16-31 24-8 14-13 40-13 41 0 4 4 4 5 4 5 0 5 0 7-10 7-30 16-51 31-51 7 0 13 4 13 21 0 8-1 13-7 35-8 32-15 65-24 97z"><text:p/></draw:path><draw:path draw:style-name="gr3" draw:text-style-name="P15" svg:width="0.129cm" svg:height="0.266cm" svg:x="3.288cm" svg:y="0.052cm" svg:viewBox="0 0 130 267" svg:d="M77 96c13 0 26 0 39 0 9 0 14 0 14-9 0-4-5-4-12-4-12 0-26 0-38 0 15-60 17-69 17-71 0-7-5-12-12-12-1 0-13 1-17 16-6 22-10 44-16 67-14 0-27 0-40 0-8 0-12 0-12 7 0 6 2 6 12 6 12 0 24 0 36 0-30 118-31 125-31 132 0 23 15 39 38 39 43 0 67-60 67-64 0-3-3-3-4-3-4 0-5 1-8 6-18 42-39 52-54 52-9 0-13-6-13-19 0-11 1-13 3-20 10-41 20-82 31-123z"><text:p/></draw:path><draw:path draw:style-name="gr3" draw:text-style-name="P15" svg:width="0.179cm" svg:height="0.189cm" svg:x="3.448cm" svg:y="0.13cm" svg:viewBox="0 0 180 190" svg:d="M180 71c0-43-29-71-67-71-57 0-113 59-113 119 0 42 28 71 67 71 57 0 113-58 113-119zM67 182c-18 0-36-14-36-47 0-21 11-65 24-87 22-32 46-40 58-40 24 0 37 21 37 46 0 17-8 61-25 88-15 25-37 40-58 40z"><text:p/></draw:path><draw:path draw:style-name="gr3" draw:text-style-name="P15" svg:width="0.216cm" svg:height="0.189cm" svg:x="3.647cm" svg:y="0.13cm" svg:viewBox="0 0 217 190" svg:d="M136 162c4 17 19 28 37 28 14 0 24-10 31-23 7-16 13-41 13-42 0-4-5-4-6-4-3 0-3 2-6 8-5 24-13 53-31 53-8 0-13-7-13-20 0-9 5-30 8-44 4-16 9-31 12-46 1-6 6-22 7-28 3-10 6-26 6-28 0-8-6-11-12-11-2 0-13 0-16 14-8 30-27 105-32 126 0 3-16 37-48 37-21 0-26-20-26-35 0-24 12-57 23-86 5-13 7-19 7-27 0-18-13-34-35-34-39 0-55 61-55 65s4 2 5 4c5 0 5-2 7-8 11-37 26-53 42-53 4 0 11 2 11 15 0 9-5 23-7 29-16 41-24 67-24 87 0 41 28 51 51 51 28 0 43-18 51-28z"><text:p/></draw:path><draw:path draw:style-name="gr3" draw:text-style-name="P15" svg:width="0.129cm" svg:height="0.266cm" svg:x="3.886cm" svg:y="0.052cm" svg:viewBox="0 0 130 267" svg:d="M77 96c13 0 26 0 39 0 9 0 14 0 14-9 0-4-5-4-12-4-12 0-26 0-38 0 16-60 18-69 18-71 0-7-6-12-13-12-1 0-13 1-17 16-4 22-10 44-15 67-13 0-27 0-40 0-8 0-13 0-13 7 0 6 4 6 12 6 12 0 25 0 37 0-30 118-32 125-32 132 0 23 15 39 38 39 43 0 67-60 67-64 0-3-3-3-4-3-4 0-4 1-6 6-18 42-41 52-56 52-8 0-13-6-13-19 0-11 1-13 3-20 10-41 20-82 31-123z"><text:p/></draw:path><draw:path draw:style-name="gr3" draw:text-style-name="P15" svg:width="0.227cm" svg:height="0.189cm" svg:x="4.157cm" svg:y="0.13cm" svg:viewBox="0 0 228 190" svg:d="M24 161c-1 6-4 16-4 18 0 7 6 11 12 11s14-2 16-11c1-1 6-22 8-31 4-13 6-27 10-39 2-9 5-18 7-27 1-7 5-19 5-22 7-13 29-52 70-52 18 0 22 16 22 30 0 27-21 80-27 99-4 10-5 14-5 19 0 19 16 34 35 34 39 0 55-61 55-65s-4-4-5-4c-5 0-5 2-6 8-8 28-23 53-43 53-7 0-11-5-11-15 0-11 5-20 9-30 7-22 25-68 25-93 0-27-18-44-48-44-39 0-59 26-66 36-3-23-19-36-39-36s-27 16-32 24c-6 14-12 39-12 41 0 4 4 4 5 4 3 0 5 0 7-10 7-30 16-51 31-51 9 0 12 6 12 21 0 8-1 13-6 35-8 32-17 65-25 97z"><text:p/></draw:path><draw:path draw:style-name="gr3" draw:text-style-name="P15" svg:width="0.21cm" svg:height="0.242cm" svg:x="4.549cm" svg:y="0.088cm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3" draw:text-style-name="P15" svg:width="0.285cm" svg:height="0.293cm" svg:x="4.924cm" svg:y="0.028cm" svg:viewBox="0 0 286 294" svg:d="M36 37c0 69 0 137 0 205 0 22-4 30-25 30-4 0-11 1-11 7 0 8 6 8 14 8 22 0 44 0 65 0 7 0 15 0 15-8 0-6-8-7-14-7-22 0-26-9-26-32 0-63 0-127 0-191 61 80 121 160 182 239 4 5 6 6 9 6 7 0 7-6 7-13 0-78 0-157 0-237 0-24 4-30 23-30 3 0 11 0 11-7s-8-7-15-7c-20 0-41 0-61 0-8 0-14 0-14 7s7 7 12 7c24 0 26 9 26 32 0 43 0 86 0 131-42-58-85-114-127-171-4-6-5-6-15-6-25 0-49 0-74 0-7 0-13 0-13 7 0 6 6 7 8 7 12 2 19 9 24 14-1 3-1 3-1 9zM238 266c-62-81-123-161-184-242-5-5-5-6-8-10 16 0 32 0 49 0 48 64 95 128 143 192 0 19 0 39 0 60z"><text:p/></draw:path><draw:path draw:style-name="gr3" draw:text-style-name="P15" svg:width="0.192cm" svg:height="0.189cm" svg:x="5.351cm" svg:y="0.13cm" svg:viewBox="0 0 193 190" svg:d="M140 26c-7-15-19-26-38-26-49 0-102 61-102 123 0 39 24 67 56 67 9 0 30-1 56-31 3 18 18 31 38 31 14 0 24-10 31-23 7-16 12-41 12-42 0-4-3-4-5-4-3 0-4 2-6 8-7 27-14 53-32 53-11 0-12-11-12-20s1-13 5-31c5-18 6-23 9-38 5-21 11-40 16-59 2-12 2-12 2-15 0-7-4-11-12-11-9 0-16 10-18 18zM114 136c-2 7-2 8-10 15-18 23-34 31-46 31-22 0-28-25-28-40 0-22 14-73 24-93 12-25 31-41 48-41 28 0 34 35 34 38 0 2-2 4-2 7-7 28-13 55-20 83z"><text:p/></draw:path><draw:path draw:style-name="gr3" draw:text-style-name="P15" svg:width="0.184cm" svg:height="0.189cm" svg:x="5.569cm" svg:y="0.13cm" svg:viewBox="0 0 185 190" svg:d="M185 29c0-23-11-29-18-29-11 0-21 11-21 20 0 5 3 8 6 12 10 9 15 20 15 35 0 17-25 115-75 115-21 0-31-16-31-38 0-23 11-54 24-89 4-7 5-13 5-21 0-18-13-34-34-34-39 0-56 61-56 65s4 2 5 4c5 0 5-2 7-8 12-42 30-53 43-53 3 0 10 0 10 15 0 9-4 21-7 29-18 49-24 68-24 86 0 46 37 52 56 52 71 0 95-140 95-161z"><text:p/></draw:path><draw:path draw:style-name="gr3" draw:text-style-name="P15" svg:width="0.161cm" svg:height="0.189cm" svg:x="5.796cm" svg:y="0.13cm" svg:viewBox="0 0 162 190" svg:d="M60 89c12 0 43-1 64-10 30-13 32-38 32-43 0-19-17-36-46-36-46 0-110 41-110 114 0 43 25 76 66 76 61 0 96-45 96-49 0-3-2-6-5-6-2 0-3 1-6 4-32 43-79 43-84 43-32 0-37-37-37-50 0-5 1-18 7-43 7 0 16 0 23 0zM40 79c16-63 60-71 70-71 21 0 32 14 32 28 0 43-68 43-84 43-6 0-12 0-18 0z"><text:p/></draw:path><draw:path draw:style-name="gr3" draw:text-style-name="P15" svg:width="0.163cm" svg:height="0.189cm" svg:x="5.991cm" svg:y="0.13cm" svg:viewBox="0 0 164 190" svg:d="M150 25c-7 0-13 0-19 6-6 7-7 15-7 17 0 10 7 15 15 15 12 0 24-10 24-27 0-20-20-36-50-36-57 0-113 60-113 119 0 38 24 71 68 71 60 0 96-45 96-49 0-3-2-6-6-6-1 0-2 1-4 4-34 43-80 43-84 43-28 0-39-22-39-47 0-17 9-58 23-85 13-22 36-42 60-42 13 0 30 6 36 17z"><text:p/></draw:path><draw:path draw:style-name="gr3" draw:text-style-name="P15" svg:width="0.235cm" svg:height="0.189cm" svg:x="6.291cm" svg:y="0.13cm" svg:viewBox="0 0 236 190" svg:d="M184 87c0-67-40-87-71-87-58 0-113 60-113 119 0 40 25 71 68 71 27 0 57-10 89-35 5 22 19 35 39 35 21 0 34-23 34-30 0-3-2-4-4-4-3 0-4 1-6 4-8 22-16 14-23 22-13 0-13-34-13-44 0-8 0-9 3-14 40-51 49-99 49-100-1-1-1-4-4-4-5 0-5 2-8 9-7 26-21 59-40 84 0-10 0-18 0-26zM155 144c-37 33-70 38-87 38-25 0-37-20-37-47 0-21 11-65 24-87 21-31 43-40 58-40 42 0 42 56 42 89 0 16 0 40 0 47z"><text:p/></draw:path><draw:path draw:style-name="gr3" draw:text-style-name="P15" svg:width="0.279cm" svg:height="0.098cm" svg:x="6.68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5" svg:width="0.192cm" svg:height="0.269cm" svg:x="7.113cm" svg:y="0.13cm" svg:viewBox="0 0 193 270" svg:d="M192 28c1-4 1-5 1-9 0-7-5-11-12-11-3 0-15 3-17 18-7-15-22-26-39-26-48 0-100 59-100 119 0 42 25 67 55 67 26 0 46-20 50-25v1c-9 38-14 53-14 54-2 4-16 46-61 46-7 0-21-1-33-5 13-3 16-14 16-21 0-8-3-15-15-15-10 0-23 7-23 24s16 25 56 25c53 0 83-32 89-57 16-62 31-124 47-185zM138 132c-2 11-12 22-22 29-9 7-21 16-34 16-21 0-28-22-28-39 0-20 13-71 24-91 12-22 30-39 48-39 28 0 34 35 34 38 0 1-2 3-2 6-7 26-13 53-20 80z"><text:p/></draw:path><draw:path draw:style-name="gr3" draw:text-style-name="P15" svg:width="0.096cm" svg:height="0.419cm" svg:x="7.365cm" svg:y="0cm" svg:viewBox="0 0 97 420" svg:d="M97 415c0-2 0-2-7-9-52-53-66-132-66-196 0-73 17-146 68-199 5-5 5-5 5-7 0-3-1-4-3-4-5 0-42 29-68 82-21 47-26 93-26 128 0 32 5 83 28 130 25 52 61 80 66 80 2 0 3-2 3-5z"><text:p/></draw:path><draw:path draw:style-name="gr3" draw:text-style-name="P15" svg:width="0.138cm" svg:height="0.279cm" svg:x="7.524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3" draw:text-style-name="P15" svg:width="0.097cm" svg:height="0.419cm" svg:x="7.721cm" svg:y="0cm" svg:viewBox="0 0 98 420" svg:d="M98 210c0-32-4-84-27-131-25-51-61-79-66-79-3 0-5 1-5 4 0 2 0 2 8 10 42 41 66 109 66 196 0 71-15 145-68 199-6 4-6 4-6 6 0 3 2 5 5 5 5 0 42-29 67-82 22-47 26-94 26-128z"><text:p/></draw:path></draw:g></text:p>
      <text:p text:style-name="P13"/>
      <text:p text:style-name="P13">Initialisation : </text:p>
      <text:p text:style-name="P13">Pour <draw:g text:anchor-type="as-char" svg:y="-0.288cm" draw:z-index="123" draw:name="Forme8" draw:style-name="gr1"><svg:title>TexMaths</svg:title><svg:desc>12§display§n=0§svg§600§FALSE§</svg:desc><draw:path draw:style-name="gr2" draw:text-style-name="P15" svg:width="0.963cm" svg:height="0.243cm" svg:x="0.01cm" svg:y="0.019cm" svg:viewBox="0 0 964 244" svg:d="M0 0c322 0 642 0 964 0 0 82 0 163 0 244-322 0-642 0-964 0 0-81 0-162 0-244z"><text:p/></draw:path><draw:path draw:style-name="gr3" draw:text-style-name="P15" svg:width="0.227cm" svg:height="0.188cm" svg:x="0.001cm" svg:y="0.092cm" svg:viewBox="0 0 228 189" svg:d="M25 161c-1 6-3 15-3 18 0 7 6 10 12 10 4 0 12-3 15-12s5-20 9-31c2-12 6-24 8-36 2-9 5-19 7-29 3-7 5-19 6-20 6-13 29-51 69-51 19 0 22 15 22 30 0 25-20 79-27 97-4 8-4 14-4 18 0 20 15 34 34 34 39 0 55-60 55-63 0-4-4-4-5-4-3 0-3 1-6 7-8 28-23 51-43 51-7 0-10-4-10-13 0-11 4-21 8-29 8-23 25-68 25-92 0-29-18-46-48-46-39 0-59 28-66 37-1-24-19-37-39-37-19 0-27 17-31 24-7 14-13 40-13 41 0 5 4 2 5 5 5 0 5 0 7-10 7-30 16-50 31-50 9 0 13 6 13 19 0 9-1 13-7 36-8 32-15 64-24 96z"><text:p/></draw:path><draw:path draw:style-name="gr3" draw:text-style-name="P15" svg:width="0.279cm" svg:height="0.097cm" svg:x="0.382cm" svg:y="0.123cm" svg:viewBox="0 0 280 98" svg:d="M265 17c6 0 15 0 15-9 0-8-9-8-14-8-85 0-169 0-253 0-6 0-13 0-13 8 0 9 7 9 14 9 84 0 167 0 251 0zM266 98c5 0 14 0 14-8s-9-8-15-8c-84 0-167 0-251 0-7 0-14 0-14 8s7 8 13 8c84 0 168 0 253 0z"><text:p/></draw:path><draw:path draw:style-name="gr3" draw:text-style-name="P15" svg:width="0.177cm" svg:height="0.287cm" svg:x="0.818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/draw:g> on a :</text:p>
      <text:p text:style-name="P13"/>
      <text:p text:style-name="P13"><draw:g text:anchor-type="as-char" svg:y="-0.314cm" draw:z-index="124" draw:name="Forme9" draw:style-name="gr1"><svg:title>TexMaths</svg:title><svg:desc>12§display§
g(0)=0=0\times\alpha§svg§600§FALSE§</svg:desc><draw:path draw:style-name="gr2" draw:text-style-name="P15" svg:width="3.025cm" svg:height="0.376cm" svg:x="0.016cm" svg:y="0.023cm" svg:viewBox="0 0 3026 377" svg:d="M0 0c1009 0 2017 0 3026 0 0 126 0 251 0 377-1009 0-2017 0-3026 0 0-126 0-251 0-377z"><text:p/></draw:path><draw:path draw:style-name="gr3" draw:text-style-name="P15" svg:width="0.193cm" svg:height="0.271cm" svg:x="0.001cm" svg:y="0.131cm" svg:viewBox="0 0 194 272" svg:d="M193 28c0-3 1-5 1-8 0-7-4-12-12-12-4 0-15 4-18 18-7-15-21-26-38-26-49 0-101 59-101 120 0 41 25 66 57 66 24 0 44-19 48-24h1c-10 38-10 36-15 56-1 4-15 44-60 44-8 0-22 0-34-4 13-3 18-14 18-21s-5-15-17-15c-9 0-23 8-23 24 0 17 16 26 56 26 53 0 83-33 90-57 16-62 32-125 47-187zM138 132c-2 11-12 22-22 30-8 7-21 15-33 15-22 0-28-22-28-39 0-20 12-69 24-91 11-21 29-37 47-37 28 0 34 33 34 36 0 2-2 4-2 6-7 26-13 53-20 80z"><text:p/></draw:path><draw:path draw:style-name="gr3" draw:text-style-name="P15" svg:width="0.097cm" svg:height="0.42cm" svg:x="0.253cm" svg:y="0.001cm" svg:viewBox="0 0 98 421" svg:d="M98 416c0-1 0-1-7-9-53-54-66-133-66-197 0-73 16-146 67-198 6-6 6-6 6-7 0-4-2-5-4-5-4 0-42 29-68 83-21 46-26 92-26 127 0 33 5 83 28 131 25 52 62 80 66 80 2 0 4-1 4-5z"><text:p/></draw:path><draw:path draw:style-name="gr3" draw:text-style-name="P15" svg:width="0.177cm" svg:height="0.287cm" svg:x="0.392cm" svg:y="0.037cm" svg:viewBox="0 0 178 288" svg:d="M178 145c0-33-3-67-17-98-21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draw:path draw:style-name="gr3" draw:text-style-name="P15" svg:width="0.096cm" svg:height="0.42cm" svg:x="0.61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5" svg:width="0.279cm" svg:height="0.099cm" svg:x="0.89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5" svg:width="0.177cm" svg:height="0.287cm" svg:x="1.329cm" svg:y="0.037cm" svg:viewBox="0 0 178 288" svg:d="M178 145c0-33-3-67-18-98-20-41-53-47-71-47-25 0-57 11-73 49-15 30-16 63-16 96 0 32 1 70 18 100 19 35 49 43 70 43 22 0 55-8 74-49 13-27 16-60 16-94zM88 279c-16 0-41-11-48-51-5-24-5-63-5-87 0-28 0-56 3-78 8-50 40-55 50-55 14 0 42 9 50 50 4 24 4 56 4 83 0 31 0 60-4 86-7 40-31 52-50 52z"><text:p/></draw:path><draw:path draw:style-name="gr3" draw:text-style-name="P15" svg:width="0.28cm" svg:height="0.099cm" svg:x="1.662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3" draw:text-style-name="P15" svg:width="0.177cm" svg:height="0.287cm" svg:x="2.1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draw:path draw:style-name="gr3" draw:text-style-name="P15" svg:width="0.202cm" svg:height="0.202cm" svg:x="2.451cm" svg:y="0.11cm" svg:viewBox="0 0 203 203" svg:d="M102 90c-29-27-56-56-85-84-5-5-6-6-9-6-4 0-8 4-8 8 0 3 0 4 5 9 27 27 56 56 84 84-28 28-57 56-84 85-5 5-5 6-5 9 0 5 4 8 8 8 3 0 4-1 9-6 27-29 56-56 84-84 29 29 59 58 87 88 2 0 4 2 6 2 5 0 9-3 9-8 0-1 0-3-1-5 0-1-68-67-89-89 26-25 51-52 78-77 1-2 8-7 9-10 2-1 3-3 3-6 0-4-4-8-9-8-3 0-4 1-9 6-28 28-55 57-83 84z"><text:p/></draw:path><draw:path draw:style-name="gr3" draw:text-style-name="P15" svg:width="0.235cm" svg:height="0.19cm" svg:x="2.827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/draw:g></text:p>
      <text:p text:style-name="P13">Donc <draw:g text:anchor-type="as-char" svg:y="-0.314cm" draw:z-index="125" draw:name="Forme10" draw:style-name="gr1"><svg:title>TexMaths</svg:title><svg:desc>12§display§P(n)§svg§600§FALSE§</svg:desc><draw:path draw:style-name="gr2" draw:text-style-name="P15" svg:width="0.822cm" svg:height="0.376cm" svg:x="0.006cm" svg:y="0.023cm" svg:viewBox="0 0 823 377" svg:d="M0 0c275 0 548 0 823 0 0 126 0 251 0 377-275 0-548 0-823 0 0-126 0-251 0-377z"><text:p/></draw:path><draw:path draw:style-name="gr3" draw:text-style-name="P15" svg:width="0.3cm" svg:height="0.285cm" svg:x="0.001cm" svg:y="0.03cm" svg:viewBox="0 0 301 286" svg:d="M112 154c24 0 46 0 70 0 60 0 119-43 119-90 0-33-28-64-83-64-45 0-91 0-136 0-9 0-14 0-14 7 0 6 5 6 14 6 4 0 13 0 18 0 6 1 8 3 8 7 0 2 0 3-1 9-19 74-37 150-57 225-4 15-4 19-38 19-7 0-12 0-12 8 0 5 5 5 7 5 11 0 41-1 53-1 8 0 18 0 28 0 8 0 18 1 26 1 4 0 8 0 8-8 0-5-3-5-10-5-16 0-28 0-28-7 0-3 0-5 1-8 9-34 18-69 27-104zM142 29c3-15 4-16 22-16 14 0 27 0 40 0 36 0 57 11 57 40 0 17-8 53-25 68-20 18-45 22-64 22-21 0-40 0-59 0 9-38 19-76 29-114z"><text:p/></draw:path><draw:path draw:style-name="gr3" draw:text-style-name="P15" svg:width="0.096cm" svg:height="0.42cm" svg:x="0.355cm" svg:y="0.001cm" svg:viewBox="0 0 97 421" svg:d="M97 416c0-1 0-1-7-9-52-54-66-133-66-195 0-75 17-148 68-200 5-6 5-6 5-7 0-4-1-5-3-5-5 0-42 29-68 83-21 46-26 92-26 129 0 31 5 81 28 129 25 52 61 80 66 80 2 0 3-1 3-5z"><text:p/></draw:path><draw:path draw:style-name="gr3" draw:text-style-name="P15" svg:width="0.227cm" svg:height="0.19cm" svg:x="0.488cm" svg:y="0.131cm" svg:viewBox="0 0 228 191" svg:d="M25 161c-1 7-5 17-5 19 0 8 6 11 14 11 4 0 12-3 15-12 0-1 5-20 7-31 4-13 6-25 10-37 2-10 5-20 7-29 1-7 5-19 6-21 6-13 28-51 69-51 19 0 22 15 22 28 0 27-21 81-27 99-4 10-5 14-5 19 0 21 16 35 35 35 39 0 55-61 55-65 0-3-4-3-5-3-5 0-5 1-6 7-8 29-23 52-43 52-7 0-11-4-11-14 0-11 5-20 9-30 7-23 25-68 25-92 0-29-18-46-48-46-39 0-59 28-66 37-3-24-19-37-39-37-19 0-27 17-32 24-6 14-12 40-12 41 0 5 4 5 5 5 5 0 5-1 7-10 7-30 16-50 31-50 9 0 13 4 13 19 0 8-1 13-7 35-8 32-15 65-24 97z"><text:p/></draw:path><draw:path draw:style-name="gr3" draw:text-style-name="P15" svg:width="0.097cm" svg:height="0.42cm" svg:x="0.752cm" svg:y="0.001cm" svg:viewBox="0 0 98 421" svg:d="M98 212c0-34-4-85-27-133-25-51-63-79-66-79s-5 2-5 5c0 1 0 1 8 9 41 41 65 109 65 198 0 69-15 144-67 197-6 6-6 6-6 7 0 2 2 5 5 5s42-29 67-83c22-46 26-93 26-126z"><text:p/></draw:path></draw:g> est vraie pour un entier <draw:g text:anchor-type="as-char" svg:y="-0.189cm" draw:z-index="126" draw:name="Forme11" draw:style-name="gr1"><svg:title>TexMaths</svg:title><svg:desc>12§display§n§svg§600§FALSE§</svg:desc><draw:path draw:style-name="gr2" draw:text-style-name="P15" svg:width="0.196cm" svg:height="0.144cm" svg:x="0.01cm" svg:y="0.022cm" svg:viewBox="0 0 197 145" svg:d="M0 0c65 0 131 0 197 0 0 48 0 97 0 145-66 0-132 0-197 0 0-48 0-97 0-145z"><text:p/></draw:path><draw:path draw:style-name="gr3" draw:text-style-name="P15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text:p>
      <text:p text:style-name="P13"/>
      <text:p text:style-name="P13">Hérédité :</text:p>
      <text:p text:style-name="P13"/>
      <text:p text:style-name="P13"><draw:g text:anchor-type="as-char" svg:y="-0.314cm" draw:z-index="127" draw:name="Forme12" draw:style-name="gr1"><svg:title>TexMaths</svg:title><svg:desc>12§display§g(n+1)=g(n)+g(1)=n\alpha+\alpha=(n+1)\alpha§svg§600§FALSE§</svg:desc><draw:path draw:style-name="gr2" draw:text-style-name="P15" svg:width="8.106cm" svg:height="0.375cm" svg:x="0.016cm" svg:y="0.022cm" svg:viewBox="0 0 8107 376" svg:d="M0 0c2703 0 5404 0 8107 0 0 125 0 251 0 376-2703 0-5404 0-8107 0 0-125 0-251 0-376z"><text:p/></draw:path><draw:path draw:style-name="gr3" draw:text-style-name="P15" svg:width="0.193cm" svg:height="0.269cm" svg:x="0.001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3" draw:text-style-name="P15" svg:width="0.097cm" svg:height="0.419cm" svg:x="0.253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15" svg:width="0.228cm" svg:height="0.189cm" svg:x="0.387cm" svg:y="0.13cm" svg:viewBox="0 0 229 190" svg:d="M25 161c-1 6-3 16-3 18 0 7 6 11 12 11 4 0 12-2 15-11 0-1 5-22 9-31 2-13 6-27 8-39 2-9 5-18 7-27 3-7 5-19 6-22 6-13 29-52 69-52 19 0 22 16 22 30 0 27-20 80-27 99-4 10-4 14-4 19 0 19 15 34 34 34 41 0 56-61 56-65s-5-4-6-4c-3 0-3 2-6 8-8 28-23 53-43 53-7 0-10-5-10-15 0-11 4-20 8-30 8-22 26-68 26-93 0-27-19-44-49-44-39 0-59 26-66 36-1-23-19-36-39-36-19 0-27 16-31 24-7 14-13 39-13 41 0 4 4 2 5 4 5 0 5 0 7-10 7-30 16-51 31-51 9 0 13 6 13 21 0 8-1 13-7 35-8 32-15 65-24 97z"><text:p/></draw:path><draw:path draw:style-name="gr3" draw:text-style-name="P15" svg:width="0.279cm" svg:height="0.279cm" svg:x="0.746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15" svg:width="0.138cm" svg:height="0.279cm" svg:x="1.182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3" draw:text-style-name="P15" svg:width="0.097cm" svg:height="0.419cm" svg:x="1.379cm" svg:y="0cm" svg:viewBox="0 0 98 420" svg:d="M98 210c0-32-4-84-28-131-26-51-62-79-65-79-4 0-5 1-5 4 0 2 0 2 8 10 41 41 65 109 65 196 0 71-15 145-67 199-6 4-6 4-6 6 0 3 1 5 5 5 3 0 42-29 66-82 21-47 27-94 27-128z"><text:p/></draw:path><draw:path draw:style-name="gr3" draw:text-style-name="P15" svg:width="0.28cm" svg:height="0.098cm" svg:x="1.659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15" svg:width="0.193cm" svg:height="0.269cm" svg:x="2.087cm" svg:y="0.13cm" svg:viewBox="0 0 194 270" svg:d="M193 28c0-4 1-5 1-9 0-7-4-11-12-11-4 0-15 3-18 18-7-15-21-26-39-26-48 0-100 59-100 119 0 42 25 67 57 67 24 0 44-20 48-25 0 0 1 0 1 1-10 38-15 53-15 54-1 4-15 46-61 46-7 0-21-1-33-5 13-3 18-14 18-21 0-8-5-15-17-15-9 0-23 7-23 24s16 25 56 25c53 0 83-32 90-57 16-62 32-124 47-185zM138 132c-2 11-12 22-22 29-8 7-21 16-33 16-22 0-28-22-28-39 0-20 12-71 23-91 12-22 30-39 48-39 28 0 34 35 34 38 0 1-2 3-2 6-7 26-13 53-20 80z"><text:p/></draw:path><draw:path draw:style-name="gr3" draw:text-style-name="P15" svg:width="0.097cm" svg:height="0.419cm" svg:x="2.339cm" svg:y="0cm" svg:viewBox="0 0 98 420" svg:d="M98 415c0-2 0-2-7-9-53-53-66-132-66-196 0-73 16-146 67-199 6-5 6-5 6-7 0-3-2-4-4-4-4 0-42 29-68 82-21 47-26 93-26 128 0 32 5 83 28 130 25 52 62 80 66 80 2 0 4-2 4-5z"><text:p/></draw:path><draw:path draw:style-name="gr3" draw:text-style-name="P15" svg:width="0.228cm" svg:height="0.189cm" svg:x="2.473cm" svg:y="0.13cm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3" draw:text-style-name="P15" svg:width="0.097cm" svg:height="0.419cm" svg:x="2.738cm" svg:y="0cm" svg:viewBox="0 0 98 420" svg:d="M98 210c0-32-4-84-28-131-26-51-62-79-65-79-4 0-5 1-5 4 0 2 0 2 8 10 41 41 65 109 65 196 0 71-15 145-67 199-6 4-6 4-6 6 0 3 1 5 5 5 3 0 42-29 66-82 21-47 27-94 27-128z"><text:p/></draw:path><draw:path draw:style-name="gr3" draw:text-style-name="P15" svg:width="0.28cm" svg:height="0.279cm" svg:x="2.995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" draw:text-style-name="P15" svg:width="0.193cm" svg:height="0.269cm" svg:x="3.4cm" svg:y="0.13cm" svg:viewBox="0 0 194 270" svg:d="M193 28c0-4 1-5 1-9 0-7-6-11-13-11-3 0-15 3-17 18-7-15-22-26-39-26-48 0-100 59-100 119 0 42 25 67 57 67 24 0 44-20 48-25 0 0 1 0 1 1-10 38-15 53-15 54-1 4-15 46-61 46-7 0-21-1-33-5 13-3 18-14 18-21 0-8-5-15-17-15-9 0-23 7-23 24s16 25 56 25c53 0 83-32 90-57 16-62 32-124 47-185zM138 132c-2 11-12 22-22 29-8 7-21 16-33 16-22 0-28-22-28-39 0-20 12-71 23-91 12-22 30-39 48-39 28 0 34 35 34 38 0 1-2 3-2 6-7 26-13 53-20 80z"><text:p/></draw:path><draw:path draw:style-name="gr3" draw:text-style-name="P15" svg:width="0.097cm" svg:height="0.419cm" svg:x="3.652cm" svg:y="0cm" svg:viewBox="0 0 98 420" svg:d="M98 415c0-2 0-2-7-9-53-53-66-132-66-196 0-73 16-146 67-199 6-5 6-5 6-7 0-3-2-4-4-4-4 0-42 29-68 82-21 47-26 93-26 128 0 32 5 83 28 130 25 52 62 80 66 80 2 0 4-2 4-5z"><text:p/></draw:path><draw:path draw:style-name="gr3" draw:text-style-name="P15" svg:width="0.138cm" svg:height="0.279cm" svg:x="3.811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" draw:text-style-name="P15" svg:width="0.096cm" svg:height="0.419cm" svg:x="4.009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15" svg:width="0.279cm" svg:height="0.098cm" svg:x="4.289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15" svg:width="0.228cm" svg:height="0.189cm" svg:x="4.722cm" svg:y="0.13cm" svg:viewBox="0 0 229 190" svg:d="M25 161c-1 6-3 16-3 18 0 7 6 11 12 11 4 0 12-2 15-11 0-1 5-22 9-31 2-13 6-27 8-39 2-9 5-18 7-27 3-7 5-19 6-22 6-13 29-52 69-52 19 0 22 16 22 30 0 27-20 80-27 99-4 10-4 14-4 19 0 19 15 34 35 34 40 0 55-61 55-65s-5-4-6-4c-3 0-3 2-6 8-8 28-23 53-43 53-7 0-10-5-10-15 0-11 4-20 8-30 8-22 26-68 26-93 0-27-19-44-49-44-39 0-59 26-66 36-1-23-19-36-39-36-19 0-27 16-31 24-7 14-13 39-13 41 0 4 4 2 5 4 5 0 5 0 7-10 7-30 16-51 31-51 9 0 13 6 13 21 0 8-1 13-7 35-8 32-15 65-24 97z"><text:p/></draw:path><draw:path draw:style-name="gr3" draw:text-style-name="P15" svg:width="0.235cm" svg:height="0.189cm" svg:x="4.98cm" svg:y="0.13cm" svg:viewBox="0 0 236 190" svg:d="M184 87c0-67-39-87-70-87-58 0-114 60-114 119 0 40 25 71 68 71 27 0 58-10 89-35 6 22 19 35 39 35 22 0 36-23 36-30 0-3-3-4-5-4-4 0-5 1-6 4-7 22-23 22-24 22-13 0-13-34-13-44 0-8 0-9 4-14 40-51 48-99 48-100-1-1 0-4-4-4s-4 2-6 9c-8 26-22 59-42 84 0-10 0-18 0-26zM156 144c-37 33-70 38-86 38-26 0-39-20-39-47 0-21 11-65 25-87 20-31 42-40 57-40 42 0 42 56 42 89 0 16 0 40 1 47z"><text:p/></draw:path><draw:path draw:style-name="gr3" draw:text-style-name="P15" svg:width="0.279cm" svg:height="0.279cm" svg:x="5.352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15" svg:width="0.235cm" svg:height="0.189cm" svg:x="5.768cm" svg:y="0.13cm" svg:viewBox="0 0 236 190" svg:d="M184 87c0-67-40-87-71-87-58 0-113 60-113 119 0 40 25 71 68 71 27 0 57-10 89-35 5 22 19 35 39 35 21 0 34-23 34-30 0-3-2-4-4-4-3 0-4 1-5 4-9 22-23 22-24 22-13 0-13-34-13-44 0-8 0-9 4-14 40-51 48-99 48-100-1-1 0-4-4-4-5 0-5 2-8 9-7 26-20 59-40 84 0-10 0-18 0-26zM155 144c-36 33-70 38-87 38-25 0-37-20-37-47 0-21 11-65 24-87 21-31 43-40 58-40 42 0 42 56 42 89 0 16 0 40 0 47z"><text:p/></draw:path><draw:path draw:style-name="gr3" draw:text-style-name="P15" svg:width="0.279cm" svg:height="0.098cm" svg:x="6.162cm" svg:y="0.161cm" svg:viewBox="0 0 280 99" svg:d="M266 17c6 0 14 0 14-9 0-8-8-8-14-8-84 0-169 0-253 0-6 0-13 0-13 8 0 9 7 9 14 9 84 0 168 0 252 0zM266 99c6 0 14 0 14-9 0-8-8-8-14-8-84 0-168 0-252 0-7 0-14 0-14 8 0 9 7 9 13 9 84 0 169 0 253 0z"><text:p/></draw:path><draw:path draw:style-name="gr3" draw:text-style-name="P15" svg:width="0.096cm" svg:height="0.419cm" svg:x="6.626cm" svg:y="0cm" svg:viewBox="0 0 97 420" svg:d="M97 415c0-2 0-2-7-9-53-53-66-132-66-196 0-73 17-146 68-199 5-5 5-5 5-7 0-3-1-4-3-4-5 0-42 29-68 82-21 47-26 93-26 128 0 32 5 83 28 130 25 52 61 80 66 80 2 0 3-2 3-5z"><text:p/></draw:path><draw:path draw:style-name="gr3" draw:text-style-name="P15" svg:width="0.227cm" svg:height="0.189cm" svg:x="6.76cm" svg:y="0.13cm" svg:viewBox="0 0 228 190" svg:d="M25 161c-1 6-5 16-5 18 0 7 6 11 14 11 4 0 12-2 15-11 0-1 5-22 7-31 4-13 6-27 10-39 2-9 5-18 7-27 1-7 5-19 6-22 6-13 28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3" draw:text-style-name="P15" svg:width="0.28cm" svg:height="0.279cm" svg:x="7.118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" draw:text-style-name="P15" svg:width="0.138cm" svg:height="0.279cm" svg:x="7.553cm" svg:y="0.035cm" svg:viewBox="0 0 139 280" svg:d="M86 11c0-10 0-11-9-11-25 28-63 28-77 28 0 4 0 8 0 13 8 0 34 0 55-11 0 72 0 144 0 216 0 15-1 21-38 21-5 0-10 0-15 0 0 5 0 9 0 13 16-2 52-2 69-2s54 0 68 2c0-4 0-8 0-13-5 0-8 0-13 0-38 0-40-5-40-21 0-78 0-157 0-235z"><text:p/></draw:path><draw:path draw:style-name="gr3" draw:text-style-name="P15" svg:width="0.096cm" svg:height="0.419cm" svg:x="7.751cm" svg:y="0cm" svg:viewBox="0 0 97 420" svg:d="M97 210c0-32-5-84-27-131-26-51-62-79-66-79-3 0-4 1-4 4 0 2 0 2 8 10 41 41 65 109 65 196 0 71-15 145-68 199-5 4-5 4-5 6 0 3 1 5 4 5 4 0 42-29 67-82 21-47 26-94 26-128z"><text:p/></draw:path><draw:path draw:style-name="gr3" draw:text-style-name="P15" svg:width="0.235cm" svg:height="0.189cm" svg:x="7.909cm" svg:y="0.13cm" svg:viewBox="0 0 236 190" svg:d="M184 87c0-67-40-87-71-87-58 0-113 60-113 119 0 40 25 71 68 71 27 0 57-10 89-35 6 22 19 35 39 35 22 0 34-23 34-30 0-3-2-4-4-4-3 0-4 1-5 4-9 22-23 22-24 22-13 0-13-34-13-44 0-8 0-9 4-14 40-51 48-99 48-100-1-1 0-4-4-4-5 0-5 2-6 9-9 26-22 59-42 84 0-10 0-18 0-26zM156 144c-37 33-70 38-88 38-25 0-37-20-37-47 0-21 11-65 24-87 21-31 43-40 58-40 42 0 42 56 42 89 0 16 0 40 1 47z"><text:p/></draw:path></draw:g></text:p>
      <text:p text:style-name="P13">On a bien <draw:g text:anchor-type="as-char" svg:y="-0.314cm" draw:z-index="128" draw:name="Forme13" draw:style-name="gr1"><svg:title>TexMaths</svg:title><svg:desc>12§display§P(n)\Rightarrow P(n+1)§svg§600§FALSE§</svg:desc><draw:path draw:style-name="gr2" draw:text-style-name="P15" svg:width="3.116cm" svg:height="0.376cm" svg:x="0.006cm" svg:y="0.023cm" svg:viewBox="0 0 3117 377" svg:d="M0 0c1039 0 2077 0 3117 0 0 126 0 251 0 377-1040 0-2078 0-3117 0 0-126 0-251 0-377z"><text:p/></draw:path><draw:path draw:style-name="gr3" draw:text-style-name="P15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10 0 10-8 0-5-5-5-12-5-16 0-28 0-28-7 0-3 1-5 1-8 9-34 18-69 27-104zM142 29c3-15 4-16 22-16 14 0 28 0 41 0 35 0 57 11 57 40 0 17-9 53-24 68-22 18-47 22-65 22-21 0-40 0-60 0 9-38 19-76 29-114z"><text:p/></draw:path><draw:path draw:style-name="gr3" draw:text-style-name="P15" svg:width="0.097cm" svg:height="0.42cm" svg:x="0.355cm" svg:y="0.001cm" svg:viewBox="0 0 98 421" svg:d="M98 416c0-1 0-1-7-9-53-54-66-133-66-197 0-73 16-146 67-198 6-6 6-6 6-7 0-4-2-5-4-5-4 0-42 29-66 83-22 46-28 92-28 127 0 33 5 83 29 131 25 52 61 80 65 80 2 0 4-1 4-5z"><text:p/></draw:path><draw:path draw:style-name="gr3" draw:text-style-name="P15" svg:width="0.228cm" svg:height="0.19cm" svg:x="0.489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3" draw:text-style-name="P15" svg:width="0.097cm" svg:height="0.42cm" svg:x="0.755cm" svg:y="0.001cm" svg:viewBox="0 0 98 421" svg:d="M98 210c0-32-4-83-28-131-26-51-62-79-65-79s-5 2-5 5c0 1 0 1 8 9 41 41 65 109 65 196 0 71-15 146-67 199-6 6-6 6-6 7 0 2 2 5 5 5s42-29 67-83c20-46 26-93 26-128z"><text:p/></draw:path><draw:path draw:style-name="gr3" draw:text-style-name="P15" svg:width="0.373cm" svg:height="0.23cm" svg:x="1.035cm" svg:y="0.095cm" svg:viewBox="0 0 374 231" svg:d="M282 84c18 15 40 25 54 31-16 8-36 18-54 33-89 0-179 0-268 0-7 0-14 0-14 9s7 9 14 9c83 0 167 0 250 0-20 19-43 56-43 61 0 4 6 4 8 4 4 0 6 0 9-4 8-14 20-37 48-61 28-27 57-37 79-43 7-3 7-4 8-4 1-1 1-2 1-4 0-1 0-1-1-2h-1c0-1-1-1-8-4-58-16-100-55-124-101-5-8-5-8-11-8-2 0-8 0-8 5s21 42 43 61c-83 0-167 0-250 0-7 0-14-1-14 9 0 8 7 9 14 9 89 0 179 0 268 0z"><text:p/></draw:path><draw:path draw:style-name="gr3" draw:text-style-name="P15" svg:width="0.3cm" svg:height="0.285cm" svg:x="1.566cm" svg:y="0.03cm" svg:viewBox="0 0 301 286" svg:d="M112 154c24 0 46 0 70 0 60 0 119-43 119-90 0-33-27-64-83-64-45 0-91 0-136 0-9 0-12 0-12 7 0 6 3 6 12 6 4 0 13 0 18 0 7 1 9 3 9 7 0 2-1 3-2 9-19 74-37 150-57 225-3 15-4 19-38 19-7 0-12 0-12 8 0 5 6 5 7 5 11 0 41-1 53-1 10 0 18 0 28 0 8 0 18 1 27 1 3 0 9 0 9-8 0-5-5-5-12-5-16 0-28 0-28-7 0-3 1-5 1-8 9-34 18-69 27-104zM142 29c3-15 4-16 22-16 14 0 28 0 41 0 35 0 58 11 58 40 0 17-10 53-25 68-22 18-47 22-65 22-21 0-40 0-60 0 9-38 19-76 29-114z"><text:p/></draw:path><draw:path draw:style-name="gr3" draw:text-style-name="P15" svg:width="0.097cm" svg:height="0.42cm" svg:x="1.92cm" svg:y="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15" svg:width="0.228cm" svg:height="0.19cm" svg:x="2.054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s-26 17-31 24c-7 14-13 40-13 41 0 5 5 5 6 5 4 0 5-1 7-10 7-30 16-50 30-50 9 0 13 4 13 19 0 8-1 13-6 35-8 32-16 65-25 97z"><text:p/></draw:path><draw:path draw:style-name="gr3" draw:text-style-name="P15" svg:width="0.28cm" svg:height="0.278cm" svg:x="2.413cm" svg:y="0.072cm" svg:viewBox="0 0 281 279" svg:d="M149 149c39 0 78 0 117 0 6 0 15-1 15-10s-9-8-15-8c-39 0-78 0-117 0 0-40 0-78 0-118 0-6 0-13-9-13-8 0-8 7-8 13 0 40 0 78 0 118-40 0-79 0-119 0-5 0-13-1-13 8s8 10 13 10c40 0 79 0 119 0 0 39 0 78 0 117 0 6 0 13 8 13 9 0 9-7 9-13 0-39 0-78 0-117z"><text:p/></draw:path><draw:path draw:style-name="gr3" draw:text-style-name="P15" svg:width="0.138cm" svg:height="0.278cm" svg:x="2.849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draw:path draw:style-name="gr3" draw:text-style-name="P15" svg:width="0.097cm" svg:height="0.42cm" svg:x="3.046cm" svg:y="0.001cm" svg:viewBox="0 0 98 421" svg:d="M98 210c0-32-4-83-27-131-25-51-63-79-66-79s-5 2-5 5c0 1 0 1 8 9 41 41 65 109 65 196 0 71-15 146-67 199-6 6-6 6-6 7 0 2 2 5 5 5s42-29 67-83c22-46 26-93 26-128z"><text:p/></draw:path></draw:g>, l’hérédité est donc vraie ainsi on a bien démontré notre égalité pour tout <draw:g text:anchor-type="as-char" svg:y="-0.286cm" draw:z-index="129" draw:name="Forme14" draw:style-name="gr1"><svg:title>TexMaths</svg:title><svg:desc>12§display§n\in\mathbb{N}§svg§600§FALSE§</svg:desc><draw:path draw:style-name="gr2" draw:text-style-name="P15" svg:width="1.019cm" svg:height="0.258cm" svg:x="0.01cm" svg:y="0.023cm" svg:viewBox="0 0 1020 259" svg:d="M0 0c339 0 680 0 1020 0 0 86 0 173 0 259-340 0-681 0-1020 0 0-86 0-173 0-259z"><text:p/></draw:path><draw:path draw:style-name="gr3" draw:text-style-name="P15" svg:width="0.228cm" svg:height="0.188cm" svg:x="0.001cm" svg:y="0.101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3" draw:text-style-name="P15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3" draw:text-style-name="P15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.</text:p>
      <text:p text:style-name="P13"/>
      <text:p text:style-name="P13">b. <text:s text:c="2"/>Soit <draw:g text:anchor-type="as-char" svg:y="-0.286cm" draw:z-index="130" draw:name="Forme15" draw:style-name="gr1"><svg:title>TexMaths</svg:title><svg:desc>12§display§n\in\mathbb{N}§svg§600§FALSE§</svg:desc><draw:path draw:style-name="gr2" draw:text-style-name="P15" svg:width="1.019cm" svg:height="0.258cm" svg:x="0.01cm" svg:y="0.023cm" svg:viewBox="0 0 1020 259" svg:d="M0 0c339 0 680 0 1020 0 0 86 0 173 0 259-340 0-681 0-1020 0 0-86 0-173 0-259z"><text:p/></draw:path><draw:path draw:style-name="gr3" draw:text-style-name="P15" svg:width="0.228cm" svg:height="0.188cm" svg:x="0.001cm" svg:y="0.101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3" draw:text-style-name="P15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3" draw:text-style-name="P15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 alors <draw:g text:anchor-type="as-char" svg:y="-0.27cm" draw:z-index="131" draw:name="Forme16" draw:style-name="gr1"><svg:title>TexMaths</svg:title><svg:desc>12§display§-n\in\mathbb{Z}§svg§600§FALSE§</svg:desc><draw:path draw:style-name="gr2" draw:text-style-name="P15" svg:width="1.32cm" svg:height="0.258cm" svg:x="0.001cm" svg:y="0.021cm" svg:viewBox="0 0 1321 259" svg:d="M0 0c441 0 880 0 1321 0 0 86 0 173 0 259-441 0-880 0-1321 0 0-86 0-173 0-259z"><text:p/></draw:path><draw:path draw:style-name="gr3" draw:text-style-name="P15" svg:width="0.257cm" svg:height="0.016cm" svg:x="0.014cm" svg:y="0.173cm" svg:viewBox="0 0 258 17" svg:d="M244 17c7 0 14 0 14-9 0-8-7-8-14-8-76 0-153 0-228 0-8 0-16 0-16 8 0 9 8 9 16 9 75 0 152 0 228 0z"><text:p/></draw:path><draw:path draw:style-name="gr3" draw:text-style-name="P15" svg:width="0.227cm" svg:height="0.188cm" svg:x="0.32cm" svg:y="0.103cm" svg:viewBox="0 0 228 189" svg:d="M24 160c-1 6-4 15-4 17 0 8 6 12 12 12s14-4 16-12c1-1 6-19 8-30 4-13 6-25 10-37 2-10 5-19 7-29 1-7 5-19 5-20 7-13 29-51 68-51 20 0 23 15 23 28 0 27-20 80-26 98-5 10-5 15-5 19 0 18 14 34 35 34 40 0 55-60 55-63 0-5-3-5-5-5-4 0-4 1-7 8-8 28-21 50-42 50-7 0-11-4-11-13s4-20 7-28c9-23 27-69 27-93 0-28-18-45-48-45-39 0-59 28-66 37-3-24-21-37-40-37-20 0-26 17-31 24-7 14-12 39-12 41 0 4 4 4 5 4 3 0 5-1 7-9 7-30 16-50 30-50 8 0 13 4 13 19 0 8-1 13-6 34-8 33-17 65-25 97z"><text:p/></draw:path><draw:path draw:style-name="gr3" draw:text-style-name="P15" svg:width="0.209cm" svg:height="0.241cm" svg:x="0.712cm" svg:y="0.062cm" svg:viewBox="0 0 210 242" svg:d="M196 129c7 0 14 0 14-8 0-9-7-9-14-9-60 0-119 0-179 0 5-56 54-95 113-95 21 0 44 0 66 0 7 0 14 0 14-9 0-8-7-8-14-8-22 0-45 0-66 0-72 0-130 54-130 121 0 66 58 121 130 121 21 0 44 0 66 0 7 0 14 0 14-9 0-8-7-8-14-8-22 0-45 0-66 0-59 0-108-41-113-96 60 0 119 0 179 0z"><text:p/></draw:path><draw:path draw:style-name="gr3" draw:text-style-name="P15" svg:width="0.256cm" svg:height="0.285cm" svg:x="1.086cm" svg:y="0.001cm" svg:viewBox="0 0 257 286" svg:d="M240 16c4-6 4-6 4-9 0-7-6-7-15-7-65 0-128 0-193 0-13 0-13 1-14 12-3 19-4 38-6 57 0 2-2 3-2 5 0 6 5 9 9 9 3 0 6-4 6-8 2-9 6-27 31-44 24-15 54-17 68-17 11 0 23 0 34 0-53 85-106 171-158 256-4 6-4 6-4 9 0 7 7 7 14 7 72 0 144 0 217 0 13 0 13-1 14-12 4-28 7-55 12-83 0-4-4-7-7-7-6 0-7 4-9 12-7 35-40 75-99 75-21 0-40 0-60 0 52-84 105-171 158-255zM36 14c7 0 16 0 23 0v2c-12 6-19 13-25 17 1-5 1-13 2-19zM180 14c15 0 29 0 43 0-53 86-107 171-159 257-15 0-29 0-44 0 53-86 107-171 160-257zM202 270c12-6 23-15 33-27-1 8-2 13-4 28-10 0-20 0-29 0z"><text:p/></draw:path></draw:g> , on peut donc utiliser l’imparité de <draw:g text:anchor-type="as-char" svg:y="-0.187cm" draw:z-index="132" draw:name="Forme17" draw:style-name="gr1"><svg:title>TexMaths</svg:title><svg:desc>12§display§g§svg§600§FALSE§</svg:desc><draw:path draw:style-name="gr2" draw:text-style-name="P15" svg:width="0.154cm" svg:height="0.228cm" svg:x="0.016cm" svg:y="0.023cm" svg:viewBox="0 0 155 229" svg:d="M0 0c52 0 103 0 155 0 0 76 0 153 0 229-52 0-103 0-155 0 0-76 0-153 0-229z"><text:p/></draw:path><draw:path draw:style-name="gr3" draw:text-style-name="P15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 :</text:p>
      <text:p text:style-name="P13"><draw:g text:anchor-type="as-char" svg:y="-0.314cm" draw:z-index="133" draw:name="Forme18" draw:style-name="gr1"><svg:title>TexMaths</svg:title><svg:desc>12§display§g(-n)=-g(n)=-n\alpha§svg§600§FALSE§</svg:desc><draw:path draw:style-name="gr2" draw:text-style-name="P15" svg:width="4.164cm" svg:height="0.376cm" svg:x="0.016cm" svg:y="0.023cm" svg:viewBox="0 0 4165 377" svg:d="M0 0c1388 0 2777 0 4165 0 0 126 0 251 0 377-1388 0-2777 0-4165 0 0-126 0-251 0-377z"><text:p/></draw:path><draw:path draw:style-name="gr3" draw:text-style-name="P15" svg:width="0.193cm" svg:height="0.271cm" svg:x="0.001cm" svg:y="0.131cm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3" draw:text-style-name="P15" svg:width="0.097cm" svg:height="0.42cm" svg:x="0.253cm" svg:y="0.001cm" svg:viewBox="0 0 98 421" svg:d="M98 416c0-1 0-1-7-9-53-54-66-133-66-195 0-75 16-148 67-200 6-6 6-6 6-7 0-4-2-5-4-5-4 0-42 29-68 83-21 46-26 92-26 129 0 31 5 81 28 129 25 52 62 80 66 80 2 0 4-1 4-5z"><text:p/></draw:path><draw:path draw:style-name="gr3" draw:text-style-name="P15" svg:width="0.257cm" svg:height="0.017cm" svg:x="0.41cm" svg:y="0.203cm" svg:viewBox="0 0 258 18" svg:d="M244 18c7 0 14 0 14-8 0-10-7-10-14-10-77 0-153 0-230 0-6 0-14 0-14 10 0 8 8 8 14 8 77 0 153 0 230 0z"><text:p/></draw:path><draw:path draw:style-name="gr3" draw:text-style-name="P15" svg:width="0.228cm" svg:height="0.19cm" svg:x="0.715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s-26 17-31 24c-7 14-13 40-13 41 0 5 5 5 6 5 4 0 5-1 7-10 7-30 16-50 30-50 9 0 13 4 13 19 0 8-1 13-6 35-8 32-16 65-25 97z"><text:p/></draw:path><draw:path draw:style-name="gr3" draw:text-style-name="P15" svg:width="0.097cm" svg:height="0.42cm" svg:x="0.98cm" svg:y="0.001cm" svg:viewBox="0 0 98 421" svg:d="M98 212c0-34-4-85-28-133-26-51-62-79-65-79s-5 2-5 5c0 1 0 1 8 9 41 41 65 109 65 198 0 69-15 144-67 197-6 6-6 6-6 7 0 2 2 5 5 5s42-29 67-83c20-46 26-93 26-126z"><text:p/></draw:path><draw:path draw:style-name="gr3" draw:text-style-name="P15" svg:width="0.28cm" svg:height="0.099cm" svg:x="1.26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257cm" svg:height="0.017cm" svg:x="1.717cm" svg:y="0.203cm" svg:viewBox="0 0 258 18" svg:d="M244 18c7 0 14 0 14-8 0-10-7-10-14-10-76 0-153 0-228 0-8 0-16 0-16 10 0 8 8 8 16 8 75 0 152 0 228 0z"><text:p/></draw:path><draw:path draw:style-name="gr3" draw:text-style-name="P15" svg:width="0.192cm" svg:height="0.271cm" svg:x="2.017cm" svg:y="0.131cm" svg:viewBox="0 0 193 272" svg:d="M192 28c0-3 1-5 1-8 0-7-5-12-12-12-5 0-15 4-18 18-7-15-21-26-38-26-48 0-101 59-101 120 0 41 26 66 56 66 26 0 45-19 50-24-9 38-10 36-15 56-1 4-15 44-60 44-8 0-23 0-33-4 12-3 16-14 16-21s-4-15-15-15c-10 0-23 8-23 24 0 17 16 26 55 26 53 0 84-33 90-57 16-62 31-125 47-187zM137 132c-3 11-12 22-22 30-8 7-21 15-33 15-22 0-28-22-28-39 0-20 12-69 24-91 11-21 29-37 47-37 27 0 33 33 33 36 0 2-1 4-1 6-7 26-13 53-20 80z"><text:p/></draw:path><draw:path draw:style-name="gr3" draw:text-style-name="P15" svg:width="0.097cm" svg:height="0.42cm" svg:x="2.266cm" svg:y="0.001cm" svg:viewBox="0 0 98 421" svg:d="M98 416c0-1 0-1-7-9-53-54-66-133-66-195 0-75 16-148 67-200 6-6 6-6 6-7 0-4-2-5-4-5-4 0-42 29-66 83-22 46-28 92-28 129 0 31 5 81 29 129 25 52 61 80 65 80 2 0 4-1 4-5z"><text:p/></draw:path><draw:path draw:style-name="gr3" draw:text-style-name="P15" svg:width="0.228cm" svg:height="0.19cm" svg:x="2.401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5-1 7-10 7-30 16-50 30-50 9 0 13 4 13 19 0 8-1 13-6 35-8 32-16 65-25 97z"><text:p/></draw:path><draw:path draw:style-name="gr3" draw:text-style-name="P15" svg:width="0.097cm" svg:height="0.42cm" svg:x="2.666cm" svg:y="0.001cm" svg:viewBox="0 0 98 421" svg:d="M98 212c0-34-4-85-28-133-26-51-62-79-65-79s-5 2-5 5c0 1 0 1 8 9 41 41 65 109 65 198 0 69-15 144-67 197-6 6-6 6-6 7 0 2 2 5 5 5s42-29 67-83c20-46 26-93 26-126z"><text:p/></draw:path><draw:path draw:style-name="gr3" draw:text-style-name="P15" svg:width="0.28cm" svg:height="0.099cm" svg:x="2.947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257cm" svg:height="0.017cm" svg:x="3.403cm" svg:y="0.203cm" svg:viewBox="0 0 258 18" svg:d="M244 18c7 0 14 0 14-8 0-10-7-10-14-10-76 0-153 0-228 0-8 0-16 0-16 10 0 8 8 8 16 8 75 0 152 0 228 0z"><text:p/></draw:path><draw:path draw:style-name="gr3" draw:text-style-name="P15" svg:width="0.227cm" svg:height="0.19cm" svg:x="3.709cm" svg:y="0.131cm" svg:viewBox="0 0 228 191" svg:d="M24 161c-1 7-4 17-4 19 0 8 6 11 12 11s14-3 16-12c1-1 6-20 8-31 4-13 6-25 10-37 2-10 5-20 7-29 1-7 5-19 5-21 7-13 29-51 70-51 18 0 22 15 22 28 0 27-21 81-27 99-4 10-5 14-5 19 0 21 14 35 35 35 39 0 55-61 55-65 0-3-4-3-5-3-5 0-5 1-6 7-9 29-23 52-43 52-7 0-11-4-11-14 0-11 4-20 9-30 7-23 25-68 25-92 0-29-18-46-48-46-39 0-59 28-66 37-3-24-21-37-40-37-20 0-26 17-31 24-6 14-12 40-12 41 0 5 4 5 5 5 3 0 5-1 7-10 7-30 16-50 30-50 8 0 13 4 13 19 0 8-1 13-6 35-8 32-17 65-25 97z"><text:p/></draw:path><draw:path draw:style-name="gr3" draw:text-style-name="P15" svg:width="0.235cm" svg:height="0.19cm" svg:x="3.967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/draw:g> </text:p>
      <text:p text:style-name="P13"/>
      <text:p text:style-name="P13">3. <text:s text:c="2"/>Soit <draw:g text:anchor-type="as-char" svg:y="-0.473cm" draw:z-index="134" draw:name="Forme19" draw:style-name="gr1"><svg:title>TexMaths</svg:title><svg:desc>12§display§q=\frac{a}{b}, \; a\in\mathbb{Z}, b\in\mathbb{Z}^{*}§svg§600§FALSE§</svg:desc><draw:path draw:style-name="gr2" draw:text-style-name="P15" svg:width="3.678cm" svg:height="0.719cm" svg:x="0.006cm" svg:y="0.022cm" svg:viewBox="0 0 3679 720" svg:d="M0 0c1226 0 2453 0 3679 0 0 240 0 480 0 720-1226 0-2453 0-3679 0 0-240 0-480 0-720z"><text:p/></draw:path><draw:path draw:style-name="gr3" draw:text-style-name="P15" svg:width="0.173cm" svg:height="0.268cm" svg:x="0.001cm" svg:y="0.285cm" svg:viewBox="0 0 174 269" svg:d="M174 5c0-1-1-4-5-4-5 0-21 17-29 29-8-23-25-30-38-30-50 0-102 62-102 124 0 42 25 67 55 67 19 0 35-10 51-25-4 15-18 71-20 75-3 12-7 13-30 14-6 0-9 0-9 9 1 1 0 5 5 5 14 0 28-3 42-3s30 3 44 3c1 0 7 0 7-9 0-5-5-5-11-5-20 0-20-3-20-7 0-2 1-6 1-9 19-78 40-156 59-234zM56 182c-25 0-26-32-26-39 0-21 12-66 19-84 13-31 35-49 53-49 28 0 32 34 32 37 0 2-22 95-24 96-6 12-30 39-54 39z"><text:p/></draw:path><draw:path draw:style-name="gr3" draw:text-style-name="P15" svg:width="0.279cm" svg:height="0.097cm" svg:x="0.328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5" svg:width="0.192cm" svg:height="0.19cm" svg:x="0.817cm" svg:y="0cm" svg:viewBox="0 0 193 191" svg:d="M140 26c-7-15-19-26-38-26-49 0-102 62-102 124 0 39 23 67 56 67 9 0 29-1 54-31 4 16 20 31 39 31 15 0 25-10 31-23 7-16 13-41 13-42 0-5-3-5-5-5-4 0-4 3-6 9-7 27-14 51-32 51-11 0-12-11-12-19 0-10 0-12 5-31 5-18 6-22 9-37 5-21 11-40 16-60 2-11 2-12 2-15 0-6-4-11-12-11-10 0-16 10-18 18zM113 136c-3 8-3 8-9 15-18 24-36 30-48 30-20 0-26-23-26-39 0-21 13-72 23-93 13-24 32-39 49-39 28 0 34 33 34 37 0 2-2 5-2 7-7 28-14 54-21 82z"><text:p/></draw:path><draw:path draw:style-name="gr3" draw:text-style-name="P15" svg:width="0.222cm" svg:height="0.016cm" svg:x="0.8cm" svg:y="0.358cm" svg:viewBox="0 0 223 17" svg:d="M0 0c74 0 149 0 223 0 0 6 0 11 0 17-74 0-149 0-223 0 0-6 0-11 0-17z"><text:p/></draw:path><draw:path draw:style-name="gr3" draw:text-style-name="P15" svg:width="0.154cm" svg:height="0.295cm" svg:x="0.841cm" svg:y="0.466cm" svg:viewBox="0 0 155 296" svg:d="M80 4c-1-2 0-4-4-4-10 0-41 2-52 4-4 0-8 1-8 8 0 5 3 5 10 5 21 0 21 3 21 7s-4 18-6 26c-11 46-23 92-34 137-6 22-7 29-7 43 0 40 23 66 54 66 49 0 101-62 101-123 0-39-22-67-55-67-21 0-38 12-51 25 11-42 21-85 31-127zM41 163c2-9 2-9 7-14 20-28 40-34 50-34 15 0 27 12 27 40 0 24-15 73-22 88-14 29-33 44-49 44-14 0-29-11-29-42 0-9 0-16 7-43 3-14 6-27 9-39z"><text:p/></draw:path><draw:path draw:style-name="gr3" draw:text-style-name="P15" svg:width="0.048cm" svg:height="0.125cm" svg:x="1.11cm" svg:y="0.425cm" svg:viewBox="0 0 49 126" svg:d="M49 44c0-27-11-44-26-44s-23 11-23 23c0 11 8 21 23 21 5 0 9-1 14-4 1-2 1-2 3-2 0 3 0 0 0 6 0 32-15 57-28 71-5 5-5 5-5 6 0 4 1 5 4 5 5 0 38-32 38-82z"><text:p/></draw:path><draw:path draw:style-name="gr3" draw:text-style-name="P15" svg:width="0.191cm" svg:height="0.19cm" svg:x="1.395cm" svg:y="0.285cm" svg:viewBox="0 0 192 191" svg:d="M140 28c-8-16-20-28-39-28-49 0-101 62-101 124 0 39 23 67 55 67 9 0 30-1 55-31 4 18 18 31 39 31 14 0 24-10 31-23 7-16 12-41 12-42 0-4-4-4-5-4-3 0-5 2-6 8-7 27-14 52-31 52-12 0-13-12-13-20s1-12 6-31c5-17 5-22 8-37 5-20 11-40 16-59 3-12 3-13 3-15 0-7-6-12-13-12-9 0-15 10-17 20zM113 137c-3 7-3 8-9 15-19 23-36 30-48 30-21 0-26-24-26-39 0-22 13-73 23-93 13-25 32-40 49-40 26 0 32 34 32 37 0 2 0 5-1 7-7 28-13 55-20 83z"><text:p/></draw:path><draw:path draw:style-name="gr3" draw:text-style-name="P15" svg:width="0.21cm" svg:height="0.242cm" svg:x="1.753cm" svg:y="0.242cm" svg:viewBox="0 0 211 243" svg:d="M196 131c7 0 15 0 15-9 0-8-8-8-15-8-60 0-119 0-179 0 6-56 54-97 114-97 21 0 43 0 65 0 7 0 15 0 15-9 0-8-8-8-15-8-22 0-45 0-66 0-72 0-130 55-130 122 0 68 58 121 130 121 21 0 44 0 66 0 7 0 15 0 15-8s-8-8-15-8c-22 0-44 0-65 0-60 0-108-40-114-96 60 0 119 0 179 0z"><text:p/></draw:path><draw:path draw:style-name="gr3" draw:text-style-name="P15" svg:width="0.256cm" svg:height="0.287cm" svg:x="2.126cm" svg:y="0.182cm" svg:viewBox="0 0 257 288" svg:d="M240 16c4-6 4-8 4-9 0-7-6-7-14-7-64 0-128 0-193 0-14 0-14 1-15 12-3 19-4 38-6 58 0 1-2 3-2 4 0 6 5 9 9 9 3 0 6-4 7-6 1-11 5-29 31-46 24-15 53-17 67-17 12 0 23 0 35 0-53 87-105 173-158 259-5 5-5 6-5 8 0 7 7 7 14 7 72 0 146 0 218 0 12 0 12 0 14-11 4-28 7-55 11-83 0-4-4-8-7-8-6 0-8 5-9 13-7 34-39 74-99 74-21 0-40 0-60 0 52-86 105-171 158-257zM36 14c7 0 16 0 23 0v2c-12 6-19 13-24 18 0-6 1-14 1-20zM180 14c14 0 29 0 43 0-53 87-107 173-159 259-15 0-28 0-42 0 52-86 105-172 158-259zM203 273c12-7 23-16 32-27-1 8-2 13-3 27-10 0-20 0-29 0z"><text:p/></draw:path><draw:path draw:style-name="gr3" draw:text-style-name="P15" svg:width="0.048cm" svg:height="0.125cm" svg:x="2.432cm" svg:y="0.425cm" svg:viewBox="0 0 49 126" svg:d="M49 44c0-27-11-44-26-44s-23 11-23 23c0 11 8 21 23 21 5 0 9-1 14-4 1-2 1-2 3-2 0 3 0 0 0 6 0 32-15 57-28 71-5 5-5 5-5 6 0 4 1 5 4 5 5 0 38-32 38-82z"><text:p/></draw:path><draw:path draw:style-name="gr3" draw:text-style-name="P15" svg:width="0.155cm" svg:height="0.295cm" svg:x="2.602cm" svg:y="0.179cm" svg:viewBox="0 0 156 296" svg:d="M82 5c0-1 0-5-6-5-10 0-40 4-52 4-2 1-7 1-7 8 0 6 3 6 9 6 21 0 22 2 22 7 0 3-4 17-6 25-12 46-23 92-35 138-5 21-7 28-7 42 0 41 23 66 54 66 50 0 102-62 102-122 0-38-23-68-56-68-20 0-38 13-50 25 11-42 21-84 32-126zM42 163c2-8 2-9 6-14 20-28 40-34 50-34 16 0 27 13 27 40 0 25-13 73-21 88-14 29-33 45-50 45-14 0-28-12-28-43 0-9 0-16 6-42 4-13 6-27 10-40z"><text:p/></draw:path><draw:path draw:style-name="gr3" draw:text-style-name="P15" svg:width="0.21cm" svg:height="0.242cm" svg:x="2.916cm" svg:y="0.242cm" svg:viewBox="0 0 211 243" svg:d="M197 131c7 0 14 0 14-9 0-8-7-8-14-8-60 0-119 0-179 0 5-56 53-97 113-97 21 0 44 0 66 0 7 0 14 0 14-9 0-8-7-8-14-8-23 0-45 0-67 0-72 0-130 55-130 122 0 68 58 121 130 121 22 0 44 0 67 0 7 0 14 0 14-8s-7-8-14-8c-22 0-45 0-66 0-60 0-108-40-113-96 60 0 119 0 179 0z"><text:p/></draw:path><draw:path draw:style-name="gr3" draw:text-style-name="P15" svg:width="0.256cm" svg:height="0.287cm" svg:x="3.291cm" svg:y="0.182cm" svg:viewBox="0 0 257 288" svg:d="M239 16c5-6 5-8 5-9 0-7-8-7-15-7-65 0-128 0-193 0-13 0-13 1-14 12-3 19-4 38-6 58 0 1-2 3-2 4 0 6 5 9 8 9s6-4 7-6c2-11 6-29 31-46 24-15 54-17 68-17 11 0 23 0 34 0-53 87-106 173-158 259-4 5-4 6-4 8 0 7 7 7 14 7 72 0 144 0 216 0 14 0 14 0 15-11 3-28 8-55 12-83 0-4-5-8-7-8-8 0-8 5-9 13-7 34-41 74-101 74-20 0-39 0-60 0 53-86 106-171 159-257zM36 14c7 0 14 0 22 0v2c-11 6-20 13-24 18 1-6 1-14 2-20zM180 14c14 0 28 0 42 0-53 87-106 173-158 259-15 0-29 0-44 0 53-86 107-172 160-259zM202 273c12-7 22-16 32-27 0 8-1 13-4 27-9 0-19 0-28 0z"><text:p/></draw:path><draw:path draw:style-name="gr3" draw:text-style-name="P15" svg:width="0.119cm" svg:height="0.126cm" svg:x="3.586cm" svg:y="0.16cm" svg:viewBox="0 0 120 127" svg:d="M70 64c24-10 34-15 42-18 6-3 8-4 8-9 0-6-4-9-10-9-1 0-2 0-6 2-13 8-26 18-39 26 1-14 2-28 3-43 2-5 0-13-8-13-4 0-10 2-10 10 0 2 2 10 3 14 0 5 2 26 2 32-13-8-26-18-39-26-3-2-4-2-6-2-6 0-10 3-10 9 0 5 4 7 6 9 14 6 30 12 44 18-24 10-34 14-42 18-6 2-8 3-8 9 0 5 4 10 10 10 2 0 2 0 6-3 13-9 26-18 39-27-1 15-3 32-5 48 0 6 6 8 10 8s10-2 10-8c0-3-2-12-3-15 0-4-2-26-2-33 12 8 23 15 35 24 8 6 8 6 10 6 6 0 10-5 10-10 0-6-4-7-6-8-14-6-30-13-44-19z"><text:p/></draw:path></draw:g>, par conséquent</text:p>
      <text:p text:style-name="P13"><draw:g text:anchor-type="as-char" svg:y="-0.473cm" draw:z-index="135" draw:name="Forme20" draw:style-name="gr1"><svg:title>TexMaths</svg:title><svg:desc>12§display§g(a)=g(b\times\frac{a}{b})=bg(q)§svg§600§FALSE§</svg:desc><draw:path draw:style-name="gr2" draw:text-style-name="P15" svg:width="4.296cm" svg:height="0.719cm" svg:x="0.016cm" svg:y="0.022cm" svg:viewBox="0 0 4297 720" svg:d="M0 0c1432 0 2865 0 4297 0 0 240 0 480 0 720-1432 0-2865 0-4297 0 0-240 0-480 0-720z"><text:p/></draw:path><draw:path draw:style-name="gr3" draw:text-style-name="P15" svg:width="0.193cm" svg:height="0.271cm" svg:x="0.001cm" svg:y="0.285cm" svg:viewBox="0 0 194 272" svg:d="M193 28c0-3 1-5 1-8 0-7-6-12-13-12-3 0-15 4-17 18-7-15-22-26-39-26-48 0-100 59-100 120 0 42 25 66 55 66 26 0 46-19 50-24h1c-10 38-15 55-15 56-1 4-15 46-61 46-7 0-21-1-33-5 13-4 18-14 18-22 0-7-5-14-17-14-9 0-23 7-23 24s16 25 56 25c53 0 83-32 90-57 16-63 32-125 47-187zM138 133c-2 11-12 21-22 29-8 7-21 16-34 16-21 0-27-23-27-40 0-19 12-70 23-91 12-21 30-37 48-37 28 0 34 33 34 36 0 1-2 4-2 7-7 26-13 54-20 80z"><text:p/></draw:path><draw:path draw:style-name="gr3" draw:text-style-name="P15" svg:width="0.097cm" svg:height="0.419cm" svg:x="0.253cm" svg:y="0.155cm" svg:viewBox="0 0 98 420" svg:d="M98 416c0-1 0-2-7-9-53-52-67-132-67-196 0-73 17-146 68-199 6-5 6-6 6-7 0-4-2-5-4-5-4 0-42 29-68 83-21 45-26 92-26 128 0 32 5 84 28 131 25 50 62 78 66 78 2 0 4-1 4-4z"><text:p/></draw:path><draw:path draw:style-name="gr3" draw:text-style-name="P15" svg:width="0.192cm" svg:height="0.19cm" svg:x="0.392cm" svg:y="0.285cm" svg:viewBox="0 0 193 191" svg:d="M140 28c-7-16-20-28-38-28-49 0-102 62-102 124 0 39 23 67 56 67 9 0 29-1 54-31 4 18 18 31 39 31 15 0 25-10 31-23 7-16 13-41 13-42 0-4-3-4-5-4-4 0-4 2-6 8-7 27-15 52-32 52-11 0-13-12-13-20s1-12 6-31c5-17 6-22 9-37 5-20 10-40 15-59 3-12 3-13 3-15 0-7-4-12-12-12-10 0-16 10-18 20zM113 137c-3 7-3 8-9 15-18 23-36 30-48 30-20 0-26-24-26-39 0-22 13-73 23-93 13-25 32-40 49-40 28 0 34 34 34 37 0 2-2 5-2 7-7 28-14 55-21 83z"><text:p/></draw:path><draw:path draw:style-name="gr3" draw:text-style-name="P15" svg:width="0.096cm" svg:height="0.419cm" svg:x="0.622cm" svg:y="0.155cm" svg:viewBox="0 0 97 420" svg:d="M97 211c0-33-5-84-27-132-26-51-62-79-66-79-3 0-4 2-4 5 0 1 0 2 7 9 42 42 66 108 66 197 0 72-15 145-68 198-5 5-5 6-5 7 0 3 1 4 4 4 4 0 42-29 67-81 21-46 26-93 26-128z"><text:p/></draw:path><draw:path draw:style-name="gr3" draw:text-style-name="P15" svg:width="0.279cm" svg:height="0.097cm" svg:x="0.903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5" svg:width="0.192cm" svg:height="0.271cm" svg:x="1.33cm" svg:y="0.285cm" svg:viewBox="0 0 193 272" svg:d="M192 28c1-3 1-5 1-8 0-7-5-12-12-12-3 0-15 4-17 18-8-15-22-26-39-26-48 0-101 59-101 120 0 42 26 66 56 66 26 0 45-19 50-24-9 38-14 55-14 56-2 4-16 46-61 46-8 0-21-1-33-5 13-4 16-14 16-22 0-7-3-14-15-14-10 0-23 7-23 24s16 25 56 25c53 0 83-32 89-57 16-63 31-125 47-187zM138 133c-2 11-13 21-22 29-9 7-22 16-34 16-21 0-28-23-28-40 0-19 13-70 24-91 12-21 30-37 47-37 29 0 35 33 35 36 0 1-2 4-2 7-7 26-13 54-20 80z"><text:p/></draw:path><draw:path draw:style-name="gr3" draw:text-style-name="P15" svg:width="0.096cm" svg:height="0.419cm" svg:x="1.582cm" svg:y="0.155cm" svg:viewBox="0 0 97 420" svg:d="M97 416c0-1 0-2-7-9-53-52-66-132-66-196 0-73 17-146 68-199 5-5 5-6 5-7 0-4-1-5-3-5-5 0-42 29-68 83-21 45-26 92-26 128 0 32 5 84 28 131 25 50 61 78 66 78 2 0 3-1 3-4z"><text:p/></draw:path><draw:path draw:style-name="gr3" draw:text-style-name="P15" svg:width="0.155cm" svg:height="0.295cm" svg:x="1.724cm" svg:y="0.179cm" svg:viewBox="0 0 156 296" svg:d="M82 5c0-1 0-5-6-5-10 0-41 4-52 4-4 1-7 1-7 8 0 6 3 6 9 6 21 0 22 2 22 7 0 3-5 17-6 25-12 46-23 92-35 138-5 21-7 28-7 42 0 41 23 66 54 66 49 0 102-62 102-122 0-38-23-68-56-68-20 0-38 13-50 25 11-42 21-84 32-126zM42 163c2-8 2-9 6-14 20-28 40-34 50-34 16 0 27 13 27 40 0 25-13 73-22 88-13 29-32 45-49 45-14 0-29-12-29-43 0-9 0-16 7-42 4-13 6-27 10-40z"><text:p/></draw:path><draw:path draw:style-name="gr3" draw:text-style-name="P15" svg:width="0.203cm" svg:height="0.202cm" svg:x="2.04cm" svg:y="0.264cm" svg:viewBox="0 0 204 203" svg:d="M102 90c-28-28-56-56-84-84-5-5-6-6-10-6-3 0-8 4-8 8s1 4 6 9c28 29 56 56 84 85-28 28-56 55-84 84-5 5-6 6-6 8 0 5 5 9 8 9 4 0 5 0 10-6 28-28 56-55 84-83 29 29 59 58 88 86 0 2 3 3 6 3 4 0 8-4 8-9 0-2 0-2-1-4-30-30-67-66-89-88 25-25 52-52 77-77 2-3 8-8 11-11 1-1 2-2 2-6s-4-8-8-8-5 2-10 6c-28 28-56 56-84 84z"><text:p/></draw:path><draw:path draw:style-name="gr3" draw:text-style-name="P15" svg:width="0.192cm" svg:height="0.19cm" svg:x="2.466cm" svg:y="0cm" svg:viewBox="0 0 193 191" svg:d="M140 26c-7-15-19-26-38-26-49 0-102 62-102 124 0 39 24 67 56 67 9 0 30-1 56-31 2 16 18 31 38 31 14 0 24-10 31-23 7-16 12-41 12-42 0-5-3-5-5-5-4 0-4 3-6 9-7 27-14 51-32 51-11 0-12-11-12-19 0-10 0-12 5-31 5-18 6-22 9-37 5-21 11-40 16-60 2-11 2-12 2-15 0-6-4-11-12-11-9 0-16 10-18 18zM113 136c-1 8-1 8-9 15-18 24-34 30-46 30-22 0-28-23-28-39 0-21 13-72 23-93 13-24 32-39 49-39 28 0 34 33 34 37 0 2-2 5-2 7-7 28-14 54-21 82z"><text:p/></draw:path><draw:path draw:style-name="gr3" draw:text-style-name="P15" svg:width="0.222cm" svg:height="0.016cm" svg:x="2.449cm" svg:y="0.358cm" svg:viewBox="0 0 223 17" svg:d="M0 0c74 0 149 0 223 0 0 6 0 11 0 17-74 0-149 0-223 0 0-6 0-11 0-17z"><text:p/></draw:path><draw:path draw:style-name="gr3" draw:text-style-name="P15" svg:width="0.154cm" svg:height="0.295cm" svg:x="2.49cm" svg:y="0.466cm" svg:viewBox="0 0 155 296" svg:d="M82 4c-3-2 0-4-6-4-10 0-41 2-52 4-4 0-7 1-7 8 0 5 3 5 9 5 21 0 22 3 22 7s-5 18-6 26c-12 46-23 92-35 137-5 22-7 29-7 43 0 40 23 66 54 66 49 0 101-62 101-123 0-39-22-67-55-67-20 0-38 12-50 25 11-42 21-85 32-127zM42 163c2-9 2-9 6-14 20-28 40-34 50-34 16 0 27 12 27 40 0 24-13 73-22 88-13 29-33 44-49 44-14 0-29-11-29-42 0-9 0-16 7-43 4-14 6-27 10-39z"><text:p/></draw:path><draw:path draw:style-name="gr3" draw:text-style-name="P15" svg:width="0.097cm" svg:height="0.419cm" svg:x="2.747cm" svg:y="0.155cm" svg:viewBox="0 0 98 420" svg:d="M98 211c0-33-4-84-28-132-26-51-62-79-65-79s-5 2-5 5c0 1 0 2 8 9 41 42 65 108 65 197 0 72-15 145-67 198-6 5-6 6-6 7 0 3 2 4 5 4s42-29 67-81c20-46 26-93 26-128z"><text:p/></draw:path><draw:path draw:style-name="gr3" draw:text-style-name="P15" svg:width="0.28cm" svg:height="0.097cm" svg:x="3.028cm" svg:y="0.31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5" svg:width="0.154cm" svg:height="0.295cm" svg:x="3.469cm" svg:y="0.179cm" svg:viewBox="0 0 155 296" svg:d="M80 5c0-1 0-5-4-5-10 0-41 4-52 4-4 1-8 1-8 8 0 6 3 6 10 6 20 0 21 2 21 7 0 3-4 17-6 25-12 46-23 92-35 138-5 21-6 28-6 42 0 41 22 66 53 66 50 0 102-62 102-122 0-38-23-68-57-68-19 0-36 13-49 25 11-42 21-84 31-126zM41 163c2-8 2-9 7-14 20-28 40-34 50-34 15 0 27 13 27 40 0 25-15 73-22 88-14 29-33 45-50 45-15 0-28-12-28-43 0-9 0-16 7-42 3-13 6-27 9-40z"><text:p/></draw:path><draw:path draw:style-name="gr3" draw:text-style-name="P15" svg:width="0.193cm" svg:height="0.271cm" svg:x="3.636cm" svg:y="0.285cm" svg:viewBox="0 0 194 272" svg:d="M193 28c0-3 1-5 1-8 0-7-6-12-13-12-3 0-15 4-17 18-7-15-22-26-39-26-48 0-100 59-100 120 0 42 25 66 55 66 26 0 46-19 50-24h1c-10 38-15 55-15 56-1 4-15 46-61 46-7 0-21-1-33-5 13-4 18-14 18-22 0-7-5-14-17-14-9 0-23 7-23 24s16 25 56 25c53 0 83-32 90-57 16-63 32-125 47-187zM138 133c-2 11-12 21-22 29-8 7-21 16-33 16-22 0-28-23-28-40 0-19 12-70 23-91 12-21 30-37 48-37 28 0 34 33 34 36 0 1-2 4-2 7-7 26-13 54-20 80z"><text:p/></draw:path><draw:path draw:style-name="gr3" draw:text-style-name="P15" svg:width="0.097cm" svg:height="0.419cm" svg:x="3.888cm" svg:y="0.155cm" svg:viewBox="0 0 98 420" svg:d="M98 416c0-1 0-2-7-9-53-52-67-132-67-196 0-73 17-146 68-199 6-5 6-6 6-7 0-4-2-5-4-5-4 0-42 29-68 83-21 45-26 92-26 128 0 32 5 84 28 131 25 50 62 78 66 78 2 0 4-1 4-4z"><text:p/></draw:path><draw:path draw:style-name="gr3" draw:text-style-name="P15" svg:width="0.173cm" svg:height="0.268cm" svg:x="4.027cm" svg:y="0.285cm" svg:viewBox="0 0 174 269" svg:d="M174 5c0-1-1-4-5-4-5 0-21 17-29 29-8-23-25-30-38-30-50 0-102 62-102 124 0 42 25 67 55 67 19 0 35-10 51-25-4 15-18 71-20 75-3 12-7 13-30 14-6 0-9 0-9 9 1 1 0 5 5 5 13 0 28-3 42-3s30 3 44 3c1 0 7 0 7-9 0-5-5-5-11-5-20 0-20-3-20-7 0-2 1-6 1-9 19-78 40-156 59-234zM56 182c-25 0-26-32-26-39 0-21 12-66 19-84 13-31 35-49 53-49 28 0 32 34 32 37 0 2-22 95-24 96-6 12-30 39-54 39z"><text:p/></draw:path><draw:path draw:style-name="gr3" draw:text-style-name="P15" svg:width="0.097cm" svg:height="0.419cm" svg:x="4.237cm" svg:y="0.155cm" svg:viewBox="0 0 98 420" svg:d="M98 211c0-33-4-84-27-132-25-51-61-79-66-79-3 0-5 2-5 5 0 1 0 2 8 9 42 42 66 108 66 197 0 72-15 145-68 198-6 5-6 6-6 7 0 3 2 4 5 4 5 0 42-29 67-81 22-46 26-93 26-128z"><text:p/></draw:path></draw:g> or <draw:g text:anchor-type="as-char" svg:y="-0.314cm" draw:z-index="136" draw:name="Forme21" draw:style-name="gr1"><svg:title>TexMaths</svg:title><svg:desc>12§display§g(a)=a\alpha§svg§600§FALSE§</svg:desc><draw:path draw:style-name="gr2" draw:text-style-name="P15" svg:width="1.761cm" svg:height="0.376cm" svg:x="0.016cm" svg:y="0.023cm" svg:viewBox="0 0 1762 377" svg:d="M0 0c587 0 1175 0 1762 0 0 126 0 251 0 377-587 0-1175 0-1762 0 0-126 0-251 0-377z"><text:p/></draw:path><draw:path draw:style-name="gr3" draw:text-style-name="P15" svg:width="0.193cm" svg:height="0.271cm" svg:x="0.001cm" svg:y="0.131cm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3" draw:text-style-name="P15" svg:width="0.097cm" svg:height="0.42cm" svg:x="0.253cm" svg:y="0.001cm" svg:viewBox="0 0 98 421" svg:d="M98 416c0-1 0-1-7-9-53-54-66-133-66-197 0-73 16-146 67-198 6-6 6-6 6-7 0-4-2-5-4-5-4 0-42 29-68 83-21 46-26 92-26 127 0 33 5 83 28 131 25 52 62 80 66 80 2 0 4-1 4-5z"><text:p/></draw:path><draw:path draw:style-name="gr3" draw:text-style-name="P15" svg:width="0.192cm" svg:height="0.19cm" svg:x="0.392cm" svg:y="0.131cm" svg:viewBox="0 0 193 191" svg:d="M140 28c-7-16-20-28-38-28-49 0-102 63-102 124 0 39 23 67 56 67 9 0 29-1 54-31 4 17 20 31 39 31 15 0 25-9 31-23 7-15 13-41 13-42 0-3-3-3-5-3-4 0-4 1-6 7-7 27-15 52-32 52-11 0-12-11-12-20s0-12 5-31c5-18 6-22 9-37 5-19 10-40 15-59 3-12 3-13 3-15 0-7-4-12-12-12-10 0-16 10-18 20zM113 136c-3 8-3 8-9 15-18 24-36 31-48 31-20 0-26-23-26-40 0-21 13-72 23-92 13-25 32-40 49-40 28 0 34 34 34 37 0 2-2 5-2 7-7 27-14 54-21 82z"><text:p/></draw:path><draw:path draw:style-name="gr3" draw:text-style-name="P15" svg:width="0.096cm" svg:height="0.42cm" svg:x="0.623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5" svg:width="0.279cm" svg:height="0.099cm" svg:x="0.902cm" svg:y="0.162cm" svg:viewBox="0 0 280 100" svg:d="M265 18c6 0 15-1 15-10 0-8-9-8-14-8-84 0-169 0-253 0-6 0-13 0-13 8 0 9 7 10 13 10 84 0 168 0 252 0zM266 100c5 0 14 0 14-9s-9-9-15-9c-84 0-168 0-252 0-6 0-13 0-13 9s7 9 13 9c84 0 169 0 253 0z"><text:p/></draw:path><draw:path draw:style-name="gr3" draw:text-style-name="P15" svg:width="0.192cm" svg:height="0.19cm" svg:x="1.34cm" svg:y="0.131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0 0-26-23-26-40 0-21 13-72 23-92 13-25 32-40 49-40 28 0 32 34 32 37 0 2 0 5-1 7-7 27-13 54-20 82z"><text:p/></draw:path><draw:path draw:style-name="gr3" draw:text-style-name="P15" svg:width="0.235cm" svg:height="0.19cm" svg:x="1.564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/draw:g> on a donc l’égalité <text:s/><draw:g text:anchor-type="as-char" svg:y="-0.314cm" draw:z-index="137" draw:name="Forme22" draw:style-name="gr1"><svg:title>TexMaths</svg:title><svg:desc>12§display§a\alpha=bg(q) \Leftrightarrow g(q)=q\alpha§svg§600§FALSE§</svg:desc><draw:path draw:style-name="gr2" draw:text-style-name="P15" svg:width="4.363cm" svg:height="0.376cm" svg:x="0.006cm" svg:y="0.023cm" svg:viewBox="0 0 4364 377" svg:d="M0 0c1455 0 2909 0 4364 0 0 126 0 251 0 377-1455 0-2909 0-4364 0 0-126 0-251 0-377z"><text:p/></draw:path><draw:path draw:style-name="gr3" draw:text-style-name="P15" svg:width="0.192cm" svg:height="0.19cm" svg:x="0.001cm" svg:y="0.131cm" svg:viewBox="0 0 193 191" svg:d="M140 28c-7-16-19-28-38-28-49 0-102 63-102 124 0 39 24 67 56 67 9 0 30-1 56-31 2 17 18 31 38 31 14 0 24-9 31-23 7-15 12-41 12-42 0-3-3-3-5-3-4 0-4 1-6 7-7 27-14 52-32 52-11 0-12-11-12-20s1-12 5-31c5-18 6-22 9-37 5-19 11-40 16-59 2-12 2-13 2-15 0-7-4-12-12-12-9 0-16 10-18 20zM113 136c-1 8-1 8-9 15-18 24-34 31-46 31-22 0-28-23-28-40 0-21 13-72 24-92 12-25 31-40 48-40 28 0 34 34 34 37 0 2-2 5-2 7-7 27-14 54-21 82z"><text:p/></draw:path><draw:path draw:style-name="gr3" draw:text-style-name="P15" svg:width="0.235cm" svg:height="0.19cm" svg:x="0.224cm" svg:y="0.131cm" svg:viewBox="0 0 236 191" svg:d="M185 87c0-67-40-87-71-87-58 0-114 60-114 120 0 39 25 71 68 71 27 0 58-9 89-35 6 22 21 35 39 35 22 0 36-23 36-30 0-2-3-4-5-4-4 0-5 2-6 4-7 21-23 21-24 21-12 0-12-33-12-43 0-9 0-10 3-15 40-49 33-66 48-99 0-1 0-5-4-5s-4 2-6 10c-8 26-22 58-41 83 0-10 0-18 0-26zM156 144c-37 33-70 38-86 38-26 0-39-19-39-46 0-21 11-66 25-88 20-30 42-38 57-38 42 0 42 55 42 87 0 16 0 40 1 47z"><text:p/></draw:path><draw:path draw:style-name="gr3" draw:text-style-name="P15" svg:width="0.28cm" svg:height="0.099cm" svg:x="0.61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154cm" svg:height="0.295cm" svg:x="1.061cm" svg:y="0.025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3" draw:text-style-name="P15" svg:width="0.193cm" svg:height="0.271cm" svg:x="1.227cm" svg:y="0.131cm" svg:viewBox="0 0 194 272" svg:d="M193 28c0-3 1-5 1-8 0-7-6-12-12-12-4 0-15 4-18 18-7-15-22-26-39-26-48 0-100 59-100 120 0 41 25 66 57 66 24 0 44-19 48-24h1c-10 38-10 36-15 56-1 4-15 44-61 44-7 0-21 0-33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3" draw:text-style-name="P15" svg:width="0.097cm" svg:height="0.42cm" svg:x="1.479cm" svg:y="0.001cm" svg:viewBox="0 0 98 421" svg:d="M98 416c0-1 0-1-7-9-53-54-66-133-66-197 0-73 16-146 67-198 6-6 6-6 6-7 0-4-2-5-4-5-4 0-42 29-68 83-21 46-26 92-26 127 0 33 5 83 28 131 25 52 62 80 66 80 2 0 4-1 4-5z"><text:p/></draw:path><draw:path draw:style-name="gr3" draw:text-style-name="P15" svg:width="0.173cm" svg:height="0.266cm" svg:x="1.619cm" svg:y="0.131cm" svg:viewBox="0 0 174 267" svg:d="M174 5c0-1-1-4-5-4-5 0-21 17-29 29-8-23-25-30-38-30-50 0-102 63-102 124 0 41 25 67 55 67 19 0 35-9 51-25-4 14-18 71-20 74-3 12-7 14-30 14-6 0-9 0-9 8 0 1 0 5 5 5 13 0 28-1 42-1s30 1 44 1c1 0 7 0 7-9 0-4-5-4-11-4-20 0-20-3-20-6 0-4 1-6 1-10 19-77 40-155 59-233zM56 182c-25 0-26-33-26-40 0-19 12-66 19-83 13-31 35-49 53-49 28 0 32 33 32 37 0 2-22 95-24 96-6 12-30 39-54 39z"><text:p/></draw:path><draw:path draw:style-name="gr3" draw:text-style-name="P15" svg:width="0.097cm" svg:height="0.42cm" svg:x="1.829cm" svg:y="0.001cm" svg:viewBox="0 0 98 421" svg:d="M98 210c0-32-4-83-27-131-25-51-63-79-66-79s-5 2-5 5c0 1 0 1 8 9 42 41 66 109 66 196 0 71-15 146-68 199-6 6-6 6-6 7 0 2 2 5 5 5s42-29 67-83c22-46 26-93 26-128z"><text:p/></draw:path><draw:path draw:style-name="gr3" draw:text-style-name="P15" svg:width="0.391cm" svg:height="0.23cm" svg:x="2.101cm" svg:y="0.095cm" svg:viewBox="0 0 392 231" svg:d="M92 66c24-26 36-58 36-61 0-5-3-5-8-5-6 0-6 0-10 8-16 40-48 79-103 103-6 2-7 2-7 4s0 3 0 4c1 0 1 1 10 5 46 19 80 55 102 103 2 4 3 4 8 4s8 0 8-4c0-3-12-35-36-61 69 0 138 0 207 0-24 26-36 58-36 61 0 4 5 4 8 4 6 0 6 0 10-7 18-40 49-79 104-103 6-2 7-2 7-6 0-1 0-1-1-2-3-2-1-1-9-5-46-19-81-55-102-103-3-5-4-5-9-5-3 0-8 0-8 5 0 3 12 35 36 61-69 0-138 0-207 0zM76 148c-12-12-27-22-45-33 24-13 36-22 45-31 80 0 159 0 240 0 13 12 27 22 44 31-23 15-36 24-44 33-81 0-160 0-240 0z"><text:p/></draw:path><draw:path draw:style-name="gr3" draw:text-style-name="P15" svg:width="0.192cm" svg:height="0.271cm" svg:x="2.63cm" svg:y="0.131cm" svg:viewBox="0 0 193 272" svg:d="M192 28c0-3 1-5 1-8 0-7-5-12-12-12-5 0-15 4-18 18-7-15-21-26-38-26-48 0-101 59-101 120 0 41 26 66 56 66 26 0 45-19 50-24-9 38-10 36-15 56-1 4-15 44-60 44-8 0-21 0-33-4 12-3 16-14 16-21s-4-15-15-15c-10 0-23 8-23 24 0 17 16 26 56 26 52 0 83-33 89-57 16-62 31-125 47-187zM137 132c-3 11-12 22-22 30-8 7-21 15-33 15-22 0-28-22-28-39 0-20 12-69 24-91 11-21 29-37 47-37 27 0 33 33 33 36 0 2 0 4-1 6-7 26-13 53-20 80z"><text:p/></draw:path><draw:path draw:style-name="gr3" draw:text-style-name="P15" svg:width="0.097cm" svg:height="0.42cm" svg:x="2.881cm" svg:y="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15" svg:width="0.173cm" svg:height="0.266cm" svg:x="3.021cm" svg:y="0.131cm" svg:viewBox="0 0 174 267" svg:d="M174 5c0-1-1-4-4-4-4 0-21 17-28 29-10-23-27-30-40-30-49 0-102 63-102 124 0 41 25 67 56 67 18 0 35-9 50-25-4 14-18 71-20 74-2 12-6 14-30 14-4 0-9 0-9 8 0 1 0 5 6 5 13 0 27-1 42-1 14 0 29 1 43 1 2 0 7 0 7-9 0-4-3-4-11-4-20 0-20-3-20-6 0-4 1-6 2-10 20-77 39-155 58-233zM58 182c-26 0-28-33-28-40 0-19 13-66 20-83 12-31 35-49 52-49 28 0 34 33 34 37 0 2-24 95-26 96-6 12-28 39-52 39z"><text:p/></draw:path><draw:path draw:style-name="gr3" draw:text-style-name="P15" svg:width="0.096cm" svg:height="0.42cm" svg:x="3.232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5" svg:width="0.279cm" svg:height="0.099cm" svg:x="3.513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5" svg:width="0.173cm" svg:height="0.266cm" svg:x="3.951cm" svg:y="0.131cm" svg:viewBox="0 0 174 267" svg:d="M174 5c0-1-1-4-5-4-5 0-21 17-29 29-8-23-25-30-38-30-50 0-102 63-102 124 0 41 25 67 55 67 18 0 35-9 51-25-4 14-18 71-20 74-3 12-7 14-30 14-6 0-9 0-9 8 0 1 0 5 5 5 13 0 28-1 42-1s30 1 43 1c2 0 8 0 8-9 0-4-5-4-11-4-20 0-20-3-20-6 0-4 0-6 1-10 19-77 40-155 59-233zM56 182c-25 0-26-33-26-40 0-19 12-66 19-83 13-31 35-49 53-49 26 0 32 33 32 37 0 2-22 95-24 96-6 12-30 39-54 39z"><text:p/></draw:path><draw:path draw:style-name="gr3" draw:text-style-name="P15" svg:width="0.235cm" svg:height="0.19cm" svg:x="4.155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/draw:g></text:p>
      <text:p text:style-name="P13"/>
      <text:p text:style-name="P13">4.a <text:s/>La continuité de <draw:g text:anchor-type="as-char" svg:y="-0.187cm" draw:z-index="138" draw:name="Forme23" draw:style-name="gr1"><svg:title>TexMaths</svg:title><svg:desc>12§display§g§svg§600§FALSE§</svg:desc><draw:path draw:style-name="gr2" draw:text-style-name="P15" svg:width="0.154cm" svg:height="0.228cm" svg:x="0.016cm" svg:y="0.023cm" svg:viewBox="0 0 155 229" svg:d="M0 0c52 0 103 0 155 0 0 76 0 153 0 229-52 0-103 0-155 0 0-76 0-153 0-229z"><text:p/></draw:path><draw:path draw:style-name="gr3" draw:text-style-name="P15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 nous assure que si <draw:g text:anchor-type="as-char" svg:y="-0.273cm" draw:z-index="139" draw:name="Forme24" draw:style-name="gr1"><svg:title>TexMaths</svg:title><svg:desc>12§display§\lim_{{n }\rightarrow\infty}u_{n}=x_{0}§svg§600§FALSE§</svg:desc><draw:path draw:style-name="gr2" draw:text-style-name="P15" svg:width="2.332cm" svg:height="0.503cm" svg:x="0.008cm" svg:y="0.021cm" svg:viewBox="0 0 2333 504" svg:d="M0 0c778 0 1555 0 2333 0 0 168 0 336 0 504-778 0-1555 0-2333 0 0-168 0-336 0-504z"><text:p/></draw:path><draw:path draw:style-name="gr3" draw:text-style-name="P15" svg:width="0.093cm" svg:height="0.29cm" svg:x="0.148cm" svg:y="0cm" svg:viewBox="0 0 94 291" svg:d="M60 0c-20 1-40 4-60 5 0 5 0 8 0 13 29 0 32 2 32 23 0 73 0 146 0 220 0 18-4 18-32 18 0 4 0 8 0 12 13 0 36-2 47-2 9 0 31 2 47 2 0-4 0-8 0-12-29 0-34 0-34-18 0-88 0-175 0-261z"><text:p/></draw:path><draw:path draw:style-name="gr3" draw:text-style-name="P15" svg:width="0.089cm" svg:height="0.279cm" svg:x="0.265cm" svg:y="0.012cm" svg:viewBox="0 0 90 280" svg:d="M61 95c-19 1-39 2-59 5 0 3 0 8 0 13 27 0 32 2 32 23 0 37 0 75 0 114 0 19-5 19-34 19 0 4 0 7 0 11 13 0 36-1 47-1 14 0 29 1 43 1 0-4 0-7 0-11-28 0-29-2-29-19 0-52 0-104 0-155zM62 22c0-14-10-22-21-22-13 0-23 11-23 22 0 12 10 22 23 22 11 0 21-8 21-22z"><text:p/></draw:path><draw:path draw:style-name="gr3" draw:text-style-name="P15" svg:width="0.329cm" svg:height="0.185cm" svg:x="0.381cm" svg:y="0.108cm" svg:viewBox="0 0 330 186" svg:d="M34 42c0 37 0 74 0 113 0 19-5 19-34 19 0 4 0 7 0 12 16 0 37-1 48-1s32 1 47 1c0-5 0-8 0-12-28 0-33 0-33-19 0-27 0-53 0-78 0-43 30-67 57-67s31 22 31 46c0 33 0 65 0 99 0 19-4 19-32 19 0 4 0 7 0 12 14 0 36-1 48-1 10 0 32 1 46 1 0-5 0-8 0-12-27 0-32 0-32-19 0-27 0-53 0-78 0-43 30-67 56-67 27 0 32 22 32 46 0 33 0 65 0 99 0 19-5 19-33 19 0 4 0 7 0 12 15 0 36-1 47-1 12 0 34 1 48 1 0-5 0-8 0-12-22 0-32 0-34-13 0-28 0-54 0-81 0-36 0-49-13-64-5-8-19-16-43-16-36 0-54 25-61 42-6-37-37-42-57-42-31 0-50 18-62 44 0-14 0-30 0-44-20 1-40 4-60 5 0 5 0 8 0 13 30 0 34 4 34 24z"><text:p/></draw:path><draw:path draw:style-name="gr3" draw:text-style-name="P15" svg:width="0.179cm" svg:height="0.131cm" svg:x="0.001cm" svg:y="0.416cm" svg:viewBox="0 0 180 132" svg:d="M22 110c-2 5-2 8-3 12 0 8 5 10 10 10s8-4 11-6c2-2 4-12 6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8 11-33 21-33 8 0 10 7 10 15 0 6-4 16-5 25-2 7-5 20-6 26-3 12-6 24-9 37z"><text:p/></draw:path><draw:path draw:style-name="gr3" draw:text-style-name="P15" svg:width="0.289cm" svg:height="0.154cm" svg:x="0.218cm" svg:y="0.393cm" svg:viewBox="0 0 290 155" svg:d="M248 84c-37 28-27 43-42 66 0 5 3 5 8 5 4 0 6 0 7-5 2-7 6-26 21-43 18-17 33-22 45-25 2-2 3-3 3-5 0-3-2-4-6-4-42-14-57-44-63-69-1-4-4-4-7-4-5 0-8 0-8 4 0 1 3 20 17 40 7 11 16 18 25 26-79 0-158 0-237 0-4 0-11 0-11 7s6 7 11 7c79 0 158 0 237 0z"><text:p/></draw:path><draw:path draw:style-name="gr3" draw:text-style-name="P15" svg:width="0.289cm" svg:height="0.131cm" svg:x="0.554cm" svg:y="0.416cm" svg:viewBox="0 0 290 132" svg:d="M148 49c-16-19-21-24-32-31-18-13-37-18-54-18-36 0-62 31-62 66s25 66 62 66c41 0 70-34 81-49 15 18 19 24 31 31 18 13 37 18 53 18 37 0 63-31 63-66s-25-66-62-66c-41 0-70 34-80 49zM157 60c12-19 37-49 73-49 30 0 52 26 52 55 0 28-23 50-50 50-28 0-47-22-75-56zM133 72c-12 19-38 49-74 49-30 0-51-26-51-55s23-50 50-50 46 22 75 56z"><text:p/></draw:path><draw:path draw:style-name="gr3" draw:text-style-name="P15" svg:width="0.215cm" svg:height="0.19cm" svg:x="0.95cm" svg:y="0.108cm" svg:viewBox="0 0 216 191" svg:d="M134 163c5 17 21 28 39 28 14 0 24-10 31-23 7-16 12-41 12-42 0-4-4-4-5-4-5 0-5 2-6 8-6 24-14 53-31 53-10 0-13-6-13-21 0-8 5-29 8-43 4-16 9-30 12-46 1-6 5-23 7-29 2-9 6-25 6-27 0-9-6-12-12-12-2 0-13 1-16 15-9 30-27 104-32 126-1 2-18 37-48 37-22 0-26-20-26-35 0-24 12-58 23-87 5-12 7-18 7-26 0-19-13-35-35-35-39 0-55 61-55 65 0 5 4 5 5 5 3 0 5-2 6-8 11-37 27-52 43-52 4 0 11 0 11 14 0 10-5 22-7 29-16 41-26 67-26 87 0 40 30 51 53 51 28 0 42-19 49-28z"><text:p/></draw:path><draw:path draw:style-name="gr3" draw:text-style-name="P15" svg:width="0.179cm" svg:height="0.131cm" svg:x="1.191cm" svg:y="0.228cm" svg:viewBox="0 0 180 132" svg:d="M23 112c-1 3-4 10-4 12 0 6 6 8 10 8 6 0 11-4 12-6s3-12 6-18c1-6 3-19 6-26 1-8 3-14 5-21 3-12 3-14 12-26 8-12 22-27 44-27 18 0 18 15 18 21 0 18-13 50-18 62-2 9-4 11-4 16 0 15 12 25 28 25 30 0 42-40 42-44s-4-4-5-4c-3 0-3 1-5 5-7 24-19 36-31 36-6 0-7-5-7-11 0-7 1-11 6-24 4-10 16-41 16-56 0-29-23-34-39-34-24 0-41 14-49 26-2-20-19-26-32-26-12 0-20 8-23 16-6 10-11 27-11 28 0 4 4 3 5 4 5 0 5 0 7-8 4-17 10-32 22-32 7 0 9 6 9 15 0 5-2 15-5 24-2 8-4 20-7 26-2 13-6 25-8 39z"><text:p/></draw:path><draw:path draw:style-name="gr3" draw:text-style-name="P15" svg:width="0.28cm" svg:height="0.097cm" svg:x="1.548cm" svg:y="0.139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15" svg:width="0.209cm" svg:height="0.19cm" svg:x="1.981cm" svg:y="0.108cm" svg:viewBox="0 0 210 191" svg:d="M130 59c2-11 12-49 40-49 3 0 14 0 22 6-12 1-20 12-20 22 0 6 4 15 15 15 10 0 23-7 23-24 0-23-24-29-38-29-26 0-40 23-45 32-11-27-33-32-45-32-45 0-69 55-69 65 0 5 5 5 6 5 3 0 4-2 5-5 14-45 42-55 56-55 9 0 23 3 23 28 0 12-7 41-23 100-6 27-21 45-39 45-3 0-12 0-22-6 11-3 21-11 21-23 0-11-10-15-16-15-13 0-24 11-24 24 0 20 22 28 41 28 27 0 42-29 43-31 6 15 20 31 46 31 44 0 68-54 68-65 0-4-5-4-6-4-4 0-5 2-5 5-14 45-43 56-56 56-17 0-23-15-23-29 0-9 2-18 7-36 5-21 10-40 15-59z"><text:p/></draw:path><draw:path draw:style-name="gr3" draw:text-style-name="P15" svg:width="0.136cm" svg:height="0.201cm" svg:x="2.226cm" svg:y="0.162cm" svg:viewBox="0 0 137 202" svg:d="M137 102c0-32-4-56-18-77-9-13-27-25-51-25-68 0-68 80-68 102 0 20 0 100 68 100 69 0 69-80 69-100zM68 193c-13 0-31-8-37-32-5-17-5-41-5-64 0-20 0-43 5-60 6-23 25-29 37-29 16 0 32 10 36 27 5 15 6 37 6 62 0 23 0 45-4 63-5 27-26 33-38 33z"><text:p/></draw:path></draw:g> alors <draw:g text:anchor-type="as-char" svg:y="-0.295cm" draw:z-index="140" draw:name="Forme25" draw:style-name="gr1"><svg:title>TexMaths</svg:title><svg:desc>12§display§\lim_{{n }\rightarrow\infty}g(u_{n})=g(x_{0})§svg§600§FALSE§</svg:desc><draw:path draw:style-name="gr2" draw:text-style-name="P15" svg:width="3.416cm" svg:height="0.527cm" svg:x="0.008cm" svg:y="0.02cm" svg:viewBox="0 0 3417 528" svg:d="M0 0c1139 0 2278 0 3417 0 0 177 0 352 0 528-1139 0-2278 0-3417 0 0-176 0-351 0-528z"><text:p/></draw:path><draw:path draw:style-name="gr3" draw:text-style-name="P15" svg:width="0.093cm" svg:height="0.291cm" svg:x="0.148cm" svg:y="0.024cm" svg:viewBox="0 0 94 292" svg:d="M60 0c-20 1-40 4-60 5 0 5 0 8 0 13 29 0 32 2 32 23 0 73 0 146 0 220 0 18-4 18-32 18 0 3 0 8 0 13 13 0 36-1 47-1s31 1 47 1c0-5 0-10 0-13-29 0-34 0-34-18 0-88 0-175 0-261z"><text:p/></draw:path><draw:path draw:style-name="gr3" draw:text-style-name="P15" svg:width="0.09cm" svg:height="0.28cm" svg:x="0.265cm" svg:y="0.034cm" svg:viewBox="0 0 91 281" svg:d="M61 95c-19 1-39 3-59 5 0 3 0 8 0 13 28 0 32 2 32 23 0 37 0 75 0 114 0 18-5 18-34 18 0 3 0 8 0 13 14 0 37-1 47-1 14 0 30 1 44 1 0-5 0-10 0-13-29 0-30-1-30-18 0-52 0-104 0-155zM62 22c0-14-9-22-21-22-13 0-23 11-23 22 0 12 10 22 23 22 12 0 21-9 21-22z"><text:p/></draw:path><draw:path draw:style-name="gr3" draw:text-style-name="P15" svg:width="0.328cm" svg:height="0.185cm" svg:x="0.383cm" svg:y="0.13cm" svg:viewBox="0 0 329 186" svg:d="M32 42c0 37 0 74 0 113 0 18-4 18-32 18 0 4 0 8 0 13 14 0 36-1 47-1s33 1 48 1c0-5 0-9 0-13-29 0-34 0-34-18 0-27 0-53 0-78 0-43 30-67 58-67 26 0 31 22 31 46 0 33 0 65 0 99 0 18-5 18-34 18 0 4 0 8 0 13 16 0 38-1 48-1 11 0 33 1 47 1 0-5 0-9 0-13-27 0-32 0-32-18 0-27 0-53 0-78 0-43 30-67 56-67 28 0 31 22 31 46 0 33 0 65 0 99 0 18-3 18-32 18 0 4 0 8 0 13 14 0 36-1 48-1 11 0 32 1 47 1 0-5 0-9 0-13-22 0-33 0-33-12 0-28 0-54 0-81 0-36 0-49-13-64-6-8-20-16-44-16-36 0-54 25-61 42-6-37-38-42-57-42-30 0-50 18-62 44 0-14 0-30 0-44-19 1-40 4-59 5 0 5 0 8 0 13 29 0 32 2 32 24z"><text:p/></draw:path><draw:path draw:style-name="gr3" draw:text-style-name="P15" svg:width="0.179cm" svg:height="0.132cm" svg:x="0.001cm" svg:y="0.436cm" svg:viewBox="0 0 180 133" svg:d="M22 112c-2 3-3 10-3 12 0 7 5 9 10 9 6 0 9-3 12-6 2-3 3-12 5-19 1-5 4-19 7-26 1-6 3-12 5-20 2-12 3-14 12-26 8-12 22-28 44-28 17 0 17 16 17 21 0 18-12 50-17 63-4 9-5 11-5 16 0 16 13 25 29 25 29 0 42-41 42-44 0-5-4-5-5-5-3 0-5 2-6 5-6 24-19 36-31 36-6 0-7-4-7-10 0-7 1-11 7-24 4-9 16-41 16-57 0-28-23-34-39-34-24 0-41 16-50 28-1-21-19-28-31-28-14 0-20 10-23 17-7 11-11 27-11 29 0 3 4 3 5 3 3 0 5-1 6-8 5-18 11-33 21-33 9 0 10 8 10 15 0 6-2 17-4 25-2 7-6 19-7 26-3 12-6 26-9 38z"><text:p/></draw:path><draw:path draw:style-name="gr3" draw:text-style-name="P15" svg:width="0.289cm" svg:height="0.155cm" svg:x="0.218cm" svg:y="0.415cm" svg:viewBox="0 0 290 156" svg:d="M248 85c-37 28-27 43-42 66 0 5 3 5 8 5 4 0 6 0 7-5 2-8 7-26 23-43 16-18 31-22 43-26 2 0 3-3 3-4 0-2-2-4-6-5-42-13-57-43-63-69-1-4-4-4-7-4-5 0-8 0-8 5 0 1 3 20 18 41 6 9 15 18 24 25-79 0-157 0-236 0-5 0-12 0-12 7s7 7 12 7c79 0 157 0 236 0z"><text:p/></draw:path><draw:path draw:style-name="gr3" draw:text-style-name="P15" svg:width="0.289cm" svg:height="0.132cm" svg:x="0.554cm" svg:y="0.436cm" svg:viewBox="0 0 290 133" svg:d="M148 49c-16-18-21-23-32-31-18-12-37-18-52-18-38 0-64 31-64 67 0 35 25 66 62 66 41 0 70-33 81-49 15 18 20 23 31 31 18 13 37 18 53 18 37 0 63-31 63-66s-25-67-62-67c-41 0-70 34-80 49zM157 60c12-19 37-48 73-48 32 0 52 26 52 55 0 28-23 51-50 51-28 0-46-23-75-58zM133 73c-12 19-37 49-73 49-31 0-52-27-52-55 0-29 23-50 51-50 27 0 45 23 74 56z"><text:p/></draw:path><draw:path draw:style-name="gr3" draw:text-style-name="P15" svg:width="0.192cm" svg:height="0.272cm" svg:x="0.944cm" svg:y="0.13cm" svg:viewBox="0 0 193 273" svg:d="M192 28c1-3 1-5 1-8 0-7-5-12-12-12-3 0-15 4-17 18-8-15-22-26-39-26-48 0-101 59-101 120 0 42 26 66 56 66 26 0 45-19 50-24-9 37-14 55-14 57-2 3-16 44-61 44-8 0-21 0-33-4 12-3 16-14 16-21s-4-16-15-16c-10 0-23 9-23 25 0 17 16 26 56 26 53 0 83-33 89-58 16-63 31-125 47-187zM137 132c-3 11-12 22-21 30-9 7-22 15-34 15-21 0-28-22-28-39 0-20 12-70 24-91 11-21 30-37 47-37 27 0 33 33 33 36 0 2 0 4-1 6-7 26-13 52-20 80z"><text:p/></draw:path><draw:path draw:style-name="gr3" draw:text-style-name="P15" svg:width="0.096cm" svg:height="0.419cm" svg:x="1.196cm" svg:y="0cm" svg:viewBox="0 0 97 420" svg:d="M97 415c0-1 0-1-7-8-53-54-66-132-66-196 0-73 16-146 68-199 5-6 5-6 5-7 0-4-1-5-3-5-5 0-42 29-68 83-21 45-26 92-26 128 0 33 5 83 28 130 25 52 61 79 66 79 2 0 3-1 3-5z"><text:p/></draw:path><draw:path draw:style-name="gr3" draw:text-style-name="P15" svg:width="0.215cm" svg:height="0.19cm" svg:x="1.331cm" svg:y="0.13cm" svg:viewBox="0 0 216 191" svg:d="M134 163c5 17 21 28 39 28 14 0 24-10 31-23 7-16 12-41 12-42 0-4-4-4-5-4-3 0-5 2-6 8-6 24-13 51-31 51-10 0-13-4-13-19 0-8 5-29 8-43 4-16 9-30 12-46 1-6 5-23 7-29 2-9 6-25 6-27 0-9-6-12-12-12-2 0-13 0-16 14-9 31-27 105-32 127-1 2-18 35-48 35-22 0-26-18-26-33 0-24 12-58 23-87 5-12 7-18 7-26 0-19-13-35-35-35-39 0-55 61-55 65 0 5 4 5 5 5 3 0 5-2 7-9 10-36 26-51 42-51 4 0 11 0 11 13 0 11-5 23-7 29-16 42-26 68-26 88 0 40 30 51 53 51 28 0 42-19 49-28z"><text:p/></draw:path><draw:path draw:style-name="gr3" draw:text-style-name="P15" svg:width="0.179cm" svg:height="0.131cm" svg:x="1.573cm" svg:y="0.249cm" svg:viewBox="0 0 180 132" svg:d="M23 110c-1 5-3 8-4 12 0 8 6 10 11 10s10-4 11-6 3-12 6-18c1-6 3-19 6-26 1-8 3-14 5-21 3-12 3-14 12-26 8-12 22-28 44-28 18 0 18 16 18 22 0 17-13 50-18 62-2 9-4 11-4 16 0 15 14 25 28 25 30 0 42-41 42-44 0-4-2-3-4-4-4 0-4 1-6 5-7 23-19 35-31 35-6 0-7-4-7-10 0-7 1-11 6-24 4-10 16-41 16-56 0-29-23-34-39-34-24 0-41 14-49 26-2-20-19-26-32-26-12 0-20 8-23 16-6 10-11 27-11 28 0 4 4 3 5 4 5 0 5 0 7-8 4-18 10-33 22-33 7 0 9 7 9 15 0 6-2 16-5 25-2 7-4 20-6 26-3 12-6 25-9 37z"><text:p/></draw:path><draw:path draw:style-name="gr3" draw:text-style-name="P15" svg:width="0.096cm" svg:height="0.419cm" svg:x="1.812cm" svg:y="0cm" svg:viewBox="0 0 97 420" svg:d="M97 211c0-33-3-84-27-132-26-51-62-79-66-79-3 0-4 2-4 5 0 1 0 1 8 9 41 41 65 108 65 197 0 72-15 144-68 197-5 6-5 6-5 7 0 3 1 5 4 5 4 0 43-29 67-83 21-44 26-91 26-126z"><text:p/></draw:path><draw:path draw:style-name="gr3" draw:text-style-name="P15" svg:width="0.279cm" svg:height="0.097cm" svg:x="2.093cm" svg:y="0.161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15" svg:width="0.193cm" svg:height="0.272cm" svg:x="2.52cm" svg:y="0.13cm" svg:viewBox="0 0 194 273" svg:d="M192 28c1-3 2-5 2-8 0-7-6-12-13-12-3 0-15 4-17 18-7-15-22-26-39-26-48 0-100 59-100 120 0 42 25 66 55 66 26 0 46-19 50-24-9 37-14 55-14 57-2 3-15 44-61 44-7 0-21 0-33-4 13-3 18-14 18-21s-5-16-17-16c-10 0-23 9-23 25 0 17 16 26 56 26 53 0 83-33 89-58 16-63 31-125 47-187zM138 132c-2 11-12 22-22 30-9 7-21 15-34 15-21 0-27-22-27-39 0-20 12-70 23-91 12-21 30-37 48-37 28 0 34 33 34 36 0 2-2 4-2 6-7 26-13 52-20 80z"><text:p/></draw:path><draw:path draw:style-name="gr3" draw:text-style-name="P15" svg:width="0.096cm" svg:height="0.419cm" svg:x="2.772cm" svg:y="0cm" svg:viewBox="0 0 97 420" svg:d="M97 415c0-1 0-1-7-8-52-54-66-132-66-196 0-73 17-146 68-199 5-6 5-6 5-7 0-4-1-5-3-5-5 0-42 29-68 83-21 45-26 92-26 128 0 33 5 83 28 130 25 52 61 79 66 79 2 0 3-1 3-5z"><text:p/></draw:path><draw:path draw:style-name="gr3" draw:text-style-name="P15" svg:width="0.209cm" svg:height="0.19cm" svg:x="2.907cm" svg:y="0.13cm" svg:viewBox="0 0 210 191" svg:d="M128 59c3-11 12-49 42-49 3 0 12 0 22 4-12 3-20 14-20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29 44-33 5 16 20 33 46 33 43 0 67-54 67-65 0-4-4-4-5-4-4 0-5 2-6 4-13 46-42 55-55 55-17 0-24-13-24-27 0-10 2-18 7-38 5-19 10-38 14-57z"><text:p/></draw:path><draw:path draw:style-name="gr3" draw:text-style-name="P15" svg:width="0.137cm" svg:height="0.201cm" svg:x="3.151cm" svg:y="0.182cm" svg:viewBox="0 0 138 202" svg:d="M138 102c0-34-5-56-18-77-10-13-28-25-52-25-68 0-68 80-68 102 0 20 0 100 68 100 69 0 70-80 70-100zM68 193c-13 0-31-8-37-32-3-17-3-42-3-64 0-21 0-43 3-60 7-23 25-29 37-29 17 0 33 10 38 27 4 15 4 37 4 62 0 22 0 45-3 63-6 26-27 33-39 33z"><text:p/></draw:path><draw:path draw:style-name="gr3" draw:text-style-name="P15" svg:width="0.097cm" svg:height="0.419cm" svg:x="3.349cm" svg:y="0cm" svg:viewBox="0 0 98 420" svg:d="M98 211c0-33-4-84-27-132-25-51-63-79-66-79s-5 2-5 5c0 1 0 1 8 9 41 41 65 108 65 197 0 72-15 144-67 197-6 6-6 6-6 7 0 3 2 5 5 5s42-29 67-83c22-44 26-91 26-126z"><text:p/></draw:path></draw:g></text:p>
      <text:p text:style-name="P13"/>
      <text:p text:style-name="P13">b. <text:s text:c="3"/>Comme <draw:g text:anchor-type="as-char" svg:y="-0.187cm" draw:z-index="141" draw:name="Forme26" draw:style-name="gr1"><svg:title>TexMaths</svg:title><svg:desc>12§display§u_{n}§svg§600§FALSE§</svg:desc><draw:path draw:style-name="gr2" draw:text-style-name="P15" svg:width="0.391cm" svg:height="0.207cm" svg:x="0.01cm" svg:y="0.023cm" svg:viewBox="0 0 392 208" svg:d="M0 0c131 0 261 0 392 0 0 70 0 139 0 208-131 0-261 0-392 0 0-69 0-138 0-208z"><text:p/></draw:path><draw:path draw:style-name="gr3" draw:text-style-name="P15" svg:width="0.216cm" svg:height="0.189cm" svg:x="0.001cm" svg:y="0.001cm" svg:viewBox="0 0 217 190" svg:d="M136 161c5 18 19 29 37 29 16 0 25-10 31-24 7-15 13-39 13-40 0-5-3-5-4-5-5 0-5 3-6 9-6 21-15 50-33 50-8 0-13-6-13-19 0-10 6-28 8-42 4-16 8-31 12-46 2-7 6-23 8-29 2-9 7-25 7-28 0-8-6-11-13-11-2 0-14 0-16 14-8 31-26 105-32 126 0 2-17 35-49 35-21 0-25-19-25-35 0-21 11-55 23-84 5-13 6-18 6-26 0-19-13-35-34-35-40 0-56 61-56 65 0 5 5 5 6 5 4 0 4-2 6-9 11-36 26-51 43-51 4 0 10 0 10 13 0 11-4 23-7 29-16 42-24 68-24 89 0 38 28 49 51 49 28 0 44-19 51-29z"><text:p/></draw:path><draw:path draw:style-name="gr3" draw:text-style-name="P15" svg:width="0.179cm" svg:height="0.132cm" svg:x="0.243cm" svg:y="0.12cm" svg:viewBox="0 0 180 133" svg:d="M22 112c-2 3-3 11-3 12 0 6 5 9 10 9s9-4 12-7c1-3 3-12 5-18 1-5 4-19 6-26 2-6 3-14 6-20 2-12 3-14 12-26 8-12 21-28 44-28 17 0 17 16 17 21 0 18-12 50-17 64-4 7-5 10-5 15 0 16 14 25 28 25 30 0 43-40 43-45 0-4-3-4-5-4-4 0-4 3-6 5-6 24-19 36-31 36-6 0-7-4-7-11 0-6 1-9 7-23 4-9 16-41 16-57 0-29-23-34-39-34-25 0-41 16-50 28-3-21-19-28-31-28-14 0-20 10-23 17-7 11-11 27-11 29 0 3 4 3 5 3 3 0 5-1 6-8 5-18 11-33 21-33 9 0 10 8 10 15 0 6-4 17-5 25-2 7-5 19-6 27-3 12-6 24-9 37z"><text:p/></draw:path></draw:g> est une suite à valeurs dans <draw:g text:anchor-type="as-char" svg:y="-0.3cm" draw:z-index="142" draw:name="Forme27" draw:style-name="gr1"><svg:title>TexMaths</svg:title><svg:desc>12§display§\mathbb{Q}§svg§600§FALSE§</svg:desc><draw:path draw:style-name="gr2" draw:text-style-name="P15" svg:width="0.268cm" svg:height="0.327cm" svg:x="0.008cm" svg:y="0.023cm" svg:viewBox="0 0 269 328" svg:d="M0 0c90 0 179 0 269 0 0 109 0 218 0 328-90 0-179 0-269 0 0-110 0-219 0-328z"><text:p/></draw:path><draw:path draw:style-name="gr3" draw:text-style-name="P15" svg:width="0.297cm" svg:height="0.37cm" svg:x="0.001cm" svg:y="0.001cm" svg:viewBox="0 0 298 371" svg:d="M185 299c60-12 113-59 113-147 0-105-75-152-149-152-77 0-149 49-149 152 0 89 54 132 103 144 19 45 60 75 112 75 20 0 43-5 65-13 8-3 12-5 12-10s-4-7-8-7c-1 0-1 0-3 1-12 2-17 2-23 2-40 0-64-24-73-45zM91 26c-25 30-32 80-32 126 0 41 5 93 32 125-29-11-77-44-77-125 0-85 52-116 77-126zM206 26c28 11 77 45 77 126 0 84-53 116-78 125 27-30 33-78 33-125 0-40-5-93-32-126zM149 288c-67 0-76-88-76-136 0-50 9-138 76-138s74 90 74 138c0 50-8 136-74 136zM121 301c12 3 18 3 28 3 2 0 11 0 23-2 10 27 30 42 51 51 4 1 4 1 4 2s-7 1-12 1c-36 0-72-16-94-55z"><text:p/></draw:path></draw:g> alors pour tout <draw:g text:anchor-type="as-char" svg:y="-0.286cm" draw:z-index="143" draw:name="Forme28" draw:style-name="gr1"><svg:title>TexMaths</svg:title><svg:desc>12§display§n\in\mathbb{N}§svg§600§FALSE§</svg:desc><draw:path draw:style-name="gr2" draw:text-style-name="P15" svg:width="1.019cm" svg:height="0.258cm" svg:x="0.01cm" svg:y="0.023cm" svg:viewBox="0 0 1020 259" svg:d="M0 0c339 0 680 0 1020 0 0 86 0 173 0 259-340 0-681 0-1020 0 0-86 0-173 0-259z"><text:p/></draw:path><draw:path draw:style-name="gr3" draw:text-style-name="P15" svg:width="0.228cm" svg:height="0.188cm" svg:x="0.001cm" svg:y="0.101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3" draw:text-style-name="P15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3" draw:text-style-name="P15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 , <text:s/><draw:g text:anchor-type="as-char" svg:y="-0.314cm" draw:z-index="144" draw:name="Forme29" draw:style-name="gr1"><svg:title>TexMaths</svg:title><svg:desc>12§display§g(u_{n})=u_{n}\alpha§svg§600§FALSE§</svg:desc><draw:path draw:style-name="gr2" draw:text-style-name="P15" svg:width="2.257cm" svg:height="0.376cm" svg:x="0.016cm" svg:y="0.023cm" svg:viewBox="0 0 2258 377" svg:d="M0 0c753 0 1505 0 2258 0 0 126 0 251 0 377-753 0-1505 0-2258 0 0-126 0-251 0-377z"><text:p/></draw:path><draw:path draw:style-name="gr3" draw:text-style-name="P15" svg:width="0.193cm" svg:height="0.271cm" svg:x="0.001cm" svg:y="0.131cm" svg:viewBox="0 0 194 272" svg:d="M193 28c0-3 1-5 1-8 0-7-6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3" draw:text-style-name="P15" svg:width="0.097cm" svg:height="0.42cm" svg:x="0.253cm" svg:y="0.001cm" svg:viewBox="0 0 98 421" svg:d="M98 416c0-1 0-1-7-9-53-54-67-133-67-195 0-75 17-148 68-200 6-6 6-6 6-7 0-4-2-5-4-5-4 0-42 29-68 83-21 46-26 92-26 129 0 31 5 81 28 129 25 52 62 80 66 80 2 0 4-1 4-5z"><text:p/></draw:path><draw:path draw:style-name="gr3" draw:text-style-name="P15" svg:width="0.216cm" svg:height="0.19cm" svg:x="0.387cm" svg:y="0.131cm" svg:viewBox="0 0 217 191" svg:d="M136 163c4 17 19 28 37 28 14 0 25-9 31-23 7-15 13-41 13-42 0-3-5-3-6-3-3 0-3 1-5 7-6 23-14 52-32 52-8 0-13-5-13-20 0-9 6-29 8-43 4-16 9-31 12-46 1-6 6-23 7-29 3-9 6-25 6-27 0-9-6-12-12-12-2 0-13 0-15 14-9 31-28 105-33 128 0 1-16 35-48 35-21 0-26-19-26-34 0-24 12-58 23-87 6-12 7-18 7-26 0-19-13-35-35-35-39 0-55 61-55 65 0 5 4 4 5 5 5 0 5-1 7-9 11-36 26-51 42-51 5 0 11 0 11 13 0 11-5 23-7 29-16 42-24 68-24 89 0 39 28 50 51 50 28 0 43-19 51-28z"><text:p/></draw:path><draw:path draw:style-name="gr3" draw:text-style-name="P15" svg:width="0.179cm" svg:height="0.131cm" svg:x="0.631cm" svg:y="0.25cm" svg:viewBox="0 0 180 132" svg:d="M22 111c-2 3-2 7-3 12 0 7 5 9 10 9s8-3 11-6c2-2 4-12 6-18 1-6 4-19 6-27 2-6 3-12 6-20 2-12 3-14 12-26 8-12 21-28 44-28 17 0 17 16 17 22 0 17-12 50-17 62-4 9-5 11-5 16 0 16 13 25 28 25 30 0 43-41 43-44 0-5-4-5-5-5-5 0-5 2-6 6-6 23-19 35-31 35-6 0-7-4-7-10 0-7 1-11 7-24 4-9 16-41 16-58 0-27-23-32-39-32-25 0-41 14-50 26-3-20-19-26-31-26-14 0-20 8-24 16-6 10-10 27-10 28 0 4 4 4 5 4 3 0 3 0 6-8 5-18 11-33 21-33 8 0 10 7 10 15 0 6-4 16-5 25-2 7-5 19-6 26-3 12-6 24-9 38z"><text:p/></draw:path><draw:path draw:style-name="gr3" draw:text-style-name="P15" svg:width="0.097cm" svg:height="0.42cm" svg:x="0.87cm" svg:y="0.001cm" svg:viewBox="0 0 98 421" svg:d="M98 212c0-34-4-85-27-133-27-51-63-79-66-79s-5 2-5 5c0 1 0 1 8 9 41 41 65 109 65 198 0 69-15 144-67 197-6 6-6 6-6 7 0 2 2 5 5 5s42-29 67-83c20-46 26-93 26-126z"><text:p/></draw:path><draw:path draw:style-name="gr3" draw:text-style-name="P15" svg:width="0.28cm" svg:height="0.099cm" svg:x="1.14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216cm" svg:height="0.19cm" svg:x="1.583cm" svg:y="0.131cm" svg:viewBox="0 0 217 191" svg:d="M136 163c4 17 19 28 37 28 15 0 25-9 31-23 7-15 13-41 13-42 0-3-3-3-5-3-4 0-4 1-6 7-6 23-14 52-32 52-8 0-13-5-13-20 0-9 6-29 8-43 4-16 9-31 12-46 1-6 6-23 7-29 3-9 8-25 8-27 0-9-6-12-14-12-1 0-13 0-15 14-9 31-27 105-33 128 0 1-16 35-48 35-21 0-26-19-26-34 0-24 12-58 23-87 6-12 7-18 7-26 0-19-13-35-34-35-40 0-56 61-56 65 0 5 4 4 5 5 5 0 5-1 7-9 11-36 26-51 43-51 4 0 10 0 10 13 0 11-5 23-7 29-16 42-24 68-24 89 0 39 28 50 51 50 28 0 43-19 51-28z"><text:p/></draw:path><draw:path draw:style-name="gr3" draw:text-style-name="P15" svg:width="0.179cm" svg:height="0.131cm" svg:x="1.826cm" svg:y="0.25cm" svg:viewBox="0 0 180 132" svg:d="M22 111c-2 3-2 7-3 12 0 7 5 9 10 9s9-3 12-6c2-2 3-12 5-18 1-6 4-19 6-27 2-6 3-12 6-20 2-12 3-14 12-26 8-12 21-28 44-28 17 0 17 16 17 22 0 17-12 50-17 62-4 9-5 11-5 16 0 16 13 25 29 25 29 0 42-41 42-44 0-5-4-5-5-5-3 0-5 2-6 6-6 23-19 35-31 35-6 0-7-4-7-10 0-7 1-11 7-24 4-9 16-41 16-58 0-27-23-32-39-32-25 0-41 14-50 26-1-20-19-26-31-26-14 0-20 8-23 16-7 10-11 27-11 28 0 4 4 4 5 4 3 0 5 0 6-8 5-18 11-33 21-33 9 0 10 7 10 15 0 6-4 16-5 25-2 7-5 19-6 26-3 12-6 24-9 38z"><text:p/></draw:path><draw:path draw:style-name="gr3" draw:text-style-name="P15" svg:width="0.235cm" svg:height="0.19cm" svg:x="2.059cm" svg:y="0.131cm" svg:viewBox="0 0 236 191" svg:d="M184 87c0-67-40-87-71-87-58 0-113 60-113 120 0 39 25 71 68 71 27 0 57-9 89-35 5 22 19 35 39 35 21 0 34-23 34-30 0-2-2-4-4-4-3 0-5 2-6 4-8 21-16 13-23 21-13 0-13-33-13-43 0-9 0-10 3-15 40-49 33-66 49-99 0-1-1-5-4-5-5 0-5 2-8 10-7 26-21 58-40 83 0-10 0-18 0-26zM155 144c-37 33-70 38-87 38-25 0-37-19-37-46 0-21 11-66 24-88 21-30 43-38 58-38 42 0 42 55 42 87 0 16 0 40 0 47z"><text:p/></draw:path></draw:g></text:p>
      <text:p text:style-name="P13">ce qui nous donne <draw:g text:anchor-type="as-char" svg:y="-0.295cm" draw:z-index="145" draw:name="Forme30" draw:style-name="gr1"><svg:title>TexMaths</svg:title><svg:desc>12§display§\lim_{{n }\rightarrow\infty}g(u_{n})=\lim_{{n }\rightarrow\infty}u_{n}\alpha=x_{0}\alpha§svg§600§FALSE§</svg:desc><draw:path draw:style-name="gr2" draw:text-style-name="P15" svg:width="5.422cm" svg:height="0.527cm" svg:x="0.008cm" svg:y="0.019cm" svg:viewBox="0 0 5423 528" svg:d="M0 0c1807 0 3616 0 5423 0 0 176 0 352 0 528-1807 0-3616 0-5423 0 0-176 0-352 0-528z"><text:p/></draw:path><draw:path draw:style-name="gr3" draw:text-style-name="P15" svg:width="0.093cm" svg:height="0.289cm" svg:x="0.148cm" svg:y="0.024cm" svg:viewBox="0 0 94 290" svg:d="M60 0c-20 1-40 4-60 5 0 3 0 8 0 12 29 0 32 3 32 24 0 73 0 146 0 219 0 18-4 18-32 18 0 4 0 9 0 12 13 0 36-1 47-1 9 0 31 1 47 1 0-3 0-8 0-12-29 0-34 0-34-18 0-87 0-174 0-260z"><text:p/></draw:path><draw:path draw:style-name="gr3" draw:text-style-name="P15" svg:width="0.089cm" svg:height="0.281cm" svg:x="0.265cm" svg:y="0.034cm" svg:viewBox="0 0 90 282" svg:d="M61 96c-19 1-39 2-59 5 0 3 0 8 0 13 27 0 32 2 32 23 0 37 0 75 0 114 0 18-5 18-34 18 0 3 0 8 0 13 13 0 36-1 47-1 14 0 29 1 43 1 0-5 0-10 0-13-28 0-29-1-29-18 0-52 0-103 0-155zM62 23c0-13-10-23-21-23-13 0-23 12-23 23 0 12 10 23 23 23 11 0 21-10 21-23z"><text:p/></draw:path><draw:path draw:style-name="gr3" draw:text-style-name="P15" svg:width="0.329cm" svg:height="0.185cm" svg:x="0.381cm" svg:y="0.13cm" svg:viewBox="0 0 330 186" svg:d="M34 41c0 38 0 75 0 114 0 18-5 18-34 18 0 3 0 8 0 13 16 0 37-1 48-1s32 1 47 1c0-5 0-10 0-13-28 0-33 0-33-18 0-27 0-53 0-78 0-45 30-67 57-67s31 22 31 46c0 33 0 65 0 99 0 18-4 18-32 18 0 3 0 8 0 13 14 0 36-1 48-1 10 0 32 1 46 1 0-5 0-10 0-13-27 0-32 0-32-18 0-27 0-53 0-78 0-45 30-67 56-67 27 0 32 22 32 46 0 33 0 65 0 99 0 18-5 18-33 18 0 3 0 8 0 13 15 0 36-1 47-1 12 0 34 1 48 1 0-5 0-10 0-13-22 0-32 0-34-12 0-28 0-54 0-81 0-36 0-49-13-64-5-8-19-16-43-16-36 0-54 25-61 41-6-36-37-41-57-41-31 0-50 18-62 44 0-14 0-30 0-44-20 1-40 4-60 5 0 5 0 8 0 13 30 0 34 2 34 23z"><text:p/></draw:path><draw:path draw:style-name="gr3" draw:text-style-name="P15" svg:width="0.179cm" svg:height="0.132cm" svg:x="0.001cm" svg:y="0.436cm" svg:viewBox="0 0 180 133" svg:d="M22 112c-2 4-2 7-3 12 0 7 5 9 10 9s8-3 11-6c2-2 4-12 6-18 1-6 4-19 6-26s3-13 6-21c2-12 3-14 12-26 8-12 21-28 44-28 17 0 17 16 17 22 0 17-12 50-17 62-4 9-5 11-5 16 0 16 13 25 28 25 30 0 43-41 43-44 0-5-4-5-5-5-5 0-5 2-6 6-6 23-19 35-31 35-6 0-7-4-7-10 0-7 1-11 7-24 4-9 16-41 16-57 0-28-23-34-39-34-25 0-41 16-50 28-3-21-19-28-31-28-14 0-20 10-24 17-6 11-10 27-10 29 0 3 4 3 5 3 3 0 3 0 6-8 5-18 11-33 21-33 8 0 10 8 10 15 0 6-4 17-5 25-2 7-5 19-6 26-3 12-6 24-9 38z"><text:p/></draw:path><draw:path draw:style-name="gr3" draw:text-style-name="P15" svg:width="0.289cm" svg:height="0.154cm" svg:x="0.218cm" svg:y="0.415cm" svg:viewBox="0 0 290 155" svg:d="M248 84c-37 28-27 43-42 66 0 5 3 5 8 5 4 0 6 0 7-5 2-7 6-26 21-43 18-18 33-22 45-25 2-2 3-3 3-5 0-3-2-4-6-5-42-13-57-43-63-70-1-2-4-2-7-2-5 0-8 0-8 4 0 1 3 20 17 40 7 10 16 18 25 26-79 0-158 0-237 0-4 0-11 0-11 7s6 7 11 7c79 0 158 0 237 0z"><text:p/></draw:path><draw:path draw:style-name="gr3" draw:text-style-name="P15" svg:width="0.289cm" svg:height="0.132cm" svg:x="0.554cm" svg:y="0.436cm" svg:viewBox="0 0 290 133" svg:d="M148 49c-16-18-21-23-32-31-18-12-37-18-54-18-36 0-62 32-62 67s25 66 62 66c41 0 70-33 81-49 15 18 19 24 31 31 18 13 37 18 53 18 37 0 63-31 63-66s-25-67-62-67c-41 0-70 34-80 49zM157 61c12-19 37-49 73-49 30 0 52 26 52 55 0 28-23 51-50 51-28 0-47-23-75-57zM133 73c-12 19-38 49-74 49-30 0-51-26-51-55s23-50 50-50 46 23 75 56z"><text:p/></draw:path><draw:path draw:style-name="gr3" draw:text-style-name="P15" svg:width="0.192cm" svg:height="0.271cm" svg:x="0.944cm" svg:y="0.13cm" svg:viewBox="0 0 193 272" svg:d="M192 28c0-3 1-5 1-8 0-7-5-12-12-12-5 0-15 4-18 18-7-15-21-26-38-26-48 0-101 59-101 120 0 42 26 66 56 66 26 0 45-19 50-24-9 37-15 55-15 56-1 4-15 45-60 45-8 0-23 0-33-4 12-3 16-14 16-21 0-8-4-16-15-16-10 0-23 8-23 25s16 25 55 25c53 0 84-32 90-57 16-63 31-125 47-187zM137 132c-3 11-12 22-22 30-8 7-21 16-33 16-22 0-28-23-28-40 0-20 12-70 24-91 11-21 29-37 47-37 27 0 33 33 33 36 0 2-1 4-1 6-7 26-13 52-20 80z"><text:p/></draw:path><draw:path draw:style-name="gr3" draw:text-style-name="P15" svg:width="0.097cm" svg:height="0.419cm" svg:x="1.195cm" svg:y="0cm" svg:viewBox="0 0 98 420" svg:d="M98 415c0-1 0-1-7-8-53-53-66-132-66-197 0-73 16-146 67-199 6-5 6-5 6-6 0-4-1-5-4-5-4 0-42 29-66 82-22 46-28 93-28 128 0 34 5 83 29 131 25 51 61 79 65 79 3 0 4-1 4-5z"><text:p/></draw:path><draw:path draw:style-name="gr3" draw:text-style-name="P15" svg:width="0.216cm" svg:height="0.19cm" svg:x="1.329cm" svg:y="0.13cm" svg:viewBox="0 0 217 191" svg:d="M136 163c4 17 19 28 38 28 14 0 24-10 31-23 6-16 12-41 12-42 0-4-3-4-5-4-4 0-4 2-6 8-6 22-14 51-31 51-9 0-13-5-13-19 0-10 5-29 8-43 4-16 9-30 12-46 2-6 5-23 8-29 1-9 6-25 6-28 0-8-6-11-12-11-3 0-14 0-17 14-9 31-27 105-31 127-2 2-18 35-50 35-21 0-25-18-25-33 0-24 12-58 23-87 5-13 7-18 7-26 0-19-14-35-35-35-40 0-56 61-56 65 0 5 5 5 6 5 4 0 5-2 6-9 11-36 26-51 43-51 4 0 11 0 11 13 0 11-5 23-7 29-16 42-25 68-25 88 0 40 28 51 51 51 29 0 43-19 51-28z"><text:p/></draw:path><draw:path draw:style-name="gr3" draw:text-style-name="P15" svg:width="0.179cm" svg:height="0.131cm" svg:x="1.573cm" svg:y="0.249cm" svg:viewBox="0 0 180 132" svg:d="M22 110c-2 5-2 8-3 12 0 8 5 10 10 10 6 0 11-4 12-6s3-12 5-18 4-19 7-26c1-8 3-14 5-21 3-12 3-14 12-26 8-12 22-28 44-28 17 0 18 16 18 22 0 17-13 50-18 62-4 9-5 11-5 16 0 15 13 25 29 25 29 0 42-41 42-44 0-4-4-4-5-4-3 0-3 1-5 5-7 23-20 35-31 35-7 0-8-4-8-10 0-7 2-11 7-24 4-10 16-41 16-56 0-29-23-34-39-34-24 0-41 14-49 26-2-20-20-26-32-26s-20 8-23 16c-7 10-11 27-11 28 0 4 4 4 5 4 5 0 5 0 7-8 4-18 10-33 20-33 9 0 11 7 11 15 0 6-3 16-5 25-2 7-6 20-7 26-3 12-6 24-9 37z"><text:p/></draw:path><draw:path draw:style-name="gr3" draw:text-style-name="P15" svg:width="0.096cm" svg:height="0.419cm" svg:x="1.813cm" svg:y="0cm" svg:viewBox="0 0 97 420" svg:d="M97 210c0-32-5-83-27-131-26-51-62-79-66-79-3 0-4 1-4 5 0 1 0 1 7 9 42 41 66 108 66 196 0 72-15 145-68 198-5 6-5 6-5 7 0 4 1 5 4 5 4 0 42-29 67-82 21-46 26-92 26-128z"><text:p/></draw:path><draw:path draw:style-name="gr3" draw:text-style-name="P15" svg:width="0.279cm" svg:height="0.099cm" svg:x="2.094cm" svg:y="0.161cm" svg:viewBox="0 0 280 100" svg:d="M265 17c7 0 15 0 15-9 0-8-8-8-14-8-84 0-169 0-253 0-6 0-13 0-13 8 0 9 7 9 13 9 84 0 168 0 252 0zM266 100c6 0 14 0 14-9 0-8-8-8-15-8-84 0-168 0-252 0-6 0-13 0-13 8 0 9 7 9 13 9 84 0 169 0 253 0z"><text:p/></draw:path><draw:path draw:style-name="gr3" draw:text-style-name="P15" svg:width="0.093cm" svg:height="0.289cm" svg:x="2.676cm" svg:y="0.024cm" svg:viewBox="0 0 94 290" svg:d="M61 0c-20 1-41 4-61 5 0 3 0 8 0 12 30 0 34 3 34 24 0 73 0 146 0 219 0 18-5 18-34 18 0 4 0 9 0 12 14 0 36-1 47-1s31 1 47 1c0-3 0-8 0-12-28 0-33 0-33-18 0-87 0-174 0-260z"><text:p/></draw:path><draw:path draw:style-name="gr3" draw:text-style-name="P15" svg:width="0.089cm" svg:height="0.281cm" svg:x="2.792cm" svg:y="0.034cm" svg:viewBox="0 0 90 282" svg:d="M60 96c-19 1-40 2-59 5 0 3 0 8 0 13 28 0 31 2 31 23 0 37 0 75 0 114 0 18-4 18-32 18 0 3 0 8 0 13 13 0 36-1 47-1 14 0 29 1 43 1 0-5 0-10 0-13-28 0-30-1-30-18 0-52 0-103 0-155zM62 23c0-13-10-23-22-23-14 0-22 12-22 23 0 12 8 23 22 23 12 0 22-10 22-23z"><text:p/></draw:path><draw:path draw:style-name="gr3" draw:text-style-name="P15" svg:width="0.329cm" svg:height="0.185cm" svg:x="2.908cm" svg:y="0.13cm" svg:viewBox="0 0 330 186" svg:d="M34 41c0 38 0 75 0 114 0 18-5 18-34 18 0 3 0 8 0 13 14 0 36-1 48-1 11 0 32 1 47 1 0-5 0-10 0-13-28 0-33 0-33-18 0-27 0-53 0-78 0-45 30-67 57-67 26 0 31 22 31 46 0 33 0 65 0 99 0 18-5 18-32 18 0 3 0 8 0 13 14 0 36-1 46-1 12 0 34 1 48 1 0-5 0-10 0-13-28 0-33 0-33-18 0-27 0-53 0-78 0-45 30-67 57-67s32 22 32 46c0 33 0 65 0 99 0 18-5 18-34 18 0 3 0 8 0 13 16 0 37-1 48-1s34 1 48 1c0-5 0-10 0-13-23 0-34 0-34-12 0-28 0-54 0-81 0-36 0-49-13-64-6-8-19-16-44-16-35 0-54 25-61 41-6-36-38-41-56-41-31 0-51 18-62 44 0-14 0-30 0-44-20 1-40 4-60 5 0 5 0 8 0 13 30 0 34 2 34 23z"><text:p/></draw:path><draw:path draw:style-name="gr3" draw:text-style-name="P15" svg:width="0.18cm" svg:height="0.132cm" svg:x="2.528cm" svg:y="0.436cm" svg:viewBox="0 0 181 133" svg:d="M23 112c-1 4-3 7-4 12 0 7 6 9 11 9s10-3 11-6c1-2 3-12 6-18 1-6 5-19 6-26 2-7 3-13 5-21 3-12 3-14 13-26 7-12 21-28 43-28 18 0 18 16 18 22 0 17-13 50-18 62-2 9-4 11-4 16 0 16 14 25 28 25 30 0 43-41 43-44 0-5-3-4-5-5-4 0-4 2-6 6-7 23-19 35-31 35-6 0-7-4-7-10 0-7 1-11 6-24 4-9 16-41 16-57 0-28-23-34-39-34-24 0-41 16-49 28-2-21-19-28-31-28-13 0-21 10-24 17-6 11-11 27-11 29 0 3 4 2 5 3 5 0 5 0 7-8 5-18 10-33 22-33 7 0 9 8 9 15 0 6-2 17-5 25-2 7-4 19-6 26-3 12-6 24-9 38z"><text:p/></draw:path><draw:path draw:style-name="gr3" draw:text-style-name="P15" svg:width="0.289cm" svg:height="0.154cm" svg:x="2.744cm" svg:y="0.415cm" svg:viewBox="0 0 290 155" svg:d="M250 84c-38 28-28 43-42 66 0 5 2 5 6 5 6 0 7 0 8-5 1-7 6-26 22-43 16-18 32-22 44-25 1-2 2-3 2-5 0-3-1-4-4-5-44-13-58-43-64-70-1-2-5-2-8-2-5 0-6 0-6 4 0 1 2 20 16 40 8 10 16 18 26 26-80 0-159 0-238 0-5 0-12 0-12 7s7 7 12 7c79 0 158 0 238 0z"><text:p/></draw:path><draw:path draw:style-name="gr3" draw:text-style-name="P15" svg:width="0.289cm" svg:height="0.132cm" svg:x="3.08cm" svg:y="0.436cm" svg:viewBox="0 0 290 133" svg:d="M149 49c-16-18-21-23-33-31-18-12-36-18-52-18-36 0-64 32-64 67s26 66 62 66c42 0 70-33 81-49 15 18 20 24 32 31 18 13 36 18 53 18 36 0 62-31 62-66s-25-67-61-67c-42 0-69 34-80 49zM158 61c11-19 38-49 74-49 30 0 51 26 51 55 0 28-24 51-50 51-28 0-47-23-75-57zM133 73c-11 19-37 49-73 49-30 0-52-26-52-55s24-50 51-50 47 23 74 56z"><text:p/></draw:path><draw:path draw:style-name="gr3" draw:text-style-name="P15" svg:width="0.216cm" svg:height="0.19cm" svg:x="3.476cm" svg:y="0.13cm" svg:viewBox="0 0 217 191" svg:d="M136 163c4 17 19 28 37 28 15 0 25-10 31-23 7-16 13-41 13-42 0-4-3-4-5-4-4 0-4 2-6 8-6 22-14 51-32 51-8 0-12-5-12-19 0-10 5-29 8-43 4-16 8-30 11-46 1-6 6-23 7-29 3-9 8-25 8-28 0-8-6-11-14-11-1 0-12 0-15 14-9 31-27 105-33 127 0 2-16 35-48 35-21 0-25-18-25-33 0-24 11-58 23-87 5-13 7-18 7-26 0-19-14-35-35-35-40 0-56 61-56 65 0 5 5 5 6 5 4 0 4-2 6-9 11-36 26-51 43-51 4 0 10 0 10 13 0 11-4 23-7 29-16 42-24 68-24 88 0 40 28 51 51 51 29 0 43-19 51-28z"><text:p/></draw:path><draw:path draw:style-name="gr3" draw:text-style-name="P15" svg:width="0.179cm" svg:height="0.131cm" svg:x="3.72cm" svg:y="0.249cm" svg:viewBox="0 0 180 132" svg:d="M22 110c-2 5-2 8-3 12 0 8 5 10 10 10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1 7 11 15 0 6-3 16-5 25-2 7-6 20-7 26-3 12-6 24-9 37z"><text:p/></draw:path><draw:path draw:style-name="gr3" draw:text-style-name="P15" svg:width="0.235cm" svg:height="0.19cm" svg:x="3.952cm" svg:y="0.13cm" svg:viewBox="0 0 236 191" svg:d="M184 86c0-66-40-86-71-86-58 0-113 60-113 120 0 38 25 71 68 71 27 0 57-10 89-35 6 22 19 35 39 35 22 0 34-23 34-30 0-3-2-4-4-4-3 0-4 1-5 4-9 20-23 20-24 20-13 0-13-32-13-42 0-9 0-11 4-15 40-50 33-66 48-99 0-1 0-5-4-5-5 0-5 2-6 10-9 26-22 58-42 83 0-10 0-18 0-27zM156 144c-37 34-70 37-86 37-27 0-39-18-39-45 0-21 11-66 24-88 21-31 43-38 58-38 42 0 42 55 42 87 0 16 0 41 1 47z"><text:p/></draw:path><draw:path draw:style-name="gr3" draw:text-style-name="P15" svg:width="0.28cm" svg:height="0.099cm" svg:x="4.347cm" svg:y="0.161cm" svg:viewBox="0 0 281 100" svg:d="M266 17c6 0 15 0 15-9 0-8-9-8-15-8-84 0-169 0-253 0-5 0-13 0-13 8 0 9 8 9 14 9 84 0 168 0 252 0zM266 100c6 0 15 0 15-9 0-8-9-8-15-8-84 0-168 0-252 0-6 0-14 0-14 8 0 9 8 9 13 9 84 0 169 0 253 0z"><text:p/></draw:path><draw:path draw:style-name="gr3" draw:text-style-name="P15" svg:width="0.209cm" svg:height="0.19cm" svg:x="4.78cm" svg:y="0.13cm" svg:viewBox="0 0 210 191" svg:d="M128 59c4-11 14-49 42-49 3 0 12 0 22 4-12 3-20 14-20 23 0 7 4 16 15 16 10 0 23-9 23-25 0-22-25-28-38-28-26 0-40 23-45 32-11-27-33-32-45-32-45 0-69 54-69 65 0 5 4 3 5 5 4 0 5-2 6-5 14-45 42-55 56-55 9 0 23 3 23 27 0 13-7 42-23 101-7 26-21 43-39 43-3 0-13 0-22-5 11-2 21-10 21-22s-10-15-16-15c-13 0-24 11-24 24 0 19 22 28 40 28 27 0 43-29 44-33 5 16 20 33 46 33 43 0 67-54 67-65 0-4-4-4-5-4-4 0-5 2-5 4-14 46-43 55-56 55-17 0-24-13-24-27 0-10 3-18 7-38 5-19 10-38 14-57z"><text:p/></draw:path><draw:path draw:style-name="gr3" draw:text-style-name="P15" svg:width="0.136cm" svg:height="0.201cm" svg:x="5.025cm" svg:y="0.182cm" svg:viewBox="0 0 137 202" svg:d="M137 101c0-33-4-55-18-76-9-13-28-25-51-25-68 0-68 79-68 101 0 20 0 101 68 101 69 0 69-80 69-101zM68 193c-14 0-32-8-38-32-4-17-4-42-4-64 0-21 0-43 5-60 6-23 25-29 37-29 16 0 32 10 36 27 5 15 5 37 5 62 0 22 0 45-3 63-6 26-26 33-38 33z"><text:p/></draw:path><draw:path draw:style-name="gr3" draw:text-style-name="P15" svg:width="0.235cm" svg:height="0.19cm" svg:x="5.216cm" svg:y="0.13cm" svg:viewBox="0 0 236 191" svg:d="M184 86c0-66-40-86-71-86-58 0-113 60-113 120 0 38 25 71 68 71 27 0 57-10 89-35 6 22 19 35 39 35 22 0 34-23 34-30 0-3-2-4-4-4-3 0-4 1-5 4-9 20-23 20-24 20-13 0-13-32-13-42 0-9 0-11 4-15 40-50 33-66 48-99 0-1 0-5-4-5-5 0-5 2-6 10-9 26-22 58-42 83 0-10 0-18 0-27zM156 144c-37 34-70 37-86 37-27 0-39-18-39-45 0-21 11-66 24-88 21-31 43-38 58-38 42 0 42 55 42 87 0 16 0 41 1 47z"><text:p/></draw:path></draw:g>, finalement la question précédente nous permet</text:p>
      <text:p text:style-name="P13">de conclure que <draw:g text:anchor-type="as-char" svg:y="-0.314cm" draw:z-index="146" draw:name="Forme31" draw:style-name="gr1"><svg:title>TexMaths</svg:title><svg:desc>12§display§g(x_{0})=\alpha_{0}§svg§600§FALSE§</svg:desc><draw:path draw:style-name="gr2" draw:text-style-name="P15" svg:width="1.914cm" svg:height="0.375cm" svg:x="0.016cm" svg:y="0.022cm" svg:viewBox="0 0 1915 376" svg:d="M0 0c639 0 1277 0 1915 0 0 125 0 251 0 376-638 0-1276 0-1915 0 0-125 0-251 0-376z"><text:p/></draw:path><draw:path draw:style-name="gr3" draw:text-style-name="P15" svg:width="0.194cm" svg:height="0.269cm" svg:x="0.001cm" svg:y="0.13cm" svg:viewBox="0 0 195 270" svg:d="M192 28c1-4 3-5 3-9 0-7-6-11-14-11-3 0-15 3-16 18-8-15-23-26-40-26-48 0-100 59-100 119 0 42 25 67 55 67 26 0 46-20 50-25v1c-9 38-14 53-14 54-2 4-15 46-61 46-7 0-21-1-33-5 13-3 18-14 18-21 0-8-5-15-17-15-9 0-23 7-23 24s16 25 56 25c53 0 83-32 89-57 16-62 32-124 47-185zM138 132c-2 11-12 22-22 29-8 7-21 16-34 16-21 0-27-22-27-39 0-20 12-71 23-91 12-22 30-39 48-39 28 0 34 35 34 38 0 1-1 3-1 6-8 26-14 53-21 80z"><text:p/></draw:path><draw:path draw:style-name="gr3" draw:text-style-name="P15" svg:width="0.096cm" svg:height="0.419cm" svg:x="0.253cm" svg:y="0cm" svg:viewBox="0 0 97 420" svg:d="M97 415c0-2 0-2-6-9-53-53-67-132-67-196 0-73 17-146 68-199 5-5 5-5 5-7 0-3-1-4-3-4-5 0-42 29-68 82-21 47-26 93-26 128 0 32 5 83 28 130 25 52 61 80 66 80 2 0 3-2 3-5z"><text:p/></draw:path><draw:path draw:style-name="gr3" draw:text-style-name="P15" svg:width="0.209cm" svg:height="0.189cm" svg:x="0.388cm" svg:y="0.13cm" svg:viewBox="0 0 210 190" svg:d="M128 59c3-11 13-51 43-51 2 0 12 0 21 6-12 3-20 14-20 23 0 7 5 15 15 15s23-8 23-24c0-22-25-28-39-28-24 0-39 22-45 31-10-27-32-31-46-31-43 0-67 54-67 65 0 4 4 4 5 4 4 0 5-2 6-5 14-45 42-56 56-56 8 0 23 5 23 29 0 13-7 41-23 100-7 26-21 45-40 45-3 0-12 0-21-7 11-2 19-10 19-22 0-11-8-15-15-15-12 0-23 11-23 24 0 20 22 28 40 28 27 0 43-29 44-31 5 15 20 31 46 31 43 0 67-54 67-65 0-4-4-4-5-4-3 0-5 2-6 5-13 45-42 56-55 56-17 0-24-15-24-28 0-10 2-19 7-37 5-20 10-39 14-58z"><text:p/></draw:path><draw:path draw:style-name="gr3" draw:text-style-name="P15" svg:width="0.137cm" svg:height="0.201cm" svg:x="0.631cm" svg:y="0.183cm" svg:viewBox="0 0 138 202" svg:d="M138 102c0-32-5-55-18-77-10-13-28-25-52-25-68 0-68 81-68 102s0 100 68 100c69 0 70-79 70-100zM68 194c-13 0-31-9-37-33-3-17-3-41-3-62 0-22 0-45 3-61 7-24 25-30 37-30 17 0 33 10 38 27 4 17 4 37 4 64 0 21 0 43-3 61-6 28-27 34-39 34z"><text:p/></draw:path><draw:path draw:style-name="gr3" draw:text-style-name="P15" svg:width="0.097cm" svg:height="0.419cm" svg:x="0.829cm" svg:y="0cm" svg:viewBox="0 0 98 420" svg:d="M98 210c0-32-4-84-27-131-25-51-63-79-66-79s-5 1-5 4c0 2 0 2 8 10 41 41 65 109 65 196 0 71-15 145-67 199-6 4-6 4-6 6 0 3 2 5 5 5s42-29 67-82c22-47 26-94 26-128z"><text:p/></draw:path><draw:path draw:style-name="gr3" draw:text-style-name="P15" svg:width="0.28cm" svg:height="0.098cm" svg:x="1.109cm" svg:y="0.16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" draw:text-style-name="P15" svg:width="0.236cm" svg:height="0.189cm" svg:x="1.549cm" svg:y="0.13cm" svg:viewBox="0 0 237 190" svg:d="M184 87c0-67-40-87-71-87-58 0-113 60-113 119 0 40 25 71 68 71 27 0 57-10 89-35 5 22 20 35 39 35 21 0 35-23 35-30 0-3-3-4-5-4-3 0-4 1-6 4-7 22-22 22-23 22-13 0-13-34-13-44 0-8 0-9 3-14 40-51 50-99 50-100-2-1-2-4-5-4-5 0-5 2-7 9-8 26-22 59-41 84 0-10 0-18 0-26zM155 144c-37 33-70 38-87 38-25 0-37-20-37-47 0-21 11-65 24-87 21-31 43-40 58-40 42 0 42 56 42 89 0 16 0 40 0 47z"><text:p/></draw:path><draw:path draw:style-name="gr3" draw:text-style-name="P15" svg:width="0.136cm" svg:height="0.201cm" svg:x="1.817cm" svg:y="0.183cm" svg:viewBox="0 0 137 202" svg:d="M137 102c0-32-4-55-18-77-9-13-27-25-51-25-68 0-68 81-68 102s0 100 68 100c69 0 69-79 69-100zM68 194c-13 0-31-9-37-33-5-17-5-41-5-62 0-22 0-45 5-61 6-24 25-30 37-30 16 0 32 10 36 27 5 17 6 37 6 64 0 21 0 43-4 61-5 28-26 34-38 34z"><text:p/></draw:path></draw:g></text:p>
      <text:p text:style-name="P13">c. <text:s text:c="3"/>Les fonctions réelles de cette forme sont les fonctions linéaires, donc g est linéaire</text:p>
      <text:p text:style-name="P13"/>
      <text:p text:style-name="P13">Partie B</text:p>
      <text:p text:style-name="P13"/>
      <text:p text:style-name="P13">Dans la partie précédente on a prouvé que soit <draw:g text:anchor-type="as-char" svg:y="-0.298cm" draw:z-index="147" draw:name="Forme32" draw:style-name="gr1"><svg:title>TexMaths</svg:title><svg:desc>12§display§f §svg§600§FALSE§</svg:desc><draw:path draw:style-name="gr2" draw:text-style-name="P15" svg:width="0.187cm" svg:height="0.339cm" svg:x="0.001cm" svg:y="0.022cm" svg:viewBox="0 0 188 340" svg:d="M0 0c63 0 125 0 188 0 0 113 0 227 0 340-63 0-125 0-188 0 0-113 0-227 0-340z"><text:p/></draw:path><draw:path draw:style-name="gr3" draw:text-style-name="P15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 une fonction continue allant de <draw:g text:anchor-type="as-char" svg:y="-0.286cm" draw:z-index="148" draw:name="Forme33" draw:style-name="gr1"><svg:title>TexMaths</svg:title><svg:desc>12§display§\mathbb{R}§svg§600§FALSE§</svg:desc><draw:path draw:style-name="gr2" draw:text-style-name="P15" svg:width="0.25cm" svg:height="0.243cm" svg:x="0.015cm" svg:y="0.022cm" svg:viewBox="0 0 251 244" svg:d="M0 0c84 0 167 0 251 0 0 82 0 162 0 244-84 0-167 0-251 0 0-82 0-162 0-244z"><text:p/></draw:path><draw:path draw:style-name="gr3" draw:text-style-name="P15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 dans <draw:g text:anchor-type="as-char" svg:y="-0.286cm" draw:z-index="149" draw:name="Forme34" draw:style-name="gr1"><svg:title>TexMaths</svg:title><svg:desc>12§display§\mathbb{R}§svg§600§FALSE§</svg:desc><draw:path draw:style-name="gr2" draw:text-style-name="P15" svg:width="0.25cm" svg:height="0.243cm" svg:x="0.015cm" svg:y="0.022cm" svg:viewBox="0 0 251 244" svg:d="M0 0c84 0 167 0 251 0 0 82 0 162 0 244-84 0-167 0-251 0 0-82 0-162 0-244z"><text:p/></draw:path><draw:path draw:style-name="gr3" draw:text-style-name="P15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13"><draw:g text:anchor-type="as-char" svg:y="-0.314cm" draw:z-index="150" draw:style-name="gr1"><svg:title>TexMaths</svg:title><svg:desc>12§display§(R)\Rightarrow f\;linéaire§svg§600§FALSE§</svg:desc><draw:path draw:style-name="gr2" draw:text-style-name="P15" svg:width="3.111cm" svg:height="0.376cm" svg:x="-0.001cm" svg:y="0.021cm" svg:viewBox="0 0 3112 377" svg:d="M0 0c1037 0 2075 0 3112 0 0 126 0 251 0 377-1037 0-2075 0-3112 0 0-126 0-251 0-377z"><text:p/></draw:path><draw:path draw:style-name="gr3" draw:text-style-name="P15" svg:width="0.096cm" svg:height="0.42cm" svg:x="0.019cm" svg:y="-0.001cm" svg:viewBox="0 0 97 421" svg:d="M97 416c0-1 0-1-6-9-53-54-67-133-67-197 0-73 17-146 68-198 5-6 5-6 5-7 0-4-1-5-3-5-5 0-42 29-68 83-21 46-26 92-26 127 0 33 5 83 28 131 25 52 61 80 66 80 2 0 3-1 3-5z"><text:p/></draw:path><draw:path draw:style-name="gr3" draw:text-style-name="P15" svg:width="0.3cm" svg:height="0.295cm" svg:x="0.158cm" svg:y="0.028cm" svg:viewBox="0 0 301 296" svg:d="M142 29c2-11 3-15 10-16 5 0 18 0 27 0 30 0 77 0 77 41 0 15-8 43-24 60-11 11-33 24-71 24-16 0-31 0-47 0 10-37 18-73 28-109zM202 144c43-9 92-38 92-81 0-37-37-63-92-63-40 0-81 0-120 0-9 0-14 0-14 8 0 5 5 5 12 5 2 0 10 0 17 0 7 1 11 1 11 7 0 2 0 3-1 9-19 74-37 150-57 225-4 15-6 19-38 19-8 0-12 0-12 8 0 5 5 5 6 5 12 0 41-1 53-1 11 0 42 1 54 1 3 0 8 0 8-8 0-5-3-5-12-5-15 0-27 0-27-7 0-3 1-5 1-8 9-36 19-73 29-110 16 0 32 0 49 0 38 0 47 24 47 38 0 6-4 20-6 29-4 11-8 27-8 35 0 46 51 46 57 46 36 0 50-44 50-48 0-6-3-4-5-6-3 0-4 3-6 6-10 31-28 38-38 38-13 0-17-10-17-25 0-13 3-34 5-47 0-6 1-14 1-20 0-33-27-46-39-50z"><text:p/></draw:path><draw:path draw:style-name="gr3" draw:text-style-name="P15" svg:width="0.097cm" svg:height="0.42cm" svg:x="0.488cm" svg:y="-0.001cm" svg:viewBox="0 0 98 421" svg:d="M98 210c0-32-4-83-27-131-25-51-63-79-66-79s-5 2-5 5c0 1 0 1 8 9 41 41 65 109 65 196 0 71-15 146-67 199-6 6-6 6-6 7 0 2 2 5 5 5s42-29 67-83c22-46 26-93 26-128z"><text:p/></draw:path><draw:path draw:style-name="gr3" draw:text-style-name="P15" svg:width="0.373cm" svg:height="0.23cm" svg:x="0.769cm" svg:y="0.093cm" svg:viewBox="0 0 374 231" svg:d="M282 84c18 15 40 25 54 31-16 8-36 18-54 33-89 0-179 0-268 0-7 0-14 0-14 9s7 9 14 9c83 0 167 0 250 0-20 19-42 56-42 61 0 4 5 4 7 4 4 0 6 0 9-4 8-14 20-37 48-61 28-27 57-37 79-43 7-3 7-4 8-4 1-1 1-2 1-4 0-1 0-1-1-2h-1c0-1-1-1-8-4-58-16-100-55-124-101-5-8-5-8-11-8-2 0-7 0-7 5s20 42 42 61c-83 0-167 0-250 0-7 0-14-1-14 9 0 8 7 9 14 9 89 0 179 0 268 0z"><text:p/></draw:path><draw:path draw:style-name="gr3" draw:text-style-name="P15" svg:width="0.209cm" svg:height="0.381cm" svg:x="1.307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-7 0-12 0-12 9 0 5 3 5 11 5 9 0 19 0 28 0-10 55-21 109-32 164-7 41-14 80-36 80-2 0-12 0-20-8 19-1 22-16 22-22 0-10-7-15-15-15-11 0-23 10-23 25 0 20 18 29 36 29 23 0 40-25 47-41 14-26 24-77 24-80 8-43 17-88 25-132z"><text:p/></draw:path><draw:path draw:style-name="gr3" draw:text-style-name="P15" svg:width="0.089cm" svg:height="0.295cm" svg:x="1.67cm" svg:y="0.023cm" svg:viewBox="0 0 90 296" svg:d="M90 5c0-1 0-5-5-5-9 0-41 4-51 4-4 1-9 1-9 9 0 5 5 5 11 5 20 0 20 4 20 7s-1 6-1 9c-18 69-35 139-53 209-1 5-2 7-2 14 0 24 19 39 38 39 15 0 24-9 32-24 8-16 13-40 13-41 0-4-4-4-5-4-5 0-5 1-6 7-7 28-16 52-32 52-12 0-12-13-12-19 0-10 0-12 2-21 20-80 40-161 60-241z"><text:p/></draw:path><draw:path draw:style-name="gr3" draw:text-style-name="P15" svg:width="0.109cm" svg:height="0.281cm" svg:x="1.799cm" svg:y="0.036cm" svg:viewBox="0 0 110 282" svg:d="M107 16c0-9-6-16-16-16-11 0-23 12-23 23 0 8 6 15 17 15 10 0 22-9 22-22zM74 174c6-12 6-13 10-24 4-8 6-14 6-23 0-19-14-34-35-34-39 0-55 61-55 64 0 5 4 5 5 5 3 0 5-1 6-8 12-40 29-52 43-52 4 0 11 0 11 13 0 9-4 18-5 22-4 11-23 60-29 78-5 11-11 24-11 33 0 20 15 34 35 34 40 0 55-60 55-63 0-4-3-4-4-4-4 0-4 1-6 7-9 26-22 51-44 51-7 0-9-4-9-13 0-11 2-17 12-41 5-16 11-30 15-45z"><text:p/></draw:path><draw:path draw:style-name="gr3" draw:text-style-name="P15" svg:width="0.227cm" svg:height="0.19cm" svg:x="1.944cm" svg:y="0.129cm" svg:viewBox="0 0 228 191" svg:d="M24 161c-1 7-4 17-4 19 0 8 6 11 12 11s14-3 16-12c1-1 6-20 8-31 4-13 6-25 10-37 2-10 5-20 7-29 1-7 5-19 5-21 7-13 29-51 70-51 18 0 21 15 21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3" draw:text-style-name="P15" svg:width="0.077cm" svg:height="0.078cm" svg:x="2.287cm" svg:y="0.021cm" svg:viewBox="0 0 78 79" svg:d="M71 29c5-4 7-9 7-13 0-8-7-16-14-16-8 0-11 5-14 7-16 22-33 43-50 65 2 3 5 5 7 7 22-16 42-33 64-50z"><text:p/></draw:path><draw:path draw:style-name="gr3" draw:text-style-name="P15" svg:width="0.161cm" svg:height="0.19cm" svg:x="2.203cm" svg:y="0.129cm" svg:viewBox="0 0 162 191" svg:d="M60 89c12 0 43-1 65-10 29-12 31-37 31-43 0-18-16-36-46-36-46 0-110 41-110 115 0 42 25 76 67 76 60 0 95-44 95-49 0-3-2-6-5-6-2 0-2 1-5 5-33 41-80 41-85 41-32 0-36-35-36-49 0-6 0-18 6-44 7 0 16 0 23 0zM40 79c16-63 60-69 70-69 21 0 32 12 32 26 0 43-68 43-84 43-6 0-12 0-18 0z"><text:p/></draw:path><draw:path draw:style-name="gr3" draw:text-style-name="P15" svg:width="0.192cm" svg:height="0.19cm" svg:x="2.398cm" svg:y="0.129cm" svg:viewBox="0 0 193 191" svg:d="M140 28c-8-16-20-28-38-28-50 0-102 63-102 124 0 39 23 67 56 67 9 0 29-1 54-31 4 17 18 31 39 31 14 0 25-9 31-23 7-15 13-41 13-42 0-3-3-3-5-3-4 0-4 1-6 7-7 27-15 52-32 52-12 0-13-11-13-20s1-12 6-31c5-18 5-22 9-37 5-19 10-40 15-59 3-12 3-13 3-15 0-7-4-12-12-12-10 0-16 10-18 20zM113 136c-3 8-3 8-9 15-18 24-36 31-48 31-20 0-26-23-26-40 0-21 13-72 23-92 13-25 32-40 49-40 28 0 34 34 34 37 0 2-2 5-2 7-7 27-14 54-21 82z"><text:p/></draw:path><draw:path draw:style-name="gr3" draw:text-style-name="P15" svg:width="0.109cm" svg:height="0.281cm" svg:x="2.616cm" svg:y="0.036cm" svg:viewBox="0 0 110 282" svg:d="M107 16c0-9-6-16-16-16-11 0-23 12-23 23 0 8 6 15 17 15 10 0 22-9 22-22zM76 174c4-12 4-13 8-24 4-8 6-14 6-23 0-19-13-34-35-34-39 0-55 61-55 64 0 5 4 5 5 5 3 0 5-1 6-8 12-40 29-52 43-52 4 0 11 0 11 13 0 9-4 18-5 22-4 11-23 60-29 78-5 11-9 24-9 33 0 20 14 34 33 34 40 0 55-60 55-63 0-4-3-4-4-4-4 0-4 1-6 7-8 26-22 51-44 51-7 0-9-4-9-13 0-11 2-17 12-41 6-16 11-30 17-45z"><text:p/></draw:path><draw:path draw:style-name="gr3" draw:text-style-name="P15" svg:width="0.171cm" svg:height="0.19cm" svg:x="2.761cm" svg:y="0.129cm" svg:viewBox="0 0 172 191" svg:d="M24 161c-1 7-4 17-4 19 0 8 6 11 12 11s14-3 16-12c1-1 16-59 17-66 3-14 12-43 14-55 1-5 13-26 23-35 4-3 16-13 34-13 12 0 12 3 18 4-12 3-22 12-22 23 0 7 4 16 16 16 10 0 24-10 24-25s-15-28-36-28c-27 0-46 20-53 32-4-19-19-32-39-32s-27 17-31 24c-8 14-13 40-13 41 0 5 4 5 5 5 3 0 5-1 7-10 7-30 16-50 31-50 6 0 12 3 12 19 0 8-1 13-6 35-8 32-17 65-25 97z"><text:p/></draw:path><draw:path draw:style-name="gr3" draw:text-style-name="P15" svg:width="0.161cm" svg:height="0.19cm" svg:x="2.97cm" svg:y="0.129cm" svg:viewBox="0 0 162 191" svg:d="M59 89c13 0 44-1 65-10 30-12 32-37 32-43 0-18-17-36-46-36-46 0-110 41-110 115 0 42 25 76 66 76 60 0 96-44 96-49 0-3-2-6-5-6-2 0-3 1-6 5-33 41-79 41-84 41-33 0-37-35-37-49 0-6 1-18 7-44 7 0 15 0 22 0zM40 79c16-63 60-69 70-69 20 0 32 12 32 26 0 43-68 43-86 43-6 0-10 0-16 0z"><text:p/></draw:path></draw:g> , on voudrait maintenant prouver la réciproque ce qui nous donnerait une <text:soft-page-break/>équivalence.</text:p>
      <text:p text:style-name="P13">Soit <draw:g text:anchor-type="as-char" svg:y="-0.298cm" draw:z-index="151" draw:name="Forme36" draw:style-name="gr1"><svg:title>TexMaths</svg:title><svg:desc>12§display§f§svg§600§FALSE§</svg:desc><draw:path draw:style-name="gr2" draw:text-style-name="P15" svg:width="0.187cm" svg:height="0.339cm" svg:x="0.001cm" svg:y="0.022cm" svg:viewBox="0 0 188 340" svg:d="M0 0c63 0 125 0 188 0 0 113 0 227 0 340-63 0-125 0-188 0 0-113 0-227 0-340z"><text:p/></draw:path><draw:path draw:style-name="gr3" draw:text-style-name="P15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 : <draw:g text:anchor-type="as-char" svg:y="-0.219cm" draw:z-index="152" draw:name="Forme37" draw:style-name="gr1"><svg:title>TexMaths</svg:title><svg:desc>12§display§x\longrightarrow ax§svg§600§FALSE§</svg:desc><draw:path draw:style-name="gr2" draw:text-style-name="P15" svg:width="1.552cm" svg:height="0.176cm" svg:x="0.01cm" svg:y="0.021cm" svg:viewBox="0 0 1553 177" svg:d="M0 0c518 0 1035 0 1553 0 0 59 0 118 0 177-518 0-1035 0-1553 0 0-59 0-118 0-177z"><text:p/></draw:path><draw:path draw:style-name="gr3" draw:text-style-name="P15" svg:width="0.209cm" svg:height="0.188cm" svg:x="0.001cm" svg:y="0.029cm" svg:viewBox="0 0 210 189" svg:d="M128 59c3-11 12-49 42-49 3 0 12 0 22 4-12 3-21 14-21 23 0 8 5 15 16 15 10 0 23-7 23-24 0-22-25-28-40-28-24 0-38 23-43 33-11-28-33-33-45-33-45 0-69 54-69 65 0 4 4 2 5 4 4 0 5 0 6-5 14-45 42-54 56-54 9 0 23 3 23 27 0 14-7 41-23 99-7 27-21 43-39 43-4 0-13 0-22-4 11-3 19-11 19-23 0-11-8-15-15-15-12 0-23 11-23 24 0 20 22 28 40 28 27 0 43-29 44-31 5 14 20 31 46 31 43 0 67-54 67-65 0-4-4-4-5-4-4 0-5 2-6 5-13 45-42 54-55 54-17 0-24-13-24-27 0-9 2-18 7-36s10-38 14-57z"><text:p/></draw:path><draw:path draw:style-name="gr3" draw:text-style-name="P15" svg:width="0.257cm" svg:height="0.016cm" svg:x="0.381cm" svg:y="0.101cm" svg:viewBox="0 0 258 17" svg:d="M243 17c8 0 15 0 15-9 0-8-7-8-15-8-75 0-152 0-227 0-8 0-16 0-16 8 0 9 8 9 16 9 75 0 152 0 227 0z"><text:p/></draw:path><draw:path draw:style-name="gr3" draw:text-style-name="P15" svg:width="0.373cm" svg:height="0.217cm" svg:x="0.627cm" svg:y="0cm" svg:viewBox="0 0 374 218" svg:d="M329 117c-24 18-35 35-39 40-19 30-23 55-23 56 0 5 6 5 9 5 7 0 8-1 9-9 10-40 35-75 83-95 5-2 6-3 6-4 0-3-2-4-3-5-18-7-70-28-86-99-1-5-2-6-9-6-3 0-9 0-9 5 0 1 5 28 22 55 8 13 20 28 40 41-105 0-209 0-313 0-9 0-16 0-16 9 0 7 7 7 16 7 104 0 208 0 313 0z"><text:p/></draw:path><draw:path draw:style-name="gr3" draw:text-style-name="P15" svg:width="0.192cm" svg:height="0.188cm" svg:x="1.157cm" svg:y="0.029cm" svg:viewBox="0 0 193 189" svg:d="M140 26c-7-15-19-26-38-26-49 0-102 61-102 122 0 39 24 67 56 67 9 0 30-1 56-31 3 17 18 31 38 31 14 0 24-10 31-23 7-16 12-41 12-42 0-4-4-4-5-4-3 0-5 2-6 8-7 27-14 51-32 51-11 0-12-10-12-19 0-8 1-12 5-31 5-17 6-21 9-36 5-21 11-40 16-59 2-11 2-12 2-15 0-6-5-11-12-11-9 0-16 10-18 18zM114 135c-2 7-2 8-10 15-18 23-34 29-46 29-22 0-28-22-28-38 0-22 14-72 24-92 13-24 31-39 48-39 28 0 34 32 34 36 0 2-2 6-2 7-7 28-13 55-20 82z"><text:p/></draw:path><draw:path draw:style-name="gr3" draw:text-style-name="P15" svg:width="0.209cm" svg:height="0.188cm" svg:x="1.375cm" svg:y="0.029cm" svg:viewBox="0 0 210 189" svg:d="M128 59c3-11 12-49 42-49 3 0 12 0 22 4-12 3-21 14-21 23 0 8 5 15 16 15 10 0 23-7 23-24 0-22-25-28-40-28-24 0-38 23-44 33-10-28-32-33-44-33-45 0-69 54-69 65 0 4 4 2 5 4 4 0 5 0 6-5 14-45 42-54 56-54 9 0 23 3 23 27 0 14-7 41-23 99-7 27-21 43-39 43-4 0-13 0-22-4 11-3 19-11 19-23 0-11-8-15-15-15-12 0-23 11-23 24 0 20 22 28 40 28 27 0 43-29 44-31 5 14 20 31 46 31 43 0 67-54 67-65 0-4-4-4-5-4-4 0-5 2-6 5-13 45-42 54-55 54-17 0-24-13-24-27 0-9 2-18 7-36s10-38 14-57z"><text:p/></draw:path></draw:g> ,<draw:g text:anchor-type="as-char" svg:y="-0.189cm" draw:z-index="153" draw:name="Forme38" draw:style-name="gr1"><svg:title>TexMaths</svg:title><svg:desc>12§display§a§svg§600§FALSE§</svg:desc><draw:path draw:style-name="gr2" draw:text-style-name="P15" svg:width="0.163cm" svg:height="0.144cm" svg:x="0.006cm" svg:y="0.022cm" svg:viewBox="0 0 164 145" svg:d="M0 0c55 0 109 0 164 0 0 48 0 97 0 145-55 0-109 0-164 0 0-48 0-97 0-145z"><text:p/></draw:path><draw:path draw:style-name="gr3" draw:text-style-name="P15" svg:width="0.19cm" svg:height="0.188cm" svg:x="0.001cm" svg:y="0cm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 un réel, alors soient <draw:g text:anchor-type="as-char" svg:y="-0.189cm" draw:z-index="154" draw:name="Forme39" draw:style-name="gr1"><svg:title>TexMaths</svg:title><svg:desc>12§display§x§svg§600§FALSE§</svg:desc><draw:path draw:style-name="gr2" draw:text-style-name="P15" svg:width="0.176cm" svg:height="0.144cm" svg:x="0.01cm" svg:y="0.022cm" svg:viewBox="0 0 177 145" svg:d="M0 0c59 0 118 0 177 0 0 48 0 97 0 145-59 0-118 0-177 0 0-48 0-97 0-145z"><text:p/></draw:path><draw:path draw:style-name="gr3" draw:text-style-name="P15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 et <draw:g text:anchor-type="as-char" svg:y="-0.187cm" draw:z-index="155" draw:name="Forme40" draw:style-name="gr1"><svg:title>TexMaths</svg:title><svg:desc>12§display§y§svg§600§FALSE§</svg:desc><draw:path draw:style-name="gr2" draw:text-style-name="P15" svg:width="0.161cm" svg:height="0.228cm" svg:x="0.01cm" svg:y="0.023cm" svg:viewBox="0 0 162 229" svg:d="M0 0c54 0 108 0 162 0 0 76 0 153 0 229-54 0-108 0-162 0 0-76 0-153 0-229z"><text:p/></draw:path><draw:path draw:style-name="gr3" draw:text-style-name="P15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2-10 42-27 65-10 14-26 26-45 26-6 0-25-1-32-18 7 0 12 0 18-5 4-3 8-9 8-16 0-14-11-15-16-15-9 0-22 6-22 27s18 37 44 37c43 0 85-39 97-87 13-53 26-106 39-159z"><text:p/></draw:path></draw:g> des réels on a :</text:p>
      <text:p text:style-name="P13"><draw:g text:anchor-type="as-char" svg:y="-0.314cm" draw:z-index="156" draw:name="Forme41" draw:style-name="gr1"><svg:title>TexMaths</svg:title><svg:desc>12§display§f(x+y)=a(x+y)=ax+ay=f(x)+f(y)§svg§600§FALSE§</svg:desc><draw:path draw:style-name="gr2" draw:text-style-name="P15" svg:width="8.25cm" svg:height="0.376cm" svg:x="0.001cm" svg:y="0.023cm" svg:viewBox="0 0 8251 377" svg:d="M0 0c2751 0 5500 0 8251 0 0 126 0 251 0 377-2751 0-5500 0-8251 0 0-126 0-251 0-377z"><text:p/></draw:path><draw:path draw:style-name="gr3" draw:text-style-name="P15" svg:width="0.209cm" svg:height="0.381cm" svg:x="0.002cm" svg:y="0.02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3" draw:text-style-name="P15" svg:width="0.096cm" svg:height="0.42cm" svg:x="0.273cm" svg:y="0.001cm" svg:viewBox="0 0 97 421" svg:d="M97 416c0-1 0-1-7-9-52-54-66-133-66-197 0-73 17-146 68-198 5-6 5-6 5-7 0-4-1-5-3-5-5 0-42 29-68 83-21 46-26 92-26 127 0 33 5 83 28 131 25 52 61 80 66 80 2 0 3-1 3-5z"><text:p/></draw:path><draw:path draw:style-name="gr3" draw:text-style-name="P15" svg:width="0.209cm" svg:height="0.19cm" svg:x="0.408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3" draw:text-style-name="P15" svg:width="0.28cm" svg:height="0.278cm" svg:x="0.753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" draw:text-style-name="P15" svg:width="0.193cm" svg:height="0.271cm" svg:x="1.164cm" svg:y="0.131cm" svg:viewBox="0 0 194 272" svg:d="M193 26c1-6 1-7 1-9 0-9-6-12-12-12-3 0-10 2-14 8-1 3-5 16-6 23-4 11-6 23-8 34-6 25-14 50-20 75-1 8-19 37-48 37-21 0-25-19-25-34 0-19 7-46 21-83 7-17 8-22 8-30 0-19-13-35-34-35-40 0-56 61-56 65 0 5 4 4 5 5 5 0 5-1 7-9 12-39 29-51 43-51 3 0 10 0 10 13 0 11-4 21-7 30-17 44-24 68-24 88 0 37 26 50 51 50 17 0 31-7 42-19-5 22-9 43-26 64-12 14-28 26-47 26-6 0-25-1-32-17 7 0 12 0 18-6 4-3 8-8 8-15 0-14-11-15-16-15-9 0-22 6-22 27 0 20 18 36 44 36 43 0 86-39 98-84 14-55 28-109 41-162z"><text:p/></draw:path><draw:path draw:style-name="gr3" draw:text-style-name="P15" svg:width="0.097cm" svg:height="0.42cm" svg:x="1.398cm" svg:y="0.001cm" svg:viewBox="0 0 98 421" svg:d="M98 210c0-32-4-83-28-131-26-51-62-79-65-79-4 0-5 2-5 5 0 1 0 1 8 9 41 41 65 109 65 196 0 71-15 146-67 199-6 6-6 6-6 7 0 2 1 5 5 5 3 0 42-29 66-83 21-46 27-93 27-128z"><text:p/></draw:path><draw:path draw:style-name="gr3" draw:text-style-name="P15" svg:width="0.28cm" svg:height="0.099cm" svg:x="1.67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192cm" svg:height="0.19cm" svg:x="2.117cm" svg:y="0.131cm" svg:viewBox="0 0 193 191" svg:d="M140 28c-7-16-19-28-38-28-49 0-102 63-102 124 0 39 24 67 56 67 9 0 30-1 56-31 2 17 18 31 38 31 14 0 24-9 31-23 7-15 12-41 12-42 0-3-3-3-5-3-4 0-4 1-6 7-7 27-14 52-32 52-11 0-12-11-12-20s0-12 5-31c5-18 6-22 9-37 5-19 11-40 16-59 2-12 2-13 2-15 0-7-4-12-12-12-9 0-16 10-18 20zM113 136c-1 8-1 8-9 15-18 24-34 31-46 31-22 0-28-23-28-40 0-21 13-72 24-92 12-25 31-40 48-40 28 0 34 34 34 37 0 2-2 5-2 7-7 27-14 54-21 82z"><text:p/></draw:path><draw:path draw:style-name="gr3" draw:text-style-name="P15" svg:width="0.096cm" svg:height="0.42cm" svg:x="2.365cm" svg:y="0.001cm" svg:viewBox="0 0 97 421" svg:d="M97 416c0-1 0-1-7-9-53-54-66-133-66-197 0-73 16-146 68-198 5-6 5-6 5-7 0-4-1-5-3-5-5 0-42 29-68 83-21 46-26 92-26 127 0 33 5 83 28 131 25 52 61 80 66 80 2 0 3-1 3-5z"><text:p/></draw:path><draw:path draw:style-name="gr3" draw:text-style-name="P15" svg:width="0.209cm" svg:height="0.19cm" svg:x="2.5cm" svg:y="0.131cm" svg:viewBox="0 0 210 191" svg:d="M128 59c3-11 12-49 42-49 3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3" draw:text-style-name="P15" svg:width="0.28cm" svg:height="0.278cm" svg:x="2.845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" draw:text-style-name="P15" svg:width="0.193cm" svg:height="0.271cm" svg:x="3.256cm" svg:y="0.131cm" svg:viewBox="0 0 194 272" svg:d="M193 26c1-6 1-7 1-9 0-9-6-12-12-12-4 0-10 2-14 8-1 3-5 16-6 23-4 11-6 23-8 34-6 25-14 50-20 75-2 8-20 37-48 37-21 0-26-19-26-34 0-19 7-46 22-83 7-17 8-22 8-30 0-19-13-35-35-35-39 0-55 61-55 65 0 5 4 4 5 5 5 0 5-1 7-9 11-39 28-51 42-51 4 0 11 0 11 13 0 11-4 21-7 30-17 44-24 68-24 88 0 37 26 50 51 50 16 0 30-7 42-19-5 22-11 43-27 64-11 14-27 26-46 26-6 0-25-1-32-17 7 0 12 0 18-6 4-3 8-8 8-15 0-14-11-15-16-15-9 0-24 6-24 27 0 20 20 36 46 36 43 0 86-39 98-84 14-55 28-109 41-162z"><text:p/></draw:path><draw:path draw:style-name="gr3" draw:text-style-name="P15" svg:width="0.096cm" svg:height="0.42cm" svg:x="3.49cm" svg:y="0.001cm" svg:viewBox="0 0 97 421" svg:d="M97 210c0-32-3-83-27-131-26-51-62-79-66-79-3 0-4 2-4 5 0 1 0 1 8 9 41 41 65 109 65 196 0 71-15 146-68 199-5 6-5 6-5 7 0 2 1 5 4 5 4 0 42-29 67-83 21-46 26-93 26-128z"><text:p/></draw:path><draw:path draw:style-name="gr3" draw:text-style-name="P15" svg:width="0.279cm" svg:height="0.099cm" svg:x="3.77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5" svg:width="0.192cm" svg:height="0.19cm" svg:x="4.207cm" svg:y="0.131cm" svg:viewBox="0 0 193 191" svg:d="M140 28c-7-16-19-28-38-28-49 0-102 63-102 124 0 39 23 67 56 67 9 0 29-1 54-31 4 17 20 31 39 31 15 0 25-9 31-23 7-15 13-41 13-42 0-3-3-3-5-3-4 0-4 1-6 7-7 27-14 52-32 52-11 0-12-11-12-20s0-12 5-31c5-18 6-22 9-37 5-19 11-40 16-59 2-12 2-13 2-15 0-7-4-12-12-12-10 0-16 10-18 20zM113 136c-3 8-3 8-9 15-18 24-36 31-46 31-22 0-28-23-28-40 0-21 13-72 23-92 13-25 32-40 49-40 28 0 34 34 34 37 0 2-2 5-2 7-7 27-14 54-21 82z"><text:p/></draw:path><draw:path draw:style-name="gr3" draw:text-style-name="P15" svg:width="0.209cm" svg:height="0.19cm" svg:x="4.426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3" draw:text-style-name="P15" svg:width="0.28cm" svg:height="0.278cm" svg:x="4.77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" draw:text-style-name="P15" svg:width="0.192cm" svg:height="0.19cm" svg:x="5.187cm" svg:y="0.131cm" svg:viewBox="0 0 193 191" svg:d="M140 28c-7-16-19-28-38-28-49 0-102 63-102 124 0 39 23 67 56 67 9 0 29-1 56-31 2 17 18 31 38 31 14 0 24-9 31-23 7-15 12-41 12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3" draw:text-style-name="P15" svg:width="0.193cm" svg:height="0.271cm" svg:x="5.405cm" svg:y="0.131cm" svg:viewBox="0 0 194 272" svg:d="M193 26c1-6 1-7 1-9 0-9-6-12-12-12-4 0-10 2-14 8-1 3-5 16-6 23-4 11-6 23-8 34-6 25-14 50-20 75-2 8-20 37-48 37-21 0-26-19-26-34 0-19 7-46 22-83 7-17 8-22 8-30 0-19-13-35-35-35-39 0-55 61-55 65 0 5 4 4 5 5 5 0 5-1 7-9 11-39 28-51 42-51 4 0 11 0 11 13 0 11-4 21-7 30-17 44-24 68-24 88 0 37 26 50 51 50 16 0 30-7 42-19-5 22-11 43-27 64-11 14-27 26-46 26-6 0-25-1-32-17 7 0 12 0 18-6 4-3 8-8 8-15 0-14-11-15-16-15-9 0-24 6-24 27 0 20 20 36 46 36 43 0 86-39 98-84 14-55 28-109 41-162z"><text:p/></draw:path><draw:path draw:style-name="gr3" draw:text-style-name="P15" svg:width="0.28cm" svg:height="0.099cm" svg:x="5.756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15" svg:width="0.209cm" svg:height="0.381cm" svg:x="6.2cm" svg:y="0.02cm" svg:viewBox="0 0 210 382" svg:d="M132 129c12 0 24 0 36 0 8 0 13 0 13-9 0-5-5-5-11-5-12 0-24 0-36 0 4-16 6-32 10-48 1-8 7-38 10-43 3-8 10-14 20-14 1 0 12 0 20 7-19 1-22 17-22 23 0 9 7 14 15 14 11 0 23-10 23-25 0-19-19-29-36-29-14 0-41 7-54 49-2 9-4 14-14 66-10 0-20 0-29 0-7 0-12 0-12 9 0 5 3 5 12 5s18 0 27 0c-10 55-21 109-32 164-7 41-14 80-36 80-2 0-12 0-20-8 19-1 22-16 22-22 0-10-7-15-15-15-11 0-23 10-23 25 0 20 18 29 36 29 23 0 40-25 47-41 14-26 24-77 24-80 8-43 17-88 25-132z"><text:p/></draw:path><draw:path draw:style-name="gr3" draw:text-style-name="P15" svg:width="0.096cm" svg:height="0.42cm" svg:x="6.471cm" svg:y="0.001cm" svg:viewBox="0 0 97 421" svg:d="M97 416c0-1 0-1-7-9-52-54-66-133-66-197 0-73 17-146 68-198 5-6 5-6 5-7 0-4-1-5-3-5-5 0-42 29-68 83-21 46-26 92-26 127 0 33 5 83 28 131 25 52 61 80 66 80 2 0 3-1 3-5z"><text:p/></draw:path><draw:path draw:style-name="gr3" draw:text-style-name="P15" svg:width="0.209cm" svg:height="0.19cm" svg:x="6.605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3" draw:text-style-name="P15" svg:width="0.096cm" svg:height="0.42cm" svg:x="6.859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5" svg:width="0.28cm" svg:height="0.278cm" svg:x="7.115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" draw:text-style-name="P15" svg:width="0.21cm" svg:height="0.381cm" svg:x="7.535cm" svg:y="0.02cm" svg:viewBox="0 0 211 382" svg:d="M133 129c12 0 24 0 36 0 9 0 13 0 13-9 0-5-4-5-12-5-12 0-22 0-34 0 2-16 6-32 8-48 2-8 8-38 11-43 3-8 11-14 19-14 2 0 13 0 20 7-18 1-22 17-22 23 0 9 8 14 15 14 12 0 24-10 24-25 0-19-19-29-37-29-14 0-41 7-53 49-3 9-5 14-14 66-10 0-19 0-29 0-8 0-13 0-13 9 0 5 3 5 12 5s18 0 27 0c-10 55-20 109-31 164-7 41-14 80-37 80-1 0-12 0-20-8 20-1 24-16 24-22 0-10-9-15-16-15-11 0-24 10-24 25 0 20 19 29 36 29 24 0 41-25 48-41 13-26 23-77 24-80 8-43 17-88 25-132z"><text:p/></draw:path><draw:path draw:style-name="gr3" draw:text-style-name="P15" svg:width="0.097cm" svg:height="0.42cm" svg:x="7.807cm" svg:y="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15" svg:width="0.193cm" svg:height="0.271cm" svg:x="7.942cm" svg:y="0.131cm" svg:viewBox="0 0 194 272" svg:d="M192 26c2-6 2-7 2-9 0-9-6-12-13-12-3 0-11 2-14 8-1 3-4 16-6 23-3 11-6 23-9 34-6 25-13 50-19 75-1 8-19 37-47 37-21 0-26-19-26-34 0-19 7-46 22-83 6-17 8-22 8-30 0-19-14-35-35-35-39 0-55 61-55 65 0 5 4 5 5 5 3 0 5-1 6-9 12-39 29-51 43-51 4 0 11 0 11 13 0 11-5 21-7 30-17 44-26 68-26 88 0 37 27 50 52 50 17 0 31-7 43-19-6 22-11 43-27 64-11 14-28 26-47 26-6 0-25-1-33-17 8 0 14 0 20-6 3-3 8-8 8-15 0-14-12-15-16-15-10 0-24 6-24 27 0 20 18 36 45 36 43 0 87-39 98-84 13-55 28-109 41-162z"><text:p/></draw:path><draw:path draw:style-name="gr3" draw:text-style-name="P15" svg:width="0.097cm" svg:height="0.42cm" svg:x="8.175cm" svg:y="0.001cm" svg:viewBox="0 0 98 421" svg:d="M98 210c0-32-4-83-27-131-27-51-63-79-66-79s-5 2-5 5c0 1 0 1 8 9 41 41 65 109 65 196 0 71-15 146-67 199-6 6-6 6-6 7 0 2 2 5 5 5s42-29 67-83c22-46 26-93 26-128z"><text:p/></draw:path></draw:g>, on peut donc conclure que les fonctions respectant cette relation fonctionnelle sont exactement les fonctions linéaires. </text:p>
      <text:p text:style-name="P14">Donc <draw:g text:anchor-type="as-char" svg:y="-0.314cm" draw:z-index="113" draw:style-name="gr1"><svg:title>TexMaths</svg:title><svg:desc>12§display§(R)\Leftrightarrow f\;linéaire§svg§600§FALSE§</svg:desc><draw:path draw:style-name="gr2" draw:text-style-name="P15" svg:width="3.111cm" svg:height="0.376cm" svg:x="-0.001cm" svg:y="0.021cm" svg:viewBox="0 0 3112 377" svg:d="M0 0c1037 0 2075 0 3112 0 0 126 0 251 0 377-1037 0-2075 0-3112 0 0-126 0-251 0-377z"><text:p/></draw:path><draw:path draw:style-name="gr3" draw:text-style-name="P15" svg:width="0.096cm" svg:height="0.42cm" svg:x="0.019cm" svg:y="-0.001cm" svg:viewBox="0 0 97 421" svg:d="M97 416c0-1 0-1-6-9-53-54-67-133-67-197 0-73 17-146 68-198 5-6 5-6 5-7 0-4-1-5-3-5-5 0-42 29-68 83-21 46-26 92-26 127 0 33 5 83 28 131 25 52 61 80 66 80 2 0 3-1 3-5z"><text:p/></draw:path><draw:path draw:style-name="gr3" draw:text-style-name="P15" svg:width="0.3cm" svg:height="0.295cm" svg:x="0.158cm" svg:y="0.028cm" svg:viewBox="0 0 301 296" svg:d="M142 29c2-11 3-15 10-16 5 0 18 0 27 0 30 0 77 0 77 41 0 15-8 43-24 60-11 11-33 24-71 24-16 0-31 0-47 0 10-37 18-73 28-109zM202 144c43-9 92-38 92-81 0-37-37-63-92-63-40 0-81 0-120 0-9 0-14 0-14 8 0 5 5 5 12 5 2 0 10 0 17 0 7 1 11 1 11 7 0 2 0 3-1 9-19 74-37 150-57 225-4 15-6 19-38 19-8 0-12 0-12 8 0 5 5 5 6 5 12 0 41-1 53-1 11 0 42 1 54 1 3 0 8 0 8-8 0-5-3-5-12-5-15 0-27 0-27-7 0-3 1-5 1-8 9-36 19-73 29-110 16 0 32 0 49 0 38 0 47 24 47 38 0 6-4 20-6 29-4 11-8 27-8 35 0 46 51 46 57 46 36 0 50-44 50-48 0-6-3-4-5-6-3 0-4 3-6 6-10 31-28 38-38 38-13 0-17-10-17-25 0-13 3-34 5-47 0-6 1-14 1-20 0-33-27-46-39-50z"><text:p/></draw:path><draw:path draw:style-name="gr3" draw:text-style-name="P15" svg:width="0.097cm" svg:height="0.42cm" svg:x="0.488cm" svg:y="-0.001cm" svg:viewBox="0 0 98 421" svg:d="M98 210c0-32-4-83-27-131-25-51-63-79-66-79s-5 2-5 5c0 1 0 1 8 9 41 41 65 109 65 196 0 71-15 146-67 199-6 6-6 6-6 7 0 2 2 5 5 5s42-29 67-83c22-46 26-93 26-128z"><text:p/></draw:path><draw:path draw:style-name="gr3" draw:text-style-name="P15" svg:width="0.391cm" svg:height="0.23cm" svg:x="0.76cm" svg:y="0.093cm" svg:viewBox="0 0 392 231" svg:d="M94 66c24-26 36-58 36-61 0-5-5-5-9-5-6 0-6 0-9 8-18 40-50 79-105 103-6 2-7 2-7 4s0 3 1 4c4 1 1 1 10 5 45 19 80 55 102 103 2 4 3 4 8 4 4 0 9 0 9-4 0-3-12-35-36-61 68 0 138 0 206 0-24 26-36 58-36 61 0 4 4 4 8 4 6 0 6 0 10-7 17-40 48-79 103-103 6-2 7-2 7-6 0-1 0-1 0-2-1 0-1-1-9-5-47-19-81-55-102-103-3-5-4-5-9-5-4 0-8 0-8 5 0 3 12 35 36 61-68 0-138 0-206 0zM77 148c-13-12-28-22-45-33 23-13 36-22 45-31 80 0 159 0 240 0 12 12 26 22 44 31-24 15-36 24-44 33-81 0-160 0-240 0z"><text:p/></draw:path><draw:path draw:style-name="gr3" draw:text-style-name="P15" svg:width="0.209cm" svg:height="0.381cm" svg:x="1.307cm" svg:y="0.018cm" svg:viewBox="0 0 210 382" svg:d="M132 129c12 0 24 0 36 0 8 0 13 0 13-9 0-5-5-5-12-5-12 0-23 0-35 0 4-16 6-32 10-48 1-8 7-38 10-43 3-8 10-14 20-14 1 0 12 0 20 7-19 1-22 17-22 23 0 9 7 14 15 14 11 0 23-10 23-25 0-19-19-29-36-29-14 0-41 7-54 49-2 9-4 14-14 66-10 0-20 0-29 0-7 0-12 0-12 9 0 5 3 5 11 5 9 0 19 0 28 0-10 55-21 109-32 164-7 41-14 80-36 80-2 0-12 0-20-8 19-1 22-16 22-22 0-10-7-15-15-15-11 0-23 10-23 25 0 20 18 29 36 29 23 0 40-25 47-41 14-26 24-77 24-80 8-43 17-88 25-132z"><text:p/></draw:path><draw:path draw:style-name="gr3" draw:text-style-name="P15" svg:width="0.089cm" svg:height="0.295cm" svg:x="1.67cm" svg:y="0.023cm" svg:viewBox="0 0 90 296" svg:d="M90 5c0-1 0-5-5-5-9 0-41 4-51 4-4 1-9 1-9 9 0 5 5 5 11 5 20 0 20 4 20 7s-1 6-1 9c-18 69-35 139-53 209-1 5-2 7-2 14 0 24 19 39 38 39 15 0 24-9 32-24 8-16 13-40 13-41 0-4-4-4-5-4-5 0-5 1-6 7-7 28-16 52-32 52-12 0-12-13-12-19 0-10 0-12 2-21 20-80 40-161 60-241z"><text:p/></draw:path><draw:path draw:style-name="gr3" draw:text-style-name="P15" svg:width="0.109cm" svg:height="0.281cm" svg:x="1.799cm" svg:y="0.036cm" svg:viewBox="0 0 110 282" svg:d="M107 16c0-9-6-16-16-16-11 0-23 12-23 23 0 8 6 15 17 15 10 0 22-9 22-22zM74 174c6-12 6-13 10-24 4-8 6-14 6-23 0-19-14-34-35-34-39 0-55 61-55 64 0 5 4 5 5 5 3 0 5-1 6-8 12-40 29-52 43-52 4 0 11 0 11 13 0 9-4 18-5 22-4 11-23 60-29 78-5 11-11 24-11 33 0 20 15 34 35 34 40 0 55-60 55-63 0-4-3-4-4-4-4 0-4 1-6 7-9 26-22 51-44 51-7 0-9-4-9-13 0-11 2-17 12-41 5-16 11-30 15-45z"><text:p/></draw:path><draw:path draw:style-name="gr3" draw:text-style-name="P15" svg:width="0.227cm" svg:height="0.19cm" svg:x="1.944cm" svg:y="0.129cm" svg:viewBox="0 0 228 191" svg:d="M24 161c-1 7-4 17-4 19 0 8 6 11 12 11s14-3 16-12c1-1 6-20 8-31 4-13 6-25 10-37 2-10 5-20 7-29 1-7 5-19 5-21 7-13 29-51 70-51 18 0 21 15 21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3" draw:text-style-name="P15" svg:width="0.077cm" svg:height="0.078cm" svg:x="2.287cm" svg:y="0.021cm" svg:viewBox="0 0 78 79" svg:d="M71 29c5-4 7-9 7-13 0-8-7-16-14-16-8 0-11 5-14 7-16 22-33 43-50 65 2 3 5 5 7 7 22-16 42-33 64-50z"><text:p/></draw:path><draw:path draw:style-name="gr3" draw:text-style-name="P15" svg:width="0.161cm" svg:height="0.19cm" svg:x="2.203cm" svg:y="0.129cm" svg:viewBox="0 0 162 191" svg:d="M60 89c12 0 43-1 65-10 29-12 31-37 31-43 0-18-16-36-46-36-46 0-110 41-110 115 0 42 25 76 67 76 60 0 95-44 95-49 0-3-2-6-5-6-2 0-2 1-5 5-33 41-80 41-85 41-32 0-36-35-36-49 0-6 0-18 6-44 7 0 16 0 23 0zM40 79c16-63 60-69 70-69 21 0 32 12 32 26 0 43-68 43-84 43-6 0-12 0-18 0z"><text:p/></draw:path><draw:path draw:style-name="gr3" draw:text-style-name="P15" svg:width="0.192cm" svg:height="0.19cm" svg:x="2.398cm" svg:y="0.129cm" svg:viewBox="0 0 193 191" svg:d="M140 28c-8-16-20-28-38-28-50 0-102 63-102 124 0 39 23 67 56 67 9 0 29-1 54-31 4 17 18 31 39 31 14 0 25-9 31-23 7-15 13-41 13-42 0-3-3-3-5-3-4 0-4 1-6 7-7 27-15 52-32 52-12 0-13-11-13-20s1-12 6-31c5-18 5-22 9-37 5-19 10-40 15-59 3-12 3-13 3-15 0-7-4-12-12-12-10 0-16 10-18 20zM113 136c-3 8-3 8-9 15-18 24-36 31-48 31-20 0-26-23-26-40 0-21 13-72 23-92 13-25 32-40 49-40 28 0 34 34 34 37 0 2-2 5-2 7-7 27-14 54-21 82z"><text:p/></draw:path><draw:path draw:style-name="gr3" draw:text-style-name="P15" svg:width="0.109cm" svg:height="0.281cm" svg:x="2.616cm" svg:y="0.036cm" svg:viewBox="0 0 110 282" svg:d="M107 16c0-9-6-16-16-16-11 0-23 12-23 23 0 8 6 15 17 15 10 0 22-9 22-22zM76 174c4-12 4-13 8-24 4-8 6-14 6-23 0-19-13-34-35-34-39 0-55 61-55 64 0 5 4 5 5 5 3 0 5-1 6-8 12-40 29-52 43-52 4 0 11 0 11 13 0 9-4 18-5 22-4 11-23 60-29 78-5 11-9 24-9 33 0 20 14 34 33 34 40 0 55-60 55-63 0-4-3-4-4-4-4 0-4 1-6 7-8 26-22 51-44 51-7 0-9-4-9-13 0-11 2-17 12-41 6-16 11-30 17-45z"><text:p/></draw:path><draw:path draw:style-name="gr3" draw:text-style-name="P15" svg:width="0.171cm" svg:height="0.19cm" svg:x="2.761cm" svg:y="0.129cm" svg:viewBox="0 0 172 191" svg:d="M24 161c-1 7-4 17-4 19 0 8 6 11 12 11s14-3 16-12c1-1 16-59 17-66 3-14 12-43 14-55 1-5 13-26 23-35 4-3 16-13 34-13 12 0 12 3 18 4-12 3-22 12-22 23 0 7 4 16 16 16 10 0 24-10 24-25s-15-28-36-28c-27 0-46 20-53 32-4-19-19-32-39-32s-27 17-31 24c-8 14-13 40-13 41 0 5 4 5 5 5 3 0 5-1 7-10 7-30 16-50 31-50 6 0 12 3 12 19 0 8-1 13-6 35-8 32-17 65-25 97z"><text:p/></draw:path><draw:path draw:style-name="gr3" draw:text-style-name="P15" svg:width="0.161cm" svg:height="0.19cm" svg:x="2.97cm" svg:y="0.129cm" svg:viewBox="0 0 162 191" svg:d="M59 89c13 0 44-1 65-10 30-12 32-37 32-43 0-18-17-36-46-36-46 0-110 41-110 115 0 42 25 76 66 76 60 0 96-44 96-49 0-3-2-6-5-6-2 0-3 1-6 5-33 41-79 41-84 41-33 0-37-35-37-49 0-6 1-18 7-44 7 0 15 0 22 0zM40 79c16-63 60-69 70-69 20 0 32 12 32 26 0 43-68 43-86 43-6 0-10 0-16 0z"><text:p/></draw:path></draw:g> pour f continue de <draw:g text:anchor-type="as-char" svg:y="-0.286cm" draw:z-index="114" draw:name="Forme43" draw:style-name="gr1"><svg:title>TexMaths</svg:title><svg:desc>12§display§\mathbb{R}§svg§600§FALSE§</svg:desc><draw:path draw:style-name="gr2" draw:text-style-name="P15" svg:width="0.25cm" svg:height="0.243cm" svg:x="0.015cm" svg:y="0.022cm" svg:viewBox="0 0 251 244" svg:d="M0 0c84 0 167 0 251 0 0 82 0 162 0 244-84 0-167 0-251 0 0-82 0-162 0-244z"><text:p/></draw:path><draw:path draw:style-name="gr3" draw:text-style-name="P15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 dans <draw:g text:anchor-type="as-char" svg:y="-0.286cm" draw:z-index="115" draw:name="Forme44" draw:style-name="gr1"><svg:title>TexMaths</svg:title><svg:desc>12§display§\mathbb{R}§svg§600§FALSE§</svg:desc><draw:path draw:style-name="gr2" draw:text-style-name="P15" svg:width="0.25cm" svg:height="0.243cm" svg:x="0.015cm" svg:y="0.022cm" svg:viewBox="0 0 251 244" svg:d="M0 0c84 0 167 0 251 0 0 82 0 162 0 244-84 0-167 0-251 0 0-82 0-162 0-244z"><text:p/></draw:path><draw:path draw:style-name="gr3" draw:text-style-name="P15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3-12-11T08:18:00.59</meta:creation-date>
    <dc:date>2024-01-16T08:53:48.55</dc:date>
    <dc:creator>Marie Guichard</dc:creator>
    <meta:editing-duration>PT45M9S</meta:editing-duration>
    <meta:editing-cycles>4</meta:editing-cycles>
    <meta:generator>OpenOffice/4.1.7$Win32 OpenOffice.org_project/417m1$Build-9800</meta:generator>
    <meta:document-statistic meta:table-count="0" meta:image-count="0" meta:object-count="113" meta:page-count="4" meta:paragraph-count="97" meta:word-count="730" meta:character-count="4255"/>
  </office:meta>
</office:document-meta>
</file>

<file path=Object 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10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1/content.xml><?xml version="1.0" encoding="utf-8"?>
<math xmlns="http://www.w3.org/1998/Math/MathML">
  <semantics>
    <mrow>
      <mrow>
        <mrow>
          <mrow>
            <mrow>
              <msub>
                <mi>u</mi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u</mi>
                <mi>n</mi>
              </msub>
            </mrow>
            <mo stretchy="false">=</mo>
            <mrow>
              <mfrac>
                <mrow>
                  <mrow>
                    <msub>
                      <mi>u</mi>
                      <mi>n</mi>
                    </msub>
                    <mo stretchy="false">+</mo>
                    <msub>
                      <mi>v</mi>
                      <mi>n</mi>
                    </msub>
                  </mrow>
                </mrow>
                <mrow>
                  <mn>2</mn>
                </mrow>
              </mfrac>
              <mo stretchy="false">−</mo>
              <msub>
                <mi>u</mi>
                <mi>n</mi>
              </msub>
            </mrow>
          </mrow>
          <mo stretchy="false">=</mo>
          <mfrac>
            <mrow>
              <mrow>
                <msub>
                  <mi>v</mi>
                  <mi>n</mi>
                </msub>
                <mo stretchy="false">−</mo>
                <msub>
                  <mi>u</mi>
                  <mi>n</mi>
                </msub>
              </mrow>
            </mrow>
            <mrow>
              <mn>2</mn>
            </mrow>
          </mfrac>
        </mrow>
        <mo stretchy="false">&gt;</mo>
        <mrow>
          <mn>0</mn>
        </mrow>
      </mrow>
    </mrow>
    <annotation encoding="StarMath 5.0">u_{n+{1}}-u_n={u_n+v_n}over{2}-u_n={v_n-u_n}over{2}&gt;{0}</annotation>
  </semantics>
</math>
</file>

<file path=Object 10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04/content.xml><?xml version="1.0" encoding="utf-8"?>
<math xmlns="http://www.w3.org/1998/Math/MathML">
  <semantics>
    <mrow>
      <mrow>
        <mrow>
          <mrow>
            <mrow>
              <msub>
                <mi>v</mi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v</mi>
                <mi>n</mi>
              </msub>
            </mrow>
            <mo stretchy="false">=</mo>
            <mrow>
              <mfrac>
                <mrow>
                  <mrow>
                    <msub>
                      <mi>u</mi>
                      <mi>n</mi>
                    </msub>
                    <mo stretchy="false">+</mo>
                    <mrow>
                      <mn>4</mn>
                    </mrow>
                  </mrow>
                  <msub>
                    <mi>v</mi>
                    <mi>n</mi>
                  </msub>
                </mrow>
                <mrow>
                  <mn>5</mn>
                </mrow>
              </mfrac>
              <mo stretchy="false">−</mo>
              <msub>
                <mi>v</mi>
                <mi>n</mi>
              </msub>
            </mrow>
          </mrow>
          <mo stretchy="false">=</mo>
          <mfrac>
            <mrow>
              <mrow>
                <msub>
                  <mi>u</mi>
                  <mi>n</mi>
                </msub>
                <mo stretchy="false">−</mo>
                <msub>
                  <mi>v</mi>
                  <mi>n</mi>
                </msub>
              </mrow>
            </mrow>
            <mrow>
              <mn>5</mn>
            </mrow>
          </mfrac>
        </mrow>
        <mo stretchy="false">&lt;</mo>
        <mrow>
          <mn>0</mn>
        </mrow>
      </mrow>
    </mrow>
    <annotation encoding="StarMath 5.0">v_{n+{1}}-v_n={u_n+{4}v_n}over{5}-v_n={u_n-v_n}over{5}&lt;{0}</annotation>
  </semantics>
</math>
</file>

<file path=Object 10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07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108/content.xml><?xml version="1.0" encoding="utf-8"?>
<math xmlns="http://www.w3.org/1998/Math/MathML">
  <semantics>
    <mrow>
      <mrow>
        <msub>
          <mi>t</mi>
          <mi>n</mi>
        </msub>
        <mo stretchy="false">=</mo>
        <mrow>
          <msub>
            <mi>v</mi>
            <mi>n</mi>
          </msub>
          <mo stretchy="false">−</mo>
          <msub>
            <mi>u</mi>
            <mi>n</mi>
          </msub>
        </mrow>
      </mrow>
    </mrow>
    <annotation encoding="StarMath 5.0">t_n=v_n-u_n</annotation>
  </semantics>
</math>
</file>

<file path=Object 109/content.xml><?xml version="1.0" encoding="utf-8"?>
<math xmlns="http://www.w3.org/1998/Math/MathML">
  <semantics>
    <mrow>
      <mrow>
        <msub>
          <mi>t</mi>
          <mrow>
            <mrow>
              <mi>n</mi>
              <mo stretchy="false">+</mo>
              <mrow>
                <mn>1</mn>
              </mrow>
            </mrow>
          </mrow>
        </msub>
        <mo stretchy="false">=</mo>
        <mfrac>
          <mrow>
            <mn>3</mn>
          </mrow>
          <mrow>
            <mn>10</mn>
          </mrow>
        </mfrac>
      </mrow>
      <msub>
        <mi>t</mi>
        <mi>n</mi>
      </msub>
    </mrow>
    <annotation encoding="StarMath 5.0">t_{n+{1}}={3}over{10}t_n</annotation>
  </semantics>
</math>
</file>

<file path=Object 11/content.xml><?xml version="1.0" encoding="utf-8"?>
<math xmlns="http://www.w3.org/1998/Math/MathML">
  <semantics>
    <mrow>
      <mrow>
        <msub>
          <mi>t</mi>
          <mi>n</mi>
        </msub>
        <mo stretchy="false">=</mo>
        <mrow>
          <msub>
            <mi>v</mi>
            <mi>n</mi>
          </msub>
          <mo stretchy="false">−</mo>
          <msub>
            <mi>u</mi>
            <mi>n</mi>
          </msub>
        </mrow>
      </mrow>
    </mrow>
    <annotation encoding="StarMath 5.0">t_n=v_n-u_n</annotation>
  </semantics>
</math>
</file>

<file path=Object 110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111/content.xml><?xml version="1.0" encoding="utf-8"?>
<math xmlns="http://www.w3.org/1998/Math/MathML">
  <semantics>
    <mrow>
      <mfrac>
        <mrow>
          <mn>3</mn>
        </mrow>
        <mrow>
          <mn>10</mn>
        </mrow>
      </mfrac>
    </mrow>
    <annotation encoding="StarMath 5.0">{3}over{10}</annotation>
  </semantics>
</math>
</file>

<file path=Object 112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1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sub>
                <mi>v</mi>
                <mi>n</mi>
              </msub>
              <mo stretchy="false">−</mo>
              <msub>
                <mi>u</mi>
                <mi>n</mi>
              </msub>
            </mrow>
          </mrow>
        </mrow>
        <mo stretchy="false">=</mo>
        <mrow>
          <mn>0</mn>
        </mrow>
      </mrow>
    </mrow>
    <annotation encoding="StarMath 5.0"> lim from{n rightarrow + infinity }{v_n - u_n}={0} </annotation>
  </semantics>
</math>
</file>

<file path=Object 11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2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13/content.xml><?xml version="1.0" encoding="utf-8"?>
<math xmlns="http://www.w3.org/1998/Math/MathML">
  <semantics>
    <mrow>
      <mi>n</mi>
    </mrow>
    <annotation encoding="StarMath 5.0">n</annotation>
  </semantics>
</math>
</file>

<file path=Object 14/content.xml><?xml version="1.0" encoding="utf-8"?>
<math xmlns="http://www.w3.org/1998/Math/MathML">
  <semantics>
    <mrow>
      <mrow>
        <msub>
          <mi>v</mi>
          <mi>n</mi>
        </msub>
        <mo stretchy="false">⩾</mo>
        <msub>
          <mi>u</mi>
          <mi>n</mi>
        </msub>
      </mrow>
    </mrow>
    <annotation encoding="StarMath 5.0">v_n geslant u_n</annotation>
  </semantics>
</math>
</file>

<file path=Object 1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/content.xml><?xml version="1.0" encoding="utf-8"?>
<math xmlns="http://www.w3.org/1998/Math/MathML">
  <semantics>
    <mrow>
      <mi>n</mi>
    </mrow>
    <annotation encoding="StarMath 5.0">n</annotation>
  </semantics>
</math>
</file>

<file path=Object 24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row>
                <mrow>
                  <mn>1</mn>
                </mrow>
                <mo stretchy="false">+</mo>
                <mfrac>
                  <mrow>
                    <mn>1</mn>
                  </mrow>
                  <msup>
                    <mrow>
                      <mn>2</mn>
                    </mrow>
                    <mrow>
                      <mn>2</mn>
                    </mrow>
                  </msup>
                </mfrac>
              </mrow>
              <mo stretchy="false">+</mo>
              <mfrac>
                <mrow>
                  <mn>1</mn>
                </mrow>
                <msup>
                  <mrow>
                    <mn>3</mn>
                  </mrow>
                  <mrow>
                    <mn>2</mn>
                  </mrow>
                </msup>
              </mfrac>
            </mrow>
            <mo stretchy="false">+</mo>
            <mn>..</mn>
          </mrow>
          <mo stretchy="false">+</mo>
          <mfrac>
            <mrow>
              <mn>1</mn>
            </mrow>
            <mrow>
              <msup>
                <mi>n</mi>
                <mrow>
                  <mn>2</mn>
                </mrow>
              </msup>
            </mrow>
          </mfrac>
        </mrow>
      </mrow>
    </mrow>
    <annotation encoding="StarMath 5.0">u_n={1}+{1}over{2}^{2}+{1}over{3}^{2}+..+{1}over{n^{2}}</annotation>
  </semantics>
</math>
</file>

<file path=Object 25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+</mo>
          <mfrac>
            <mrow>
              <mn>1</mn>
            </mrow>
            <mrow>
              <mi>n</mi>
            </mrow>
          </mfrac>
        </mrow>
      </mrow>
    </mrow>
    <annotation encoding="StarMath 5.0">v_n=u_n+{1}over{n}</annotation>
  </semantics>
</math>
</file>

<file path=Object 2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31/content.xml><?xml version="1.0" encoding="utf-8"?>
<math xmlns="http://www.w3.org/1998/Math/MathML">
  <semantics>
    <mrow>
      <mrow>
        <msub>
          <mi>v</mi>
          <mrow>
            <mn>0</mn>
          </mrow>
        </msub>
        <mo stretchy="false">=</mo>
        <mrow>
          <mn>2</mn>
        </mrow>
      </mrow>
    </mrow>
    <annotation encoding="StarMath 5.0">v_{0}={2}</annotation>
  </semantics>
</math>
</file>

<file path=Object 32/content.xml><?xml version="1.0" encoding="utf-8"?>
<math xmlns="http://www.w3.org/1998/Math/MathML">
  <semantics>
    <mrow>
      <mi>n</mi>
    </mrow>
    <annotation encoding="StarMath 5.0">n</annotation>
  </semantics>
</math>
</file>

<file path=Object 3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frac>
          <mrow>
            <mrow>
              <msub>
                <mi>u</mi>
                <mi>n</mi>
              </msub>
              <mo stretchy="false">+</mo>
              <msub>
                <mi>v</mi>
                <mi>n</mi>
              </msub>
            </mrow>
          </mrow>
          <mrow>
            <mn>2</mn>
          </mrow>
        </mfrac>
      </mrow>
    </mrow>
    <annotation encoding="StarMath 5.0">u_{n+{1}}={u_n+v_n}over{2}</annotation>
  </semantics>
</math>
</file>

<file path=Object 34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frac>
          <mrow>
            <mrow>
              <msub>
                <mi>u</mi>
                <mi>n</mi>
              </msub>
              <mo stretchy="false">+</mo>
              <mrow>
                <mn>4</mn>
              </mrow>
            </mrow>
            <msub>
              <mi>v</mi>
              <mi>n</mi>
            </msub>
          </mrow>
          <mrow>
            <mn>5</mn>
          </mrow>
        </mfrac>
      </mrow>
    </mrow>
    <annotation encoding="StarMath 5.0">v_{n+{1}}={u_n+{4}v_n}over{5}</annotation>
  </semantics>
</math>
</file>

<file path=Object 35/content.xml><?xml version="1.0" encoding="utf-8"?>
<math xmlns="http://www.w3.org/1998/Math/MathML">
  <semantics>
    <mrow>
      <mi>n</mi>
    </mrow>
    <annotation encoding="StarMath 5.0">n</annotation>
  </semantics>
</math>
</file>

<file path=Object 36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v</mi>
          <mi>n</mi>
        </msub>
      </mrow>
    </mrow>
    <annotation encoding="StarMath 5.0">u_n&lt;v_n</annotation>
  </semantics>
</math>
</file>

<file path=Object 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9/content.xml><?xml version="1.0" encoding="utf-8"?>
<math xmlns="http://www.w3.org/1998/Math/MathML">
  <semantics>
    <mrow>
      <mi>n</mi>
    </mrow>
    <annotation encoding="StarMath 5.0">n</annotation>
  </semantics>
</math>
</file>

<file path=Object 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0/content.xml><?xml version="1.0" encoding="utf-8"?>
<math xmlns="http://www.w3.org/1998/Math/MathML">
  <semantics>
    <mrow>
      <mrow>
        <mrow>
          <mrow>
            <msub>
              <mi>t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t</mi>
              <mrow>
                <mi>n</mi>
              </mrow>
            </msub>
          </mrow>
          <mo stretchy="false">=</mo>
          <mrow>
            <mrow>
              <mo stretchy="false">(</mo>
              <mrow>
                <mrow>
                  <msub>
                    <mi>v</mi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</msub>
                  <mo stretchy="false">−</mo>
                  <msub>
                    <mi>u</mi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</msub>
                </mrow>
              </mrow>
              <mo stretchy="false">)</mo>
            </mrow>
            <mo stretchy="false">−</mo>
            <mrow>
              <mo stretchy="false">(</mo>
              <mrow>
                <mrow>
                  <msub>
                    <mi>v</mi>
                    <mi>n</mi>
                  </msub>
                  <mo stretchy="false">−</mo>
                  <msub>
                    <mi>u</mi>
                    <mi>n</mi>
                  </msub>
                </mrow>
              </mrow>
              <mo stretchy="false">)</mo>
            </mrow>
          </mrow>
        </mrow>
        <mo stretchy="false">=</mo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row>
                <mi>n</mi>
              </mrow>
            </msub>
          </mrow>
          <mo stretchy="false">−</mo>
          <mrow>
            <mo stretchy="false">(</mo>
            <mrow>
              <mrow>
                <msub>
                  <mi>u</mi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sub>
                <mo stretchy="false">−</mo>
                <msub>
                  <mi>u</mi>
                  <mi>n</mi>
                </msub>
              </mrow>
            </mrow>
            <mo stretchy="false">)</mo>
          </mrow>
        </mrow>
      </mrow>
    </mrow>
    <annotation encoding="StarMath 5.0">t_{n+{1}}-t_{n}=(v_{n+{1}}-u_{n+{1}})-(v_n-u_n)=v_{n+{1}}-v_{n}-(u_{n+{1}}-u_n)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⩾</mo>
        <mrow>
          <mn>0</mn>
        </mrow>
      </mrow>
    </mrow>
    <annotation encoding="StarMath 5.0">u_{n+{1}}-u_n geslant {0}</annotation>
  </semantics>
</math>
</file>

<file path=Object 43/content.xml><?xml version="1.0" encoding="utf-8"?>
<math xmlns="http://www.w3.org/1998/Math/MathML">
  <semantics>
    <mrow>
      <mrow>
        <mrow>
          <mo stretchy="false">−</mo>
          <mrow>
            <mo stretchy="false">(</mo>
            <mrow>
              <mrow>
                <msub>
                  <mi>u</mi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sub>
                <mo stretchy="false">−</mo>
                <msub>
                  <mi>u</mi>
                  <mi>n</mi>
                </msub>
              </mrow>
            </mrow>
            <mo stretchy="false">)</mo>
          </mrow>
        </mrow>
        <mo stretchy="false">⩽</mo>
        <mrow>
          <mn>0</mn>
        </mrow>
      </mrow>
    </mrow>
    <annotation encoding="StarMath 5.0">-(u_{n+{1}}-u_n) leslant {0}</annotation>
  </semantics>
</math>
</file>

<file path=Object 4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5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⩽</mo>
        <mrow>
          <mn>0</mn>
        </mrow>
      </mrow>
    </mrow>
    <annotation encoding="StarMath 5.0">v_{n+{1}}-v_n leslant {0}</annotation>
  </semantics>
</math>
</file>

<file path=Object 46/content.xml><?xml version="1.0" encoding="utf-8"?>
<math xmlns="http://www.w3.org/1998/Math/MathML">
  <semantics>
    <mrow>
      <mrow>
        <mrow>
          <msub>
            <mi>t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t</mi>
            <mi>n</mi>
          </msub>
        </mrow>
        <mo stretchy="false">⩽</mo>
        <mrow>
          <mn>0</mn>
        </mrow>
      </mrow>
    </mrow>
    <annotation encoding="StarMath 5.0">t_{n+{1}}-t_n leslant {0}</annotation>
  </semantics>
</math>
</file>

<file path=Object 47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48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49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t</mi>
            <mi>n</mi>
          </msub>
        </mrow>
      </mrow>
    </mrow>
    <annotation encoding="StarMath 5.0">lim from{n rightarrow + infinity }{t_n}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0/content.xml><?xml version="1.0" encoding="utf-8"?>
<math xmlns="http://www.w3.org/1998/Math/MathML">
  <semantics>
    <mrow>
      <mrow>
        <msub>
          <mi>t</mi>
          <mi>n</mi>
        </msub>
        <mo stretchy="false">⩾</mo>
        <mrow>
          <mn>0</mn>
        </mrow>
      </mrow>
    </mrow>
    <annotation encoding="StarMath 5.0">t_n geslant {0}</annotation>
  </semantics>
</math>
</file>

<file path=Object 51/content.xml><?xml version="1.0" encoding="utf-8"?>
<math xmlns="http://www.w3.org/1998/Math/MathML">
  <semantics>
    <mrow>
      <mi>n</mi>
    </mrow>
    <annotation encoding="StarMath 5.0">n</annotation>
  </semantics>
</math>
</file>

<file path=Object 5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53/content.xml><?xml version="1.0" encoding="utf-8"?>
<math xmlns="http://www.w3.org/1998/Math/MathML">
  <semantics>
    <mrow>
      <mi>n</mi>
    </mrow>
    <annotation encoding="StarMath 5.0">n</annotation>
  </semantics>
</math>
</file>

<file path=Object 54/content.xml><?xml version="1.0" encoding="utf-8"?>
<math xmlns="http://www.w3.org/1998/Math/MathML">
  <semantics>
    <mrow>
      <mrow>
        <msub>
          <mi>v</mi>
          <mi>n</mi>
        </msub>
        <mo stretchy="false">⩾</mo>
        <msub>
          <mi>u</mi>
          <mi>n</mi>
        </msub>
      </mrow>
    </mrow>
    <annotation encoding="StarMath 5.0">v_n geslant u_n</annotation>
  </semantics>
</math>
</file>

<file path=Object 55/content.xml><?xml version="1.0" encoding="utf-8"?>
<math xmlns="http://www.w3.org/1998/Math/MathML">
  <semantics>
    <mrow>
      <mrow>
        <msub>
          <mi>v</mi>
          <mrow>
            <mn>0</mn>
          </mrow>
        </msub>
        <mo stretchy="false">=</mo>
        <mrow>
          <mn>2</mn>
        </mrow>
      </mrow>
    </mrow>
    <annotation encoding="StarMath 5.0">v_{0}={2}</annotation>
  </semantics>
</math>
</file>

<file path=Object 5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7/content.xml><?xml version="1.0" encoding="utf-8"?>
<math xmlns="http://www.w3.org/1998/Math/MathML">
  <semantics>
    <mrow>
      <mrow>
        <msub>
          <mi>u</mi>
          <mi>n</mi>
        </msub>
        <mo stretchy="false">⩾</mo>
        <msub>
          <mi>u</mi>
          <mrow>
            <mn>0</mn>
          </mrow>
        </msub>
      </mrow>
    </mrow>
    <annotation encoding="StarMath 5.0">u_n geslant u_{0}</annotation>
  </semantics>
</math>
</file>

<file path=Object 58/content.xml><?xml version="1.0" encoding="utf-8"?>
<math xmlns="http://www.w3.org/1998/Math/MathML">
  <semantics>
    <mrow>
      <mrow>
        <msub>
          <mi>v</mi>
          <mi>n</mi>
        </msub>
        <mo stretchy="false">⩾</mo>
        <msub>
          <mi>u</mi>
          <mi>n</mi>
        </msub>
      </mrow>
    </mrow>
    <annotation encoding="StarMath 5.0">v_n geslant u_n</annotation>
  </semantics>
</math>
</file>

<file path=Object 59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60/content.xml><?xml version="1.0" encoding="utf-8"?>
<math xmlns="http://www.w3.org/1998/Math/MathML">
  <semantics>
    <mrow>
      <mrow>
        <msub>
          <mi>v</mi>
          <mi>n</mi>
        </msub>
        <mo stretchy="false">⩾</mo>
        <msub>
          <mi>u</mi>
          <mrow>
            <mn>0</mn>
          </mrow>
        </msub>
      </mrow>
    </mrow>
    <annotation encoding="StarMath 5.0">v_n geslant u_{0}</annotation>
  </semantics>
</math>
</file>

<file path=Object 6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6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63/content.xml><?xml version="1.0" encoding="utf-8"?>
<math xmlns="http://www.w3.org/1998/Math/MathML">
  <semantics>
    <mrow>
      <mrow>
        <msub>
          <mi>v</mi>
          <mi>n</mi>
        </msub>
        <mo stretchy="false">⩽</mo>
        <msub>
          <mi>v</mi>
          <mrow>
            <mn>0</mn>
          </mrow>
        </msub>
      </mrow>
    </mrow>
    <annotation encoding="StarMath 5.0">v_n leslant v_{0}</annotation>
  </semantics>
</math>
</file>

<file path=Object 6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5/content.xml><?xml version="1.0" encoding="utf-8"?>
<math xmlns="http://www.w3.org/1998/Math/MathML">
  <semantics>
    <mrow>
      <mrow>
        <msub>
          <mi>v</mi>
          <mi>n</mi>
        </msub>
        <mo stretchy="false">⩾</mo>
        <msub>
          <mi>u</mi>
          <mi>n</mi>
        </msub>
      </mrow>
    </mrow>
    <annotation encoding="StarMath 5.0">v_n geslant u_n</annotation>
  </semantics>
</math>
</file>

<file path=Object 66/content.xml><?xml version="1.0" encoding="utf-8"?>
<math xmlns="http://www.w3.org/1998/Math/MathML">
  <semantics>
    <mrow>
      <mi>n</mi>
    </mrow>
    <annotation encoding="StarMath 5.0">n</annotation>
  </semantics>
</math>
</file>

<file path=Object 67/content.xml><?xml version="1.0" encoding="utf-8"?>
<math xmlns="http://www.w3.org/1998/Math/MathML">
  <semantics>
    <mrow>
      <mrow>
        <msub>
          <mi>u</mi>
          <mi>n</mi>
        </msub>
        <mo stretchy="false">⩽</mo>
        <msub>
          <mi>v</mi>
          <mrow>
            <mn>0</mn>
          </mrow>
        </msub>
      </mrow>
    </mrow>
    <annotation encoding="StarMath 5.0">u_n leslant v_{0}</annotation>
  </semantics>
</math>
</file>

<file path=Object 68/content.xml><?xml version="1.0" encoding="utf-8"?>
<math xmlns="http://www.w3.org/1998/Math/MathML">
  <semantics>
    <mrow>
      <mi>l</mi>
    </mrow>
    <annotation encoding="StarMath 5.0">l</annotation>
  </semantics>
</math>
</file>

<file path=Object 69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row>
            <msub>
              <mi>v</mi>
              <mi>n</mi>
            </msub>
            <mo stretchy="false">−</mo>
            <msub>
              <mi>u</mi>
              <mi>n</mi>
            </msub>
          </mrow>
        </mrow>
      </mrow>
    </mrow>
    <annotation encoding="StarMath 5.0">lim from{n rightarrow + infinity }{v_n - u_n}</annotation>
  </semantics>
</math>
</file>

<file path=Object 7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row>
            <msub>
              <mi>v</mi>
              <mi>n</mi>
            </msub>
            <mo stretchy="false">−</mo>
            <msub>
              <mi>u</mi>
              <mi>n</mi>
            </msub>
          </mrow>
        </mrow>
      </mrow>
    </mrow>
    <annotation encoding="StarMath 5.0">lim from{n rightarrow + infinity }{v_n - u_n}</annotation>
  </semantics>
</math>
</file>

<file path=Object 70/content.xml><?xml version="1.0" encoding="utf-8"?>
<math xmlns="http://www.w3.org/1998/Math/MathML">
  <semantics>
    <mrow>
      <mrow>
        <mi>l</mi>
        <mo stretchy="false">−</mo>
        <mi>l</mi>
      </mrow>
      <mrow>
        <mtext>'</mtext>
        <mo stretchy="false">=</mo>
        <mrow>
          <mn>0</mn>
        </mrow>
      </mrow>
    </mrow>
    <annotation encoding="StarMath 5.0">l-l"'"={0}</annotation>
  </semantics>
</math>
</file>

<file path=Object 71/content.xml><?xml version="1.0" encoding="utf-8"?>
<math xmlns="http://www.w3.org/1998/Math/MathML">
  <semantics>
    <mrow>
      <mrow>
        <mi>l</mi>
        <mo stretchy="false">=</mo>
        <mi>l</mi>
      </mrow>
      <mtext>'</mtext>
    </mrow>
    <annotation encoding="StarMath 5.0">l=l"'"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5/content.xml><?xml version="1.0" encoding="utf-8"?>
<math xmlns="http://www.w3.org/1998/Math/MathML">
  <semantics>
    <mrow>
      <mi>n</mi>
    </mrow>
    <annotation encoding="StarMath 5.0">n</annotation>
  </semantics>
</math>
</file>

<file path=Object 76/content.xml><?xml version="1.0" encoding="utf-8"?>
<math xmlns="http://www.w3.org/1998/Math/MathML">
  <semantics>
    <mrow>
      <mrow>
        <mrow>
          <mrow>
            <msub>
              <mi>u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u</mi>
              <mrow>
                <mi>n</mi>
              </mrow>
            </msub>
          </mrow>
          <mo stretchy="false">=</mo>
          <mrow>
            <mfenced open="(" close=")">
              <mrow>
                <mrow>
                  <mrow>
                    <mrow>
                      <mrow>
                        <mrow>
                          <mn>1</mn>
                        </mrow>
                        <mo stretchy="false">+</mo>
                        <mfrac>
                          <mrow>
                            <mn>1</mn>
                          </mrow>
                          <msup>
                            <mrow>
                              <mn>2</mn>
                            </mrow>
                            <mrow>
                              <mn>2</mn>
                            </mrow>
                          </msup>
                        </mfrac>
                      </mrow>
                      <mo stretchy="false">+</mo>
                      <mn>..</mn>
                    </mrow>
                    <mo stretchy="false">+</mo>
                    <mfrac>
                      <mrow>
                        <mn>1</mn>
                      </mrow>
                      <mrow>
                        <msup>
                          <mi>n</mi>
                          <mrow>
                            <mn>2</mn>
                          </mrow>
                        </msup>
                      </mrow>
                    </mfrac>
                  </mrow>
                  <mo stretchy="false">+</mo>
                  <mfrac>
                    <mrow>
                      <mn>1</mn>
                    </mrow>
                    <mrow>
                      <msup>
                        <mrow>
                          <mo stretchy="false">(</mo>
                          <mrow>
                            <mrow>
                              <mi>n</mi>
                              <mo stretchy="false">+</mo>
                              <mrow>
                                <mn>1</mn>
                              </mrow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</mfrac>
                </mrow>
              </mrow>
            </mfenced>
            <mo stretchy="false">−</mo>
            <mfenced open="(" close=")">
              <mrow>
                <mrow>
                  <mrow>
                    <mrow>
                      <mrow>
                        <mn>1</mn>
                      </mrow>
                      <mo stretchy="false">+</mo>
                      <mfrac>
                        <mrow>
                          <mn>1</mn>
                        </mrow>
                        <msup>
                          <mrow>
                            <mn>2</mn>
                          </mrow>
                          <mrow>
                            <mn>2</mn>
                          </mrow>
                        </msup>
                      </mfrac>
                    </mrow>
                    <mo stretchy="false">+</mo>
                    <mn>..</mn>
                  </mrow>
                  <mo stretchy="false">+</mo>
                  <mfrac>
                    <mrow>
                      <mn>1</mn>
                    </mrow>
                    <mrow>
                      <msup>
                        <mi>n</mi>
                        <mrow>
                          <mn>2</mn>
                        </mrow>
                      </msup>
                    </mrow>
                  </mfrac>
                </mrow>
              </mrow>
            </mfenced>
          </mrow>
        </mrow>
        <mo stretchy="false">=</mo>
        <mfrac>
          <mrow>
            <mn>1</mn>
          </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row>
                <mn>2</mn>
              </mrow>
            </msup>
          </mrow>
        </mfrac>
      </mrow>
    </mrow>
    <annotation encoding="StarMath 5.0">u_{n+{1}}-u_{n}= left({1}+{1}over{2}^{2}+..+{1}over{n^{2}}+{1}over{(n+{1})^{2}} right)- left({1}+{1}over{2}^{2}+..+{1}over{n^{2}} right)={1}over{(n+{1})^{2}}</annotation>
  </semantics>
</math>
</file>

<file path=Object 77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row>
              <mi>n</mi>
            </mrow>
          </msub>
        </mrow>
        <mo stretchy="false">⩾</mo>
        <mrow>
          <mn>0</mn>
        </mrow>
      </mrow>
    </mrow>
    <annotation encoding="StarMath 5.0">u_{n+{1}}-u_{n} geslant {0}</annotation>
  </semantics>
</math>
</file>

<file path=Object 7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0/content.xml><?xml version="1.0" encoding="utf-8"?>
<math xmlns="http://www.w3.org/1998/Math/MathML">
  <semantics>
    <mrow>
      <mi>n</mi>
    </mrow>
    <annotation encoding="StarMath 5.0">n</annotation>
  </semantics>
</math>
</file>

<file path=Object 81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row>
                <mi>n</mi>
              </mrow>
            </msub>
          </mrow>
          <mo stretchy="false">=</mo>
          <mrow>
            <mrow>
              <mrow>
                <msub>
                  <mi>u</mi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sub>
                <mo stretchy="false">+</mo>
                <mfrac>
                  <mrow>
                    <mn>1</mn>
                  </mrow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frac>
              </mrow>
              <mo stretchy="false">−</mo>
              <msub>
                <mi>u</mi>
                <mi>n</mi>
              </msub>
            </mrow>
            <mo stretchy="false">−</mo>
            <mfrac>
              <mrow>
                <mn>1</mn>
              </mrow>
              <mrow>
                <mi>n</mi>
              </mrow>
            </mfrac>
          </mrow>
        </mrow>
        <mo stretchy="false">=</mo>
        <mrow>
          <mrow>
            <mfrac>
              <mrow>
                <mn>1</mn>
              </mrow>
              <mrow>
                <msup>
                  <mrow>
                    <mo stretchy="false">(</mo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  <mo stretchy="false">)</mo>
                  </mrow>
                  <mrow>
                    <mn>2</mn>
                  </mrow>
                </msup>
              </mrow>
            </mfrac>
            <mo stretchy="false">+</mo>
            <mfrac>
              <mrow>
                <mn>1</mn>
              </mrow>
              <mrow>
                <mrow>
                  <mi>n</mi>
                  <mo stretchy="false">+</mo>
                  <mrow>
                    <mn>1</mn>
                  </mrow>
                </mrow>
              </mrow>
            </mfrac>
          </mrow>
          <mo stretchy="false">−</mo>
          <mfrac>
            <mrow>
              <mn>1</mn>
            </mrow>
            <mrow>
              <mi>n</mi>
            </mrow>
          </mfrac>
        </mrow>
      </mrow>
    </mrow>
    <annotation encoding="StarMath 5.0">v_{n+{1}}-v_{n}=u_{n+{1}}+{1}over{n+{1}}-u_n-{1}over{n}={1}over{(n+{1})^{2}}+{1}over{n+{1}}-{1}over{n}</annotation>
  </semantics>
</math>
</file>

<file path=Object 82/content.xml><?xml version="1.0" encoding="utf-8"?>
<math xmlns="http://www.w3.org/1998/Math/MathML">
  <semantics>
    <mrow>
      <mfrac>
        <mrow>
          <mrow>
            <mi>n</mi>
            <mo stretchy="false">+</mo>
            <mi>n</mi>
          </mrow>
          <mrow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o stretchy="false">−</mo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row>
                <mn>2</mn>
              </mrow>
            </msup>
          </mrow>
        </mrow>
        <mrow>
          <msup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row>
              <mn>2</mn>
            </mrow>
          </msup>
          <mi>n</mi>
        </mrow>
      </mfrac>
    </mrow>
    <annotation encoding="StarMath 5.0">{n+n(n+{1})-(n+{1})^{2}}over{(n+{1})^{2}n}</annotation>
  </semantics>
</math>
</file>

<file path=Object 83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=</mo>
        <mfrac>
          <mrow>
            <mrow>
              <mo stretchy="false">−</mo>
              <mrow>
                <mn>1</mn>
              </mrow>
            </mrow>
          </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row>
                <mn>2</mn>
              </mrow>
            </msup>
            <mi>n</mi>
          </mrow>
        </mfrac>
      </mrow>
    </mrow>
    <annotation encoding="StarMath 5.0">v_{n+{1}}-v_n={-{1}}over{(n+{1})^{2}n}</annotation>
  </semantics>
</math>
</file>

<file path=Object 8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⩽</mo>
        <mrow>
          <mn>0</mn>
        </mrow>
      </mrow>
    </mrow>
    <annotation encoding="StarMath 5.0">v_{n+{1}}-v_n leslant {0}</annotation>
  </semantics>
</math>
</file>

<file path=Object 8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86/content.xml><?xml version="1.0" encoding="utf-8"?>
<math xmlns="http://www.w3.org/1998/Math/MathML">
  <semantics>
    <mrow>
      <mrow>
        <mrow>
          <msub>
            <mi>v</mi>
            <mi>n</mi>
          </msub>
          <mo stretchy="false">−</mo>
          <msub>
            <mi>u</mi>
            <mi>n</mi>
          </msub>
        </mrow>
        <mo stretchy="false">=</mo>
        <mfrac>
          <mrow>
            <mn>1</mn>
          </mrow>
          <mrow>
            <mi>n</mi>
          </mrow>
        </mfrac>
      </mrow>
    </mrow>
    <annotation encoding="StarMath 5.0">v_n-u_n={1}over{n}</annotation>
  </semantics>
</math>
</file>

<file path=Object 87/content.xml><?xml version="1.0" encoding="utf-8"?>
<math xmlns="http://www.w3.org/1998/Math/MathML">
  <semantics>
    <mrow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o stretchy="false">∞</mo>
                </mrow>
              </mrow>
            </munder>
            <mrow>
              <mrow>
                <msub>
                  <mi>v</mi>
                  <mi>n</mi>
                </msub>
                <mo stretchy="false">−</mo>
                <msub>
                  <mi>u</mi>
                  <mi>n</mi>
                </msub>
              </mrow>
            </mrow>
          </mrow>
          <mo stretchy="false">=</mo>
          <mrow>
            <munder>
              <mi>lim</mi>
              <mrow>
                <mi>n</mi>
                <mrow>
                  <mo stretchy="false">→</mo>
                  <mo stretchy="false">+</mo>
                  <mo stretchy="false">∞</mo>
                </mrow>
              </mrow>
            </munder>
            <mrow>
              <mfrac>
                <mrow>
                  <mn>1</mn>
                </mrow>
                <mrow>
                  <mi>n</mi>
                </mrow>
              </mfrac>
            </mrow>
          </mrow>
        </mrow>
        <mo stretchy="false">=</mo>
        <mrow>
          <mn>0</mn>
        </mrow>
      </mrow>
    </mrow>
    <annotation encoding="StarMath 5.0"> lim from{n rightarrow + infinity }{v_n-u_n} =  lim from{n rightarrow + infinity }{{1}over{n}} ={0}</annotation>
  </semantics>
</math>
</file>

<file path=Object 8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sub>
          <mi>v</mi>
          <mrow>
            <mn>0</mn>
          </mrow>
        </msub>
      </mrow>
    </mrow>
    <annotation encoding="StarMath 5.0">u_{0}&lt;v_{0}</annotation>
  </semantics>
</math>
</file>

<file path=Object 91/content.xml><?xml version="1.0" encoding="utf-8"?>
<math xmlns="http://www.w3.org/1998/Math/MathML">
  <semantics>
    <mrow>
      <mrow>
        <msub>
          <mi>u</mi>
          <mi>k</mi>
        </msub>
        <mo stretchy="false">&lt;</mo>
        <msub>
          <mi>v</mi>
          <mi>k</mi>
        </msub>
      </mrow>
    </mrow>
    <annotation encoding="StarMath 5.0">u_k&lt;v_k</annotation>
  </semantics>
</math>
</file>

<file path=Object 92/content.xml><?xml version="1.0" encoding="utf-8"?>
<math xmlns="http://www.w3.org/1998/Math/MathML">
  <semantics>
    <mrow>
      <mrow>
        <msub>
          <mi>u</mi>
          <mrow>
            <mrow>
              <mi>k</mi>
              <mo stretchy="false">+</mo>
              <mrow>
                <mn>1</mn>
              </mrow>
            </mrow>
          </mrow>
        </msub>
        <mo stretchy="false">&lt;</mo>
        <msub>
          <mi>v</mi>
          <mrow>
            <mrow>
              <mi>k</mi>
              <mo stretchy="false">+</mo>
              <mrow>
                <mn>1</mn>
              </mrow>
            </mrow>
          </mrow>
        </msub>
      </mrow>
    </mrow>
    <annotation encoding="StarMath 5.0">u_{k+{1}}&lt;v_{k+{1}}</annotation>
  </semantics>
</math>
</file>

<file path=Object 93/content.xml><?xml version="1.0" encoding="utf-8"?>
<math xmlns="http://www.w3.org/1998/Math/MathML">
  <semantics>
    <mrow>
      <mrow>
        <mrow>
          <mrow>
            <mrow>
              <mrow>
                <msub>
                  <mi>v</mi>
                  <mrow>
                    <mrow>
                      <mi>k</mi>
                      <mo stretchy="false">+</mo>
                      <mrow>
                        <mn>1</mn>
                      </mrow>
                    </mrow>
                  </mrow>
                </msub>
                <mo stretchy="false">−</mo>
                <msub>
                  <mi>u</mi>
                  <mrow>
                    <mrow>
                      <mi>k</mi>
                      <mo stretchy="false">+</mo>
                      <mrow>
                        <mn>1</mn>
                      </mrow>
                    </mrow>
                  </mrow>
                </msub>
              </mrow>
              <mo stretchy="false">=</mo>
              <mrow>
                <mfrac>
                  <mrow>
                    <mrow>
                      <msub>
                        <mi>u</mi>
                        <mi>k</mi>
                      </msub>
                      <mo stretchy="false">+</mo>
                      <mrow>
                        <mn>4</mn>
                      </mrow>
                    </mrow>
                    <msub>
                      <mi>v</mi>
                      <mi>k</mi>
                    </msub>
                  </mrow>
                  <mrow>
                    <mn>5</mn>
                  </mrow>
                </mfrac>
                <mo stretchy="false">−</mo>
                <mfrac>
                  <mrow>
                    <mrow>
                      <msub>
                        <mi>u</mi>
                        <mi>k</mi>
                      </msub>
                      <mo stretchy="false">+</mo>
                      <msub>
                        <mi>v</mi>
                        <mi>k</mi>
                      </msub>
                    </mrow>
                  </mrow>
                  <mrow>
                    <mn>2</mn>
                  </mrow>
                </mfrac>
              </mrow>
            </mrow>
            <mo stretchy="false">=</mo>
            <mfrac>
              <mrow>
                <mrow>
                  <mn>2</mn>
                </mrow>
                <mrow>
                  <msub>
                    <mi>u</mi>
                    <mi>k</mi>
                  </msub>
                  <mo stretchy="false">+</mo>
                  <mrow>
                    <mn>8</mn>
                  </mrow>
                </mrow>
                <mrow>
                  <msub>
                    <mi>v</mi>
                    <mi>k</mi>
                  </msub>
                  <mo stretchy="false">−</mo>
                  <mrow>
                    <mn>5</mn>
                  </mrow>
                </mrow>
                <mrow>
                  <msub>
                    <mi>u</mi>
                    <mi>k</mi>
                  </msub>
                  <mo stretchy="false">−</mo>
                  <mrow>
                    <mn>5</mn>
                  </mrow>
                </mrow>
                <msub>
                  <mi>v</mi>
                  <mi>k</mi>
                </msub>
              </mrow>
              <mrow>
                <mn>10</mn>
              </mrow>
            </mfrac>
          </mrow>
          <mo stretchy="false">=</mo>
          <mfrac>
            <mrow>
              <mrow>
                <mo stretchy="false">−</mo>
                <mrow>
                  <mn>3</mn>
                </mrow>
              </mrow>
              <mrow>
                <msub>
                  <mi>u</mi>
                  <mi>k</mi>
                </msub>
                <mo stretchy="false">+</mo>
                <mrow>
                  <mn>3</mn>
                </mrow>
              </mrow>
              <msub>
                <mi>v</mi>
                <mi>k</mi>
              </msub>
            </mrow>
            <mrow>
              <mn>10</mn>
            </mrow>
          </mfrac>
        </mrow>
        <mo stretchy="false">=</mo>
        <mrow>
          <mrow>
            <mfrac>
              <mrow>
                <mn>3</mn>
              </mrow>
              <mrow>
                <mn>10</mn>
              </mrow>
            </mfrac>
          </mrow>
          <mo stretchy="false">×</mo>
          <mrow>
            <mo stretchy="false">(</mo>
            <mrow>
              <mrow>
                <msub>
                  <mi>v</mi>
                  <mi>k</mi>
                </msub>
                <mo stretchy="false">−</mo>
                <msub>
                  <mi>u</mi>
                  <mi>k</mi>
                </msub>
              </mrow>
            </mrow>
            <mo stretchy="false">)</mo>
          </mrow>
        </mrow>
      </mrow>
    </mrow>
    <annotation encoding="StarMath 5.0">v_{k+{1}}-u_{k+{1}}={u_k+{4}v_k}over{5}-{u_k+v_k}over{2}={{2}u_k+{8}v_k-{5}u_k-{5}v_k}over{10}={-{3}u_k+{3}v_k}over{10}={{3}over{10}} times (v_k-u_k)</annotation>
  </semantics>
</math>
</file>

<file path=Object 94/content.xml><?xml version="1.0" encoding="utf-8"?>
<math xmlns="http://www.w3.org/1998/Math/MathML">
  <semantics>
    <mrow>
      <mrow>
        <mrow>
          <msub>
            <mi>v</mi>
            <mi>k</mi>
          </msub>
          <mo stretchy="false">−</mo>
          <msub>
            <mi>u</mi>
            <mi>k</mi>
          </msub>
        </mrow>
        <mo stretchy="false">&gt;</mo>
        <mrow>
          <mn>0</mn>
        </mrow>
      </mrow>
    </mrow>
    <annotation encoding="StarMath 5.0">v_k-u_k&gt;{0}</annotation>
  </semantics>
</math>
</file>

<file path=Object 95/content.xml><?xml version="1.0" encoding="utf-8"?>
<math xmlns="http://www.w3.org/1998/Math/MathML">
  <semantics>
    <mrow>
      <mrow>
        <mrow>
          <msub>
            <mi>v</mi>
            <mrow>
              <mrow>
                <mi>k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row>
              <mrow>
                <mi>k</mi>
                <mo stretchy="false">+</mo>
                <mrow>
                  <mn>1</mn>
                </mrow>
              </mrow>
            </mrow>
          </msub>
        </mrow>
        <mo stretchy="false">&gt;</mo>
        <mrow>
          <mn>0</mn>
        </mrow>
      </mrow>
    </mrow>
    <annotation encoding="StarMath 5.0">v_{k+{1}}-u_{k+{1}}&gt;{0}</annotation>
  </semantics>
</math>
</file>

<file path=Object 97/content.xml><?xml version="1.0" encoding="utf-8"?>
<math xmlns="http://www.w3.org/1998/Math/MathML">
  <semantics>
    <mrow>
      <mrow>
        <msub>
          <mi>v</mi>
          <mrow>
            <mrow>
              <mi>k</mi>
              <mo stretchy="false">+</mo>
              <mrow>
                <mn>1</mn>
              </mrow>
            </mrow>
          </mrow>
        </msub>
        <mo stretchy="false">&gt;</mo>
        <msub>
          <mi>u</mi>
          <mrow>
            <mrow>
              <mi>k</mi>
              <mo stretchy="false">+</mo>
              <mrow>
                <mn>1</mn>
              </mrow>
            </mrow>
          </mrow>
        </msub>
      </mrow>
    </mrow>
    <annotation encoding="StarMath 5.0">v_{k+{1}}&gt;u_{k+{1}}</annotation>
  </semantics>
</math>
</file>

<file path=Object 98/content.xml><?xml version="1.0" encoding="utf-8"?>
<math xmlns="http://www.w3.org/1998/Math/MathML">
  <semantics>
    <mrow>
      <mrow>
        <msub>
          <mi>v</mi>
          <mi>n</mi>
        </msub>
        <mo stretchy="false">&gt;</mo>
        <msub>
          <mi>u</mi>
          <mi>n</mi>
        </msub>
      </mrow>
    </mrow>
    <annotation encoding="StarMath 5.0">v_n&gt;u_n</annotation>
  </semantics>
</math>
</file>

<file path=Object 99/content.xml><?xml version="1.0" encoding="utf-8"?>
<math xmlns="http://www.w3.org/1998/Math/MathML">
  <semantics>
    <mrow>
      <mi>n</mi>
    </mrow>
    <annotation encoding="StarMath 5.0">n</annotation>
  </semantics>
</math>
</file>